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2pt" fo:language="it" fo:country="IT" style:font-size-asian="12pt" style:font-name-complex="Lucida Sans" style:font-size-complex="12pt"/>
    </style:style>
    <style:style style:name="ce5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2pt" fo:language="it" fo:country="IT" style:font-size-asian="12pt" style:font-name-complex="Lucida Sans" style:font-size-complex="12pt"/>
    </style:style>
    <style:style style:name="ce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729fc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.419cm" svg:height="18.797cm" svg:x="12.246cm" svg:y="1.505cm">
            <draw:object draw:notify-on-update-of-ranges="Sheet1.A5:Sheet1.A85 Sheet1.C5:Sheet1.C85 Sheet1.A5:Sheet1.A85 Sheet1.E5:Sheet1.E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ce8" office:value-type="string" calcext:value-type="string">
            <text:p>h=</text:p>
          </table:table-cell>
          <table:table-cell table:style-name="ce9" office:value-type="float" office:value="0.0625" calcext:value-type="float">
            <text:p>0,06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(x+h)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(x+h)</text:p>
          </table:table-cell>
          <table:table-cell table:style-name="ce10" office:value-type="string" calcext:value-type="string">
            <text:p>(f(x+h)-f(x))/h</text:p>
          </table:table-cell>
          <table:table-cell table:number-columns-repeated="1019"/>
        </table:table-row>
        <table:table-row table:style-name="ro1">
          <table:table-cell table:style-name="ce3" office:value-type="float" office:value="-5" calcext:value-type="float">
            <text:p>-5</text:p>
          </table:table-cell>
          <table:table-cell table:style-name="ce3" table:formula="of:=[.A5]+[.$D$2]" office:value-type="float" office:value="-4.9375" calcext:value-type="float">
            <text:p>-4,9375</text:p>
          </table:table-cell>
          <table:table-cell table:style-name="ce3" table:formula="of:=[.A5]^2" office:value-type="float" office:value="25" calcext:value-type="float">
            <text:p>25</text:p>
          </table:table-cell>
          <table:table-cell table:style-name="ce3" table:formula="of:=[.B5]^2" office:value-type="float" office:value="24.37890625" calcext:value-type="float">
            <text:p>24,37890625</text:p>
          </table:table-cell>
          <table:table-cell table:style-name="ce3" table:formula="of:=([.D5]-[.C5])/[.$D$2]" office:value-type="float" office:value="-9.9375" calcext:value-type="float">
            <text:p>-9,9375</text:p>
          </table:table-cell>
          <table:table-cell table:number-columns-repeated="1019"/>
        </table:table-row>
        <table:table-row table:style-name="ro3">
          <table:table-cell table:style-name="ce4" table:formula="of:=[.A5]+0.125" office:value-type="float" office:value="-4.875" calcext:value-type="float">
            <text:p>-4,875</text:p>
          </table:table-cell>
          <table:table-cell table:style-name="ce6" table:formula="of:=[.A6]+[.$D$2]" office:value-type="float" office:value="-4.8125" calcext:value-type="float">
            <text:p>-4,8125</text:p>
          </table:table-cell>
          <table:table-cell table:style-name="ce6" table:formula="of:=[.A6]^2" office:value-type="float" office:value="23.765625" calcext:value-type="float">
            <text:p>23,765625</text:p>
          </table:table-cell>
          <table:table-cell table:style-name="ce6" table:formula="of:=[.B6]^2" office:value-type="float" office:value="23.16015625" calcext:value-type="float">
            <text:p>23,16015625</text:p>
          </table:table-cell>
          <table:table-cell table:style-name="ce6" table:formula="of:=([.D6]-[.C6])/[.$D$2]" office:value-type="float" office:value="-9.6875" calcext:value-type="float">
            <text:p>-9,6875</text:p>
          </table:table-cell>
          <table:table-cell table:number-columns-repeated="1019"/>
        </table:table-row>
        <table:table-row table:style-name="ro3">
          <table:table-cell table:style-name="ce4" table:formula="of:=[.A6]+0.125" office:value-type="float" office:value="-4.75" calcext:value-type="float">
            <text:p>-4,75</text:p>
          </table:table-cell>
          <table:table-cell table:style-name="ce6" table:formula="of:=[.A7]+[.$D$2]" office:value-type="float" office:value="-4.6875" calcext:value-type="float">
            <text:p>-4,6875</text:p>
          </table:table-cell>
          <table:table-cell table:style-name="ce6" table:formula="of:=[.A7]^2" office:value-type="float" office:value="22.5625" calcext:value-type="float">
            <text:p>22,5625</text:p>
          </table:table-cell>
          <table:table-cell table:style-name="ce6" table:formula="of:=[.B7]^2" office:value-type="float" office:value="21.97265625" calcext:value-type="float">
            <text:p>21,97265625</text:p>
          </table:table-cell>
          <table:table-cell table:style-name="ce6" table:formula="of:=([.D7]-[.C7])/[.$D$2]" office:value-type="float" office:value="-9.4375" calcext:value-type="float">
            <text:p>-9,4375</text:p>
          </table:table-cell>
          <table:table-cell table:number-columns-repeated="1019"/>
        </table:table-row>
        <table:table-row table:style-name="ro3">
          <table:table-cell table:style-name="ce4" table:formula="of:=[.A7]+0.125" office:value-type="float" office:value="-4.625" calcext:value-type="float">
            <text:p>-4,625</text:p>
          </table:table-cell>
          <table:table-cell table:style-name="ce6" table:formula="of:=[.A8]+[.$D$2]" office:value-type="float" office:value="-4.5625" calcext:value-type="float">
            <text:p>-4,5625</text:p>
          </table:table-cell>
          <table:table-cell table:style-name="ce6" table:formula="of:=[.A8]^2" office:value-type="float" office:value="21.390625" calcext:value-type="float">
            <text:p>21,390625</text:p>
          </table:table-cell>
          <table:table-cell table:style-name="ce6" table:formula="of:=[.B8]^2" office:value-type="float" office:value="20.81640625" calcext:value-type="float">
            <text:p>20,81640625</text:p>
          </table:table-cell>
          <table:table-cell table:style-name="ce6" table:formula="of:=([.D8]-[.C8])/[.$D$2]" office:value-type="float" office:value="-9.1875" calcext:value-type="float">
            <text:p>-9,1875</text:p>
          </table:table-cell>
          <table:table-cell table:number-columns-repeated="1019"/>
        </table:table-row>
        <table:table-row table:style-name="ro3">
          <table:table-cell table:style-name="ce4" table:formula="of:=[.A8]+0.125" office:value-type="float" office:value="-4.5" calcext:value-type="float">
            <text:p>-4,5</text:p>
          </table:table-cell>
          <table:table-cell table:style-name="ce6" table:formula="of:=[.A9]+[.$D$2]" office:value-type="float" office:value="-4.4375" calcext:value-type="float">
            <text:p>-4,4375</text:p>
          </table:table-cell>
          <table:table-cell table:style-name="ce6" table:formula="of:=[.A9]^2" office:value-type="float" office:value="20.25" calcext:value-type="float">
            <text:p>20,25</text:p>
          </table:table-cell>
          <table:table-cell table:style-name="ce6" table:formula="of:=[.B9]^2" office:value-type="float" office:value="19.69140625" calcext:value-type="float">
            <text:p>19,69140625</text:p>
          </table:table-cell>
          <table:table-cell table:style-name="ce6" table:formula="of:=([.D9]-[.C9])/[.$D$2]" office:value-type="float" office:value="-8.9375" calcext:value-type="float">
            <text:p>-8,9375</text:p>
          </table:table-cell>
          <table:table-cell table:number-columns-repeated="1019"/>
        </table:table-row>
        <table:table-row table:style-name="ro3">
          <table:table-cell table:style-name="ce4" table:formula="of:=[.A9]+0.125" office:value-type="float" office:value="-4.375" calcext:value-type="float">
            <text:p>-4,375</text:p>
          </table:table-cell>
          <table:table-cell table:style-name="ce6" table:formula="of:=[.A10]+[.$D$2]" office:value-type="float" office:value="-4.3125" calcext:value-type="float">
            <text:p>-4,3125</text:p>
          </table:table-cell>
          <table:table-cell table:style-name="ce6" table:formula="of:=[.A10]^2" office:value-type="float" office:value="19.140625" calcext:value-type="float">
            <text:p>19,140625</text:p>
          </table:table-cell>
          <table:table-cell table:style-name="ce6" table:formula="of:=[.B10]^2" office:value-type="float" office:value="18.59765625" calcext:value-type="float">
            <text:p>18,59765625</text:p>
          </table:table-cell>
          <table:table-cell table:style-name="ce6" table:formula="of:=([.D10]-[.C10])/[.$D$2]" office:value-type="float" office:value="-8.6875" calcext:value-type="float">
            <text:p>-8,6875</text:p>
          </table:table-cell>
          <table:table-cell table:number-columns-repeated="1019"/>
        </table:table-row>
        <table:table-row table:style-name="ro3">
          <table:table-cell table:style-name="ce4" table:formula="of:=[.A10]+0.125" office:value-type="float" office:value="-4.25" calcext:value-type="float">
            <text:p>-4,25</text:p>
          </table:table-cell>
          <table:table-cell table:style-name="ce6" table:formula="of:=[.A11]+[.$D$2]" office:value-type="float" office:value="-4.1875" calcext:value-type="float">
            <text:p>-4,1875</text:p>
          </table:table-cell>
          <table:table-cell table:style-name="ce6" table:formula="of:=[.A11]^2" office:value-type="float" office:value="18.0625" calcext:value-type="float">
            <text:p>18,0625</text:p>
          </table:table-cell>
          <table:table-cell table:style-name="ce6" table:formula="of:=[.B11]^2" office:value-type="float" office:value="17.53515625" calcext:value-type="float">
            <text:p>17,53515625</text:p>
          </table:table-cell>
          <table:table-cell table:style-name="ce6" table:formula="of:=([.D11]-[.C11])/[.$D$2]" office:value-type="float" office:value="-8.4375" calcext:value-type="float">
            <text:p>-8,4375</text:p>
          </table:table-cell>
          <table:table-cell table:number-columns-repeated="1019"/>
        </table:table-row>
        <table:table-row table:style-name="ro3">
          <table:table-cell table:style-name="ce4" table:formula="of:=[.A11]+0.125" office:value-type="float" office:value="-4.125" calcext:value-type="float">
            <text:p>-4,125</text:p>
          </table:table-cell>
          <table:table-cell table:style-name="ce6" table:formula="of:=[.A12]+[.$D$2]" office:value-type="float" office:value="-4.0625" calcext:value-type="float">
            <text:p>-4,0625</text:p>
          </table:table-cell>
          <table:table-cell table:style-name="ce6" table:formula="of:=[.A12]^2" office:value-type="float" office:value="17.015625" calcext:value-type="float">
            <text:p>17,015625</text:p>
          </table:table-cell>
          <table:table-cell table:style-name="ce6" table:formula="of:=[.B12]^2" office:value-type="float" office:value="16.50390625" calcext:value-type="float">
            <text:p>16,50390625</text:p>
          </table:table-cell>
          <table:table-cell table:style-name="ce6" table:formula="of:=([.D12]-[.C12])/[.$D$2]" office:value-type="float" office:value="-8.1875" calcext:value-type="float">
            <text:p>-8,1875</text:p>
          </table:table-cell>
          <table:table-cell table:number-columns-repeated="1019"/>
        </table:table-row>
        <table:table-row table:style-name="ro3">
          <table:table-cell table:style-name="ce4" table:formula="of:=[.A12]+0.125" office:value-type="float" office:value="-4" calcext:value-type="float">
            <text:p>-4</text:p>
          </table:table-cell>
          <table:table-cell table:style-name="ce6" table:formula="of:=[.A13]+[.$D$2]" office:value-type="float" office:value="-3.9375" calcext:value-type="float">
            <text:p>-3,9375</text:p>
          </table:table-cell>
          <table:table-cell table:style-name="ce6" table:formula="of:=[.A13]^2" office:value-type="float" office:value="16" calcext:value-type="float">
            <text:p>16</text:p>
          </table:table-cell>
          <table:table-cell table:style-name="ce6" table:formula="of:=[.B13]^2" office:value-type="float" office:value="15.50390625" calcext:value-type="float">
            <text:p>15,50390625</text:p>
          </table:table-cell>
          <table:table-cell table:style-name="ce6" table:formula="of:=([.D13]-[.C13])/[.$D$2]" office:value-type="float" office:value="-7.9375" calcext:value-type="float">
            <text:p>-7,9375</text:p>
          </table:table-cell>
          <table:table-cell table:number-columns-repeated="1019"/>
        </table:table-row>
        <table:table-row table:style-name="ro3">
          <table:table-cell table:style-name="ce4" table:formula="of:=[.A13]+0.125" office:value-type="float" office:value="-3.875" calcext:value-type="float">
            <text:p>-3,875</text:p>
          </table:table-cell>
          <table:table-cell table:style-name="ce6" table:formula="of:=[.A14]+[.$D$2]" office:value-type="float" office:value="-3.8125" calcext:value-type="float">
            <text:p>-3,8125</text:p>
          </table:table-cell>
          <table:table-cell table:style-name="ce6" table:formula="of:=[.A14]^2" office:value-type="float" office:value="15.015625" calcext:value-type="float">
            <text:p>15,015625</text:p>
          </table:table-cell>
          <table:table-cell table:style-name="ce6" table:formula="of:=[.B14]^2" office:value-type="float" office:value="14.53515625" calcext:value-type="float">
            <text:p>14,53515625</text:p>
          </table:table-cell>
          <table:table-cell table:style-name="ce6" table:formula="of:=([.D14]-[.C14])/[.$D$2]" office:value-type="float" office:value="-7.6875" calcext:value-type="float">
            <text:p>-7,6875</text:p>
          </table:table-cell>
          <table:table-cell table:number-columns-repeated="1019"/>
        </table:table-row>
        <table:table-row table:style-name="ro3">
          <table:table-cell table:style-name="ce4" table:formula="of:=[.A14]+0.125" office:value-type="float" office:value="-3.75" calcext:value-type="float">
            <text:p>-3,75</text:p>
          </table:table-cell>
          <table:table-cell table:style-name="ce6" table:formula="of:=[.A15]+[.$D$2]" office:value-type="float" office:value="-3.6875" calcext:value-type="float">
            <text:p>-3,6875</text:p>
          </table:table-cell>
          <table:table-cell table:style-name="ce6" table:formula="of:=[.A15]^2" office:value-type="float" office:value="14.0625" calcext:value-type="float">
            <text:p>14,0625</text:p>
          </table:table-cell>
          <table:table-cell table:style-name="ce6" table:formula="of:=[.B15]^2" office:value-type="float" office:value="13.59765625" calcext:value-type="float">
            <text:p>13,59765625</text:p>
          </table:table-cell>
          <table:table-cell table:style-name="ce6" table:formula="of:=([.D15]-[.C15])/[.$D$2]" office:value-type="float" office:value="-7.4375" calcext:value-type="float">
            <text:p>-7,4375</text:p>
          </table:table-cell>
          <table:table-cell table:number-columns-repeated="1019"/>
        </table:table-row>
        <table:table-row table:style-name="ro3">
          <table:table-cell table:style-name="ce4" table:formula="of:=[.A15]+0.125" office:value-type="float" office:value="-3.625" calcext:value-type="float">
            <text:p>-3,625</text:p>
          </table:table-cell>
          <table:table-cell table:style-name="ce6" table:formula="of:=[.A16]+[.$D$2]" office:value-type="float" office:value="-3.5625" calcext:value-type="float">
            <text:p>-3,5625</text:p>
          </table:table-cell>
          <table:table-cell table:style-name="ce6" table:formula="of:=[.A16]^2" office:value-type="float" office:value="13.140625" calcext:value-type="float">
            <text:p>13,140625</text:p>
          </table:table-cell>
          <table:table-cell table:style-name="ce6" table:formula="of:=[.B16]^2" office:value-type="float" office:value="12.69140625" calcext:value-type="float">
            <text:p>12,69140625</text:p>
          </table:table-cell>
          <table:table-cell table:style-name="ce6" table:formula="of:=([.D16]-[.C16])/[.$D$2]" office:value-type="float" office:value="-7.1875" calcext:value-type="float">
            <text:p>-7,1875</text:p>
          </table:table-cell>
          <table:table-cell table:number-columns-repeated="1019"/>
        </table:table-row>
        <table:table-row table:style-name="ro3">
          <table:table-cell table:style-name="ce4" table:formula="of:=[.A16]+0.125" office:value-type="float" office:value="-3.5" calcext:value-type="float">
            <text:p>-3,5</text:p>
          </table:table-cell>
          <table:table-cell table:style-name="ce6" table:formula="of:=[.A17]+[.$D$2]" office:value-type="float" office:value="-3.4375" calcext:value-type="float">
            <text:p>-3,4375</text:p>
          </table:table-cell>
          <table:table-cell table:style-name="ce6" table:formula="of:=[.A17]^2" office:value-type="float" office:value="12.25" calcext:value-type="float">
            <text:p>12,25</text:p>
          </table:table-cell>
          <table:table-cell table:style-name="ce6" table:formula="of:=[.B17]^2" office:value-type="float" office:value="11.81640625" calcext:value-type="float">
            <text:p>11,81640625</text:p>
          </table:table-cell>
          <table:table-cell table:style-name="ce6" table:formula="of:=([.D17]-[.C17])/[.$D$2]" office:value-type="float" office:value="-6.9375" calcext:value-type="float">
            <text:p>-6,9375</text:p>
          </table:table-cell>
          <table:table-cell table:number-columns-repeated="1019"/>
        </table:table-row>
        <table:table-row table:style-name="ro3">
          <table:table-cell table:style-name="ce4" table:formula="of:=[.A17]+0.125" office:value-type="float" office:value="-3.375" calcext:value-type="float">
            <text:p>-3,375</text:p>
          </table:table-cell>
          <table:table-cell table:style-name="ce6" table:formula="of:=[.A18]+[.$D$2]" office:value-type="float" office:value="-3.3125" calcext:value-type="float">
            <text:p>-3,3125</text:p>
          </table:table-cell>
          <table:table-cell table:style-name="ce6" table:formula="of:=[.A18]^2" office:value-type="float" office:value="11.390625" calcext:value-type="float">
            <text:p>11,390625</text:p>
          </table:table-cell>
          <table:table-cell table:style-name="ce6" table:formula="of:=[.B18]^2" office:value-type="float" office:value="10.97265625" calcext:value-type="float">
            <text:p>10,97265625</text:p>
          </table:table-cell>
          <table:table-cell table:style-name="ce6" table:formula="of:=([.D18]-[.C18])/[.$D$2]" office:value-type="float" office:value="-6.6875" calcext:value-type="float">
            <text:p>-6,6875</text:p>
          </table:table-cell>
          <table:table-cell table:number-columns-repeated="1019"/>
        </table:table-row>
        <table:table-row table:style-name="ro3">
          <table:table-cell table:style-name="ce4" table:formula="of:=[.A18]+0.125" office:value-type="float" office:value="-3.25" calcext:value-type="float">
            <text:p>-3,25</text:p>
          </table:table-cell>
          <table:table-cell table:style-name="ce6" table:formula="of:=[.A19]+[.$D$2]" office:value-type="float" office:value="-3.1875" calcext:value-type="float">
            <text:p>-3,1875</text:p>
          </table:table-cell>
          <table:table-cell table:style-name="ce6" table:formula="of:=[.A19]^2" office:value-type="float" office:value="10.5625" calcext:value-type="float">
            <text:p>10,5625</text:p>
          </table:table-cell>
          <table:table-cell table:style-name="ce6" table:formula="of:=[.B19]^2" office:value-type="float" office:value="10.16015625" calcext:value-type="float">
            <text:p>10,16015625</text:p>
          </table:table-cell>
          <table:table-cell table:style-name="ce6" table:formula="of:=([.D19]-[.C19])/[.$D$2]" office:value-type="float" office:value="-6.4375" calcext:value-type="float">
            <text:p>-6,4375</text:p>
          </table:table-cell>
          <table:table-cell table:number-columns-repeated="1019"/>
        </table:table-row>
        <table:table-row table:style-name="ro3">
          <table:table-cell table:style-name="ce4" table:formula="of:=[.A19]+0.125" office:value-type="float" office:value="-3.125" calcext:value-type="float">
            <text:p>-3,125</text:p>
          </table:table-cell>
          <table:table-cell table:style-name="ce6" table:formula="of:=[.A20]+[.$D$2]" office:value-type="float" office:value="-3.0625" calcext:value-type="float">
            <text:p>-3,0625</text:p>
          </table:table-cell>
          <table:table-cell table:style-name="ce6" table:formula="of:=[.A20]^2" office:value-type="float" office:value="9.765625" calcext:value-type="float">
            <text:p>9,765625</text:p>
          </table:table-cell>
          <table:table-cell table:style-name="ce6" table:formula="of:=[.B20]^2" office:value-type="float" office:value="9.37890625" calcext:value-type="float">
            <text:p>9,37890625</text:p>
          </table:table-cell>
          <table:table-cell table:style-name="ce6" table:formula="of:=([.D20]-[.C20])/[.$D$2]" office:value-type="float" office:value="-6.1875" calcext:value-type="float">
            <text:p>-6,1875</text:p>
          </table:table-cell>
          <table:table-cell table:number-columns-repeated="1019"/>
        </table:table-row>
        <table:table-row table:style-name="ro3">
          <table:table-cell table:style-name="ce4" table:formula="of:=[.A20]+0.125" office:value-type="float" office:value="-3" calcext:value-type="float">
            <text:p>-3</text:p>
          </table:table-cell>
          <table:table-cell table:style-name="ce6" table:formula="of:=[.A21]+[.$D$2]" office:value-type="float" office:value="-2.9375" calcext:value-type="float">
            <text:p>-2,9375</text:p>
          </table:table-cell>
          <table:table-cell table:style-name="ce6" table:formula="of:=[.A21]^2" office:value-type="float" office:value="9" calcext:value-type="float">
            <text:p>9</text:p>
          </table:table-cell>
          <table:table-cell table:style-name="ce6" table:formula="of:=[.B21]^2" office:value-type="float" office:value="8.62890625" calcext:value-type="float">
            <text:p>8,62890625</text:p>
          </table:table-cell>
          <table:table-cell table:style-name="ce6" table:formula="of:=([.D21]-[.C21])/[.$D$2]" office:value-type="float" office:value="-5.9375" calcext:value-type="float">
            <text:p>-5,9375</text:p>
          </table:table-cell>
          <table:table-cell table:number-columns-repeated="1019"/>
        </table:table-row>
        <table:table-row table:style-name="ro3">
          <table:table-cell table:style-name="ce4" table:formula="of:=[.A21]+0.125" office:value-type="float" office:value="-2.875" calcext:value-type="float">
            <text:p>-2,875</text:p>
          </table:table-cell>
          <table:table-cell table:style-name="ce6" table:formula="of:=[.A22]+[.$D$2]" office:value-type="float" office:value="-2.8125" calcext:value-type="float">
            <text:p>-2,8125</text:p>
          </table:table-cell>
          <table:table-cell table:style-name="ce6" table:formula="of:=[.A22]^2" office:value-type="float" office:value="8.265625" calcext:value-type="float">
            <text:p>8,265625</text:p>
          </table:table-cell>
          <table:table-cell table:style-name="ce6" table:formula="of:=[.B22]^2" office:value-type="float" office:value="7.91015625" calcext:value-type="float">
            <text:p>7,91015625</text:p>
          </table:table-cell>
          <table:table-cell table:style-name="ce6" table:formula="of:=([.D22]-[.C22])/[.$D$2]" office:value-type="float" office:value="-5.6875" calcext:value-type="float">
            <text:p>-5,6875</text:p>
          </table:table-cell>
          <table:table-cell table:number-columns-repeated="1019"/>
        </table:table-row>
        <table:table-row table:style-name="ro3">
          <table:table-cell table:style-name="ce4" table:formula="of:=[.A22]+0.125" office:value-type="float" office:value="-2.75" calcext:value-type="float">
            <text:p>-2,75</text:p>
          </table:table-cell>
          <table:table-cell table:style-name="ce6" table:formula="of:=[.A23]+[.$D$2]" office:value-type="float" office:value="-2.6875" calcext:value-type="float">
            <text:p>-2,6875</text:p>
          </table:table-cell>
          <table:table-cell table:style-name="ce6" table:formula="of:=[.A23]^2" office:value-type="float" office:value="7.5625" calcext:value-type="float">
            <text:p>7,5625</text:p>
          </table:table-cell>
          <table:table-cell table:style-name="ce6" table:formula="of:=[.B23]^2" office:value-type="float" office:value="7.22265625" calcext:value-type="float">
            <text:p>7,22265625</text:p>
          </table:table-cell>
          <table:table-cell table:style-name="ce6" table:formula="of:=([.D23]-[.C23])/[.$D$2]" office:value-type="float" office:value="-5.4375" calcext:value-type="float">
            <text:p>-5,4375</text:p>
          </table:table-cell>
          <table:table-cell table:number-columns-repeated="1019"/>
        </table:table-row>
        <table:table-row table:style-name="ro3">
          <table:table-cell table:style-name="ce4" table:formula="of:=[.A23]+0.125" office:value-type="float" office:value="-2.625" calcext:value-type="float">
            <text:p>-2,625</text:p>
          </table:table-cell>
          <table:table-cell table:style-name="ce6" table:formula="of:=[.A24]+[.$D$2]" office:value-type="float" office:value="-2.5625" calcext:value-type="float">
            <text:p>-2,5625</text:p>
          </table:table-cell>
          <table:table-cell table:style-name="ce6" table:formula="of:=[.A24]^2" office:value-type="float" office:value="6.890625" calcext:value-type="float">
            <text:p>6,890625</text:p>
          </table:table-cell>
          <table:table-cell table:style-name="ce6" table:formula="of:=[.B24]^2" office:value-type="float" office:value="6.56640625" calcext:value-type="float">
            <text:p>6,56640625</text:p>
          </table:table-cell>
          <table:table-cell table:style-name="ce6" table:formula="of:=([.D24]-[.C24])/[.$D$2]" office:value-type="float" office:value="-5.1875" calcext:value-type="float">
            <text:p>-5,1875</text:p>
          </table:table-cell>
          <table:table-cell table:number-columns-repeated="1019"/>
        </table:table-row>
        <table:table-row table:style-name="ro3">
          <table:table-cell table:style-name="ce4" table:formula="of:=[.A24]+0.125" office:value-type="float" office:value="-2.5" calcext:value-type="float">
            <text:p>-2,5</text:p>
          </table:table-cell>
          <table:table-cell table:style-name="ce6" table:formula="of:=[.A25]+[.$D$2]" office:value-type="float" office:value="-2.4375" calcext:value-type="float">
            <text:p>-2,4375</text:p>
          </table:table-cell>
          <table:table-cell table:style-name="ce6" table:formula="of:=[.A25]^2" office:value-type="float" office:value="6.25" calcext:value-type="float">
            <text:p>6,25</text:p>
          </table:table-cell>
          <table:table-cell table:style-name="ce6" table:formula="of:=[.B25]^2" office:value-type="float" office:value="5.94140625" calcext:value-type="float">
            <text:p>5,94140625</text:p>
          </table:table-cell>
          <table:table-cell table:style-name="ce6" table:formula="of:=([.D25]-[.C25])/[.$D$2]" office:value-type="float" office:value="-4.9375" calcext:value-type="float">
            <text:p>-4,9375</text:p>
          </table:table-cell>
          <table:table-cell table:number-columns-repeated="1019"/>
        </table:table-row>
        <table:table-row table:style-name="ro3">
          <table:table-cell table:style-name="ce4" table:formula="of:=[.A25]+0.125" office:value-type="float" office:value="-2.375" calcext:value-type="float">
            <text:p>-2,375</text:p>
          </table:table-cell>
          <table:table-cell table:style-name="ce6" table:formula="of:=[.A26]+[.$D$2]" office:value-type="float" office:value="-2.3125" calcext:value-type="float">
            <text:p>-2,3125</text:p>
          </table:table-cell>
          <table:table-cell table:style-name="ce6" table:formula="of:=[.A26]^2" office:value-type="float" office:value="5.640625" calcext:value-type="float">
            <text:p>5,640625</text:p>
          </table:table-cell>
          <table:table-cell table:style-name="ce6" table:formula="of:=[.B26]^2" office:value-type="float" office:value="5.34765625" calcext:value-type="float">
            <text:p>5,34765625</text:p>
          </table:table-cell>
          <table:table-cell table:style-name="ce6" table:formula="of:=([.D26]-[.C26])/[.$D$2]" office:value-type="float" office:value="-4.6875" calcext:value-type="float">
            <text:p>-4,6875</text:p>
          </table:table-cell>
          <table:table-cell table:number-columns-repeated="1019"/>
        </table:table-row>
        <table:table-row table:style-name="ro3">
          <table:table-cell table:style-name="ce4" table:formula="of:=[.A26]+0.125" office:value-type="float" office:value="-2.25" calcext:value-type="float">
            <text:p>-2,25</text:p>
          </table:table-cell>
          <table:table-cell table:style-name="ce6" table:formula="of:=[.A27]+[.$D$2]" office:value-type="float" office:value="-2.1875" calcext:value-type="float">
            <text:p>-2,1875</text:p>
          </table:table-cell>
          <table:table-cell table:style-name="ce6" table:formula="of:=[.A27]^2" office:value-type="float" office:value="5.0625" calcext:value-type="float">
            <text:p>5,0625</text:p>
          </table:table-cell>
          <table:table-cell table:style-name="ce6" table:formula="of:=[.B27]^2" office:value-type="float" office:value="4.78515625" calcext:value-type="float">
            <text:p>4,78515625</text:p>
          </table:table-cell>
          <table:table-cell table:style-name="ce6" table:formula="of:=([.D27]-[.C27])/[.$D$2]" office:value-type="float" office:value="-4.4375" calcext:value-type="float">
            <text:p>-4,4375</text:p>
          </table:table-cell>
          <table:table-cell table:number-columns-repeated="1019"/>
        </table:table-row>
        <table:table-row table:style-name="ro3">
          <table:table-cell table:style-name="ce4" table:formula="of:=[.A27]+0.125" office:value-type="float" office:value="-2.125" calcext:value-type="float">
            <text:p>-2,125</text:p>
          </table:table-cell>
          <table:table-cell table:style-name="ce6" table:formula="of:=[.A28]+[.$D$2]" office:value-type="float" office:value="-2.0625" calcext:value-type="float">
            <text:p>-2,0625</text:p>
          </table:table-cell>
          <table:table-cell table:style-name="ce6" table:formula="of:=[.A28]^2" office:value-type="float" office:value="4.515625" calcext:value-type="float">
            <text:p>4,515625</text:p>
          </table:table-cell>
          <table:table-cell table:style-name="ce6" table:formula="of:=[.B28]^2" office:value-type="float" office:value="4.25390625" calcext:value-type="float">
            <text:p>4,25390625</text:p>
          </table:table-cell>
          <table:table-cell table:style-name="ce6" table:formula="of:=([.D28]-[.C28])/[.$D$2]" office:value-type="float" office:value="-4.1875" calcext:value-type="float">
            <text:p>-4,1875</text:p>
          </table:table-cell>
          <table:table-cell table:number-columns-repeated="1019"/>
        </table:table-row>
        <table:table-row table:style-name="ro3">
          <table:table-cell table:style-name="ce4" table:formula="of:=[.A28]+0.125" office:value-type="float" office:value="-2" calcext:value-type="float">
            <text:p>-2</text:p>
          </table:table-cell>
          <table:table-cell table:style-name="ce6" table:formula="of:=[.A29]+[.$D$2]" office:value-type="float" office:value="-1.9375" calcext:value-type="float">
            <text:p>-1,9375</text:p>
          </table:table-cell>
          <table:table-cell table:style-name="ce6" table:formula="of:=[.A29]^2" office:value-type="float" office:value="4" calcext:value-type="float">
            <text:p>4</text:p>
          </table:table-cell>
          <table:table-cell table:style-name="ce6" table:formula="of:=[.B29]^2" office:value-type="float" office:value="3.75390625" calcext:value-type="float">
            <text:p>3,75390625</text:p>
          </table:table-cell>
          <table:table-cell table:style-name="ce6" table:formula="of:=([.D29]-[.C29])/[.$D$2]" office:value-type="float" office:value="-3.9375" calcext:value-type="float">
            <text:p>-3,9375</text:p>
          </table:table-cell>
          <table:table-cell table:number-columns-repeated="1019"/>
        </table:table-row>
        <table:table-row table:style-name="ro3">
          <table:table-cell table:style-name="ce4" table:formula="of:=[.A29]+0.125" office:value-type="float" office:value="-1.875" calcext:value-type="float">
            <text:p>-1,875</text:p>
          </table:table-cell>
          <table:table-cell table:style-name="ce6" table:formula="of:=[.A30]+[.$D$2]" office:value-type="float" office:value="-1.8125" calcext:value-type="float">
            <text:p>-1,8125</text:p>
          </table:table-cell>
          <table:table-cell table:style-name="ce6" table:formula="of:=[.A30]^2" office:value-type="float" office:value="3.515625" calcext:value-type="float">
            <text:p>3,515625</text:p>
          </table:table-cell>
          <table:table-cell table:style-name="ce6" table:formula="of:=[.B30]^2" office:value-type="float" office:value="3.28515625" calcext:value-type="float">
            <text:p>3,28515625</text:p>
          </table:table-cell>
          <table:table-cell table:style-name="ce6" table:formula="of:=([.D30]-[.C30])/[.$D$2]" office:value-type="float" office:value="-3.6875" calcext:value-type="float">
            <text:p>-3,6875</text:p>
          </table:table-cell>
          <table:table-cell table:number-columns-repeated="1019"/>
        </table:table-row>
        <table:table-row table:style-name="ro3">
          <table:table-cell table:style-name="ce4" table:formula="of:=[.A30]+0.125" office:value-type="float" office:value="-1.75" calcext:value-type="float">
            <text:p>-1,75</text:p>
          </table:table-cell>
          <table:table-cell table:style-name="ce6" table:formula="of:=[.A31]+[.$D$2]" office:value-type="float" office:value="-1.6875" calcext:value-type="float">
            <text:p>-1,6875</text:p>
          </table:table-cell>
          <table:table-cell table:style-name="ce6" table:formula="of:=[.A31]^2" office:value-type="float" office:value="3.0625" calcext:value-type="float">
            <text:p>3,0625</text:p>
          </table:table-cell>
          <table:table-cell table:style-name="ce6" table:formula="of:=[.B31]^2" office:value-type="float" office:value="2.84765625" calcext:value-type="float">
            <text:p>2,84765625</text:p>
          </table:table-cell>
          <table:table-cell table:style-name="ce6" table:formula="of:=([.D31]-[.C31])/[.$D$2]" office:value-type="float" office:value="-3.4375" calcext:value-type="float">
            <text:p>-3,4375</text:p>
          </table:table-cell>
          <table:table-cell table:number-columns-repeated="1019"/>
        </table:table-row>
        <table:table-row table:style-name="ro3">
          <table:table-cell table:style-name="ce4" table:formula="of:=[.A31]+0.125" office:value-type="float" office:value="-1.625" calcext:value-type="float">
            <text:p>-1,625</text:p>
          </table:table-cell>
          <table:table-cell table:style-name="ce6" table:formula="of:=[.A32]+[.$D$2]" office:value-type="float" office:value="-1.5625" calcext:value-type="float">
            <text:p>-1,5625</text:p>
          </table:table-cell>
          <table:table-cell table:style-name="ce6" table:formula="of:=[.A32]^2" office:value-type="float" office:value="2.640625" calcext:value-type="float">
            <text:p>2,640625</text:p>
          </table:table-cell>
          <table:table-cell table:style-name="ce6" table:formula="of:=[.B32]^2" office:value-type="float" office:value="2.44140625" calcext:value-type="float">
            <text:p>2,44140625</text:p>
          </table:table-cell>
          <table:table-cell table:style-name="ce6" table:formula="of:=([.D32]-[.C32])/[.$D$2]" office:value-type="float" office:value="-3.1875" calcext:value-type="float">
            <text:p>-3,1875</text:p>
          </table:table-cell>
          <table:table-cell table:number-columns-repeated="1019"/>
        </table:table-row>
        <table:table-row table:style-name="ro3">
          <table:table-cell table:style-name="ce4" table:formula="of:=[.A32]+0.125" office:value-type="float" office:value="-1.5" calcext:value-type="float">
            <text:p>-1,5</text:p>
          </table:table-cell>
          <table:table-cell table:style-name="ce6" table:formula="of:=[.A33]+[.$D$2]" office:value-type="float" office:value="-1.4375" calcext:value-type="float">
            <text:p>-1,4375</text:p>
          </table:table-cell>
          <table:table-cell table:style-name="ce6" table:formula="of:=[.A33]^2" office:value-type="float" office:value="2.25" calcext:value-type="float">
            <text:p>2,25</text:p>
          </table:table-cell>
          <table:table-cell table:style-name="ce6" table:formula="of:=[.B33]^2" office:value-type="float" office:value="2.06640625" calcext:value-type="float">
            <text:p>2,06640625</text:p>
          </table:table-cell>
          <table:table-cell table:style-name="ce6" table:formula="of:=([.D33]-[.C33])/[.$D$2]" office:value-type="float" office:value="-2.9375" calcext:value-type="float">
            <text:p>-2,9375</text:p>
          </table:table-cell>
          <table:table-cell table:number-columns-repeated="1019"/>
        </table:table-row>
        <table:table-row table:style-name="ro3">
          <table:table-cell table:style-name="ce4" table:formula="of:=[.A33]+0.125" office:value-type="float" office:value="-1.375" calcext:value-type="float">
            <text:p>-1,375</text:p>
          </table:table-cell>
          <table:table-cell table:style-name="ce6" table:formula="of:=[.A34]+[.$D$2]" office:value-type="float" office:value="-1.3125" calcext:value-type="float">
            <text:p>-1,3125</text:p>
          </table:table-cell>
          <table:table-cell table:style-name="ce6" table:formula="of:=[.A34]^2" office:value-type="float" office:value="1.890625" calcext:value-type="float">
            <text:p>1,890625</text:p>
          </table:table-cell>
          <table:table-cell table:style-name="ce6" table:formula="of:=[.B34]^2" office:value-type="float" office:value="1.72265625" calcext:value-type="float">
            <text:p>1,72265625</text:p>
          </table:table-cell>
          <table:table-cell table:style-name="ce6" table:formula="of:=([.D34]-[.C34])/[.$D$2]" office:value-type="float" office:value="-2.6875" calcext:value-type="float">
            <text:p>-2,6875</text:p>
          </table:table-cell>
          <table:table-cell table:number-columns-repeated="1019"/>
        </table:table-row>
        <table:table-row table:style-name="ro3">
          <table:table-cell table:style-name="ce4" table:formula="of:=[.A34]+0.125" office:value-type="float" office:value="-1.25" calcext:value-type="float">
            <text:p>-1,25</text:p>
          </table:table-cell>
          <table:table-cell table:style-name="ce6" table:formula="of:=[.A35]+[.$D$2]" office:value-type="float" office:value="-1.1875" calcext:value-type="float">
            <text:p>-1,1875</text:p>
          </table:table-cell>
          <table:table-cell table:style-name="ce6" table:formula="of:=[.A35]^2" office:value-type="float" office:value="1.5625" calcext:value-type="float">
            <text:p>1,5625</text:p>
          </table:table-cell>
          <table:table-cell table:style-name="ce6" table:formula="of:=[.B35]^2" office:value-type="float" office:value="1.41015625" calcext:value-type="float">
            <text:p>1,41015625</text:p>
          </table:table-cell>
          <table:table-cell table:style-name="ce6" table:formula="of:=([.D35]-[.C35])/[.$D$2]" office:value-type="float" office:value="-2.4375" calcext:value-type="float">
            <text:p>-2,4375</text:p>
          </table:table-cell>
          <table:table-cell table:number-columns-repeated="1019"/>
        </table:table-row>
        <table:table-row table:style-name="ro3">
          <table:table-cell table:style-name="ce4" table:formula="of:=[.A35]+0.125" office:value-type="float" office:value="-1.125" calcext:value-type="float">
            <text:p>-1,125</text:p>
          </table:table-cell>
          <table:table-cell table:style-name="ce6" table:formula="of:=[.A36]+[.$D$2]" office:value-type="float" office:value="-1.0625" calcext:value-type="float">
            <text:p>-1,0625</text:p>
          </table:table-cell>
          <table:table-cell table:style-name="ce6" table:formula="of:=[.A36]^2" office:value-type="float" office:value="1.265625" calcext:value-type="float">
            <text:p>1,265625</text:p>
          </table:table-cell>
          <table:table-cell table:style-name="ce6" table:formula="of:=[.B36]^2" office:value-type="float" office:value="1.12890625" calcext:value-type="float">
            <text:p>1,12890625</text:p>
          </table:table-cell>
          <table:table-cell table:style-name="ce6" table:formula="of:=([.D36]-[.C36])/[.$D$2]" office:value-type="float" office:value="-2.1875" calcext:value-type="float">
            <text:p>-2,1875</text:p>
          </table:table-cell>
          <table:table-cell table:number-columns-repeated="1019"/>
        </table:table-row>
        <table:table-row table:style-name="ro3">
          <table:table-cell table:style-name="ce4" table:formula="of:=[.A36]+0.125" office:value-type="float" office:value="-1" calcext:value-type="float">
            <text:p>-1</text:p>
          </table:table-cell>
          <table:table-cell table:style-name="ce6" table:formula="of:=[.A37]+[.$D$2]" office:value-type="float" office:value="-0.9375" calcext:value-type="float">
            <text:p>-0,9375</text:p>
          </table:table-cell>
          <table:table-cell table:style-name="ce6" table:formula="of:=[.A37]^2" office:value-type="float" office:value="1" calcext:value-type="float">
            <text:p>1</text:p>
          </table:table-cell>
          <table:table-cell table:style-name="ce6" table:formula="of:=[.B37]^2" office:value-type="float" office:value="0.87890625" calcext:value-type="float">
            <text:p>0,87890625</text:p>
          </table:table-cell>
          <table:table-cell table:style-name="ce6" table:formula="of:=([.D37]-[.C37])/[.$D$2]" office:value-type="float" office:value="-1.9375" calcext:value-type="float">
            <text:p>-1,9375</text:p>
          </table:table-cell>
          <table:table-cell table:number-columns-repeated="1019"/>
        </table:table-row>
        <table:table-row table:style-name="ro3">
          <table:table-cell table:style-name="ce4" table:formula="of:=[.A37]+0.125" office:value-type="float" office:value="-0.875" calcext:value-type="float">
            <text:p>-0,875</text:p>
          </table:table-cell>
          <table:table-cell table:style-name="ce6" table:formula="of:=[.A38]+[.$D$2]" office:value-type="float" office:value="-0.8125" calcext:value-type="float">
            <text:p>-0,8125</text:p>
          </table:table-cell>
          <table:table-cell table:style-name="ce6" table:formula="of:=[.A38]^2" office:value-type="float" office:value="0.765625" calcext:value-type="float">
            <text:p>0,765625</text:p>
          </table:table-cell>
          <table:table-cell table:style-name="ce6" table:formula="of:=[.B38]^2" office:value-type="float" office:value="0.66015625" calcext:value-type="float">
            <text:p>0,66015625</text:p>
          </table:table-cell>
          <table:table-cell table:style-name="ce6" table:formula="of:=([.D38]-[.C38])/[.$D$2]" office:value-type="float" office:value="-1.6875" calcext:value-type="float">
            <text:p>-1,6875</text:p>
          </table:table-cell>
          <table:table-cell table:number-columns-repeated="1019"/>
        </table:table-row>
        <table:table-row table:style-name="ro3">
          <table:table-cell table:style-name="ce4" table:formula="of:=[.A38]+0.125" office:value-type="float" office:value="-0.75" calcext:value-type="float">
            <text:p>-0,75</text:p>
          </table:table-cell>
          <table:table-cell table:style-name="ce6" table:formula="of:=[.A39]+[.$D$2]" office:value-type="float" office:value="-0.6875" calcext:value-type="float">
            <text:p>-0,6875</text:p>
          </table:table-cell>
          <table:table-cell table:style-name="ce6" table:formula="of:=[.A39]^2" office:value-type="float" office:value="0.5625" calcext:value-type="float">
            <text:p>0,5625</text:p>
          </table:table-cell>
          <table:table-cell table:style-name="ce6" table:formula="of:=[.B39]^2" office:value-type="float" office:value="0.47265625" calcext:value-type="float">
            <text:p>0,47265625</text:p>
          </table:table-cell>
          <table:table-cell table:style-name="ce6" table:formula="of:=([.D39]-[.C39])/[.$D$2]" office:value-type="float" office:value="-1.4375" calcext:value-type="float">
            <text:p>-1,4375</text:p>
          </table:table-cell>
          <table:table-cell table:number-columns-repeated="1019"/>
        </table:table-row>
        <table:table-row table:style-name="ro3">
          <table:table-cell table:style-name="ce4" table:formula="of:=[.A39]+0.125" office:value-type="float" office:value="-0.625" calcext:value-type="float">
            <text:p>-0,625</text:p>
          </table:table-cell>
          <table:table-cell table:style-name="ce6" table:formula="of:=[.A40]+[.$D$2]" office:value-type="float" office:value="-0.5625" calcext:value-type="float">
            <text:p>-0,5625</text:p>
          </table:table-cell>
          <table:table-cell table:style-name="ce6" table:formula="of:=[.A40]^2" office:value-type="float" office:value="0.390625" calcext:value-type="float">
            <text:p>0,390625</text:p>
          </table:table-cell>
          <table:table-cell table:style-name="ce6" table:formula="of:=[.B40]^2" office:value-type="float" office:value="0.31640625" calcext:value-type="float">
            <text:p>0,31640625</text:p>
          </table:table-cell>
          <table:table-cell table:style-name="ce6" table:formula="of:=([.D40]-[.C40])/[.$D$2]" office:value-type="float" office:value="-1.1875" calcext:value-type="float">
            <text:p>-1,1875</text:p>
          </table:table-cell>
          <table:table-cell table:number-columns-repeated="1019"/>
        </table:table-row>
        <table:table-row table:style-name="ro3">
          <table:table-cell table:style-name="ce4" table:formula="of:=[.A40]+0.125" office:value-type="float" office:value="-0.5" calcext:value-type="float">
            <text:p>-0,5</text:p>
          </table:table-cell>
          <table:table-cell table:style-name="ce6" table:formula="of:=[.A41]+[.$D$2]" office:value-type="float" office:value="-0.4375" calcext:value-type="float">
            <text:p>-0,4375</text:p>
          </table:table-cell>
          <table:table-cell table:style-name="ce6" table:formula="of:=[.A41]^2" office:value-type="float" office:value="0.25" calcext:value-type="float">
            <text:p>0,25</text:p>
          </table:table-cell>
          <table:table-cell table:style-name="ce6" table:formula="of:=[.B41]^2" office:value-type="float" office:value="0.19140625" calcext:value-type="float">
            <text:p>0,19140625</text:p>
          </table:table-cell>
          <table:table-cell table:style-name="ce6" table:formula="of:=([.D41]-[.C41])/[.$D$2]" office:value-type="float" office:value="-0.9375" calcext:value-type="float">
            <text:p>-0,9375</text:p>
          </table:table-cell>
          <table:table-cell table:number-columns-repeated="1019"/>
        </table:table-row>
        <table:table-row table:style-name="ro3">
          <table:table-cell table:style-name="ce4" table:formula="of:=[.A41]+0.125" office:value-type="float" office:value="-0.375" calcext:value-type="float">
            <text:p>-0,375</text:p>
          </table:table-cell>
          <table:table-cell table:style-name="ce6" table:formula="of:=[.A42]+[.$D$2]" office:value-type="float" office:value="-0.3125" calcext:value-type="float">
            <text:p>-0,3125</text:p>
          </table:table-cell>
          <table:table-cell table:style-name="ce6" table:formula="of:=[.A42]^2" office:value-type="float" office:value="0.140625" calcext:value-type="float">
            <text:p>0,140625</text:p>
          </table:table-cell>
          <table:table-cell table:style-name="ce6" table:formula="of:=[.B42]^2" office:value-type="float" office:value="0.09765625" calcext:value-type="float">
            <text:p>0,09765625</text:p>
          </table:table-cell>
          <table:table-cell table:style-name="ce6" table:formula="of:=([.D42]-[.C42])/[.$D$2]" office:value-type="float" office:value="-0.6875" calcext:value-type="float">
            <text:p>-0,6875</text:p>
          </table:table-cell>
          <table:table-cell table:number-columns-repeated="1019"/>
        </table:table-row>
        <table:table-row table:style-name="ro3">
          <table:table-cell table:style-name="ce4" table:formula="of:=[.A42]+0.125" office:value-type="float" office:value="-0.25" calcext:value-type="float">
            <text:p>-0,25</text:p>
          </table:table-cell>
          <table:table-cell table:style-name="ce6" table:formula="of:=[.A43]+[.$D$2]" office:value-type="float" office:value="-0.1875" calcext:value-type="float">
            <text:p>-0,1875</text:p>
          </table:table-cell>
          <table:table-cell table:style-name="ce6" table:formula="of:=[.A43]^2" office:value-type="float" office:value="0.0625" calcext:value-type="float">
            <text:p>0,0625</text:p>
          </table:table-cell>
          <table:table-cell table:style-name="ce6" table:formula="of:=[.B43]^2" office:value-type="float" office:value="0.03515625" calcext:value-type="float">
            <text:p>0,03515625</text:p>
          </table:table-cell>
          <table:table-cell table:style-name="ce6" table:formula="of:=([.D43]-[.C43])/[.$D$2]" office:value-type="float" office:value="-0.4375" calcext:value-type="float">
            <text:p>-0,4375</text:p>
          </table:table-cell>
          <table:table-cell table:number-columns-repeated="1019"/>
        </table:table-row>
        <table:table-row table:style-name="ro3">
          <table:table-cell table:style-name="ce4" table:formula="of:=[.A43]+0.125" office:value-type="float" office:value="-0.125" calcext:value-type="float">
            <text:p>-0,125</text:p>
          </table:table-cell>
          <table:table-cell table:style-name="ce6" table:formula="of:=[.A44]+[.$D$2]" office:value-type="float" office:value="-0.0625" calcext:value-type="float">
            <text:p>-0,0625</text:p>
          </table:table-cell>
          <table:table-cell table:style-name="ce6" table:formula="of:=[.A44]^2" office:value-type="float" office:value="0.015625" calcext:value-type="float">
            <text:p>0,015625</text:p>
          </table:table-cell>
          <table:table-cell table:style-name="ce6" table:formula="of:=[.B44]^2" office:value-type="float" office:value="0.00390625" calcext:value-type="float">
            <text:p>0,00390625</text:p>
          </table:table-cell>
          <table:table-cell table:style-name="ce6" table:formula="of:=([.D44]-[.C44])/[.$D$2]" office:value-type="float" office:value="-0.1875" calcext:value-type="float">
            <text:p>-0,1875</text:p>
          </table:table-cell>
          <table:table-cell table:number-columns-repeated="1019"/>
        </table:table-row>
        <table:table-row table:style-name="ro3">
          <table:table-cell table:style-name="ce4" table:formula="of:=[.A44]+0.125" office:value-type="float" office:value="0" calcext:value-type="float">
            <text:p>0</text:p>
          </table:table-cell>
          <table:table-cell table:style-name="ce6" table:formula="of:=[.A45]+[.$D$2]" office:value-type="float" office:value="0.0625" calcext:value-type="float">
            <text:p>0,0625</text:p>
          </table:table-cell>
          <table:table-cell table:style-name="ce6" table:formula="of:=[.A45]^2" office:value-type="float" office:value="0" calcext:value-type="float">
            <text:p>0</text:p>
          </table:table-cell>
          <table:table-cell table:style-name="ce6" table:formula="of:=[.B45]^2" office:value-type="float" office:value="0.00390625" calcext:value-type="float">
            <text:p>0,00390625</text:p>
          </table:table-cell>
          <table:table-cell table:style-name="ce6" table:formula="of:=([.D45]-[.C45])/[.$D$2]" office:value-type="float" office:value="0.0625" calcext:value-type="float">
            <text:p>0,0625</text:p>
          </table:table-cell>
          <table:table-cell table:number-columns-repeated="1019"/>
        </table:table-row>
        <table:table-row table:style-name="ro3">
          <table:table-cell table:style-name="ce4" table:formula="of:=[.A45]+0.125" office:value-type="float" office:value="0.125" calcext:value-type="float">
            <text:p>0,125</text:p>
          </table:table-cell>
          <table:table-cell table:style-name="ce6" table:formula="of:=[.A46]+[.$D$2]" office:value-type="float" office:value="0.1875" calcext:value-type="float">
            <text:p>0,1875</text:p>
          </table:table-cell>
          <table:table-cell table:style-name="ce6" table:formula="of:=[.A46]^2" office:value-type="float" office:value="0.015625" calcext:value-type="float">
            <text:p>0,015625</text:p>
          </table:table-cell>
          <table:table-cell table:style-name="ce6" table:formula="of:=[.B46]^2" office:value-type="float" office:value="0.03515625" calcext:value-type="float">
            <text:p>0,03515625</text:p>
          </table:table-cell>
          <table:table-cell table:style-name="ce6" table:formula="of:=([.D46]-[.C46])/[.$D$2]" office:value-type="float" office:value="0.3125" calcext:value-type="float">
            <text:p>0,3125</text:p>
          </table:table-cell>
          <table:table-cell table:number-columns-repeated="1019"/>
        </table:table-row>
        <table:table-row table:style-name="ro3">
          <table:table-cell table:style-name="ce4" table:formula="of:=[.A46]+0.125" office:value-type="float" office:value="0.25" calcext:value-type="float">
            <text:p>0,25</text:p>
          </table:table-cell>
          <table:table-cell table:style-name="ce6" table:formula="of:=[.A47]+[.$D$2]" office:value-type="float" office:value="0.3125" calcext:value-type="float">
            <text:p>0,3125</text:p>
          </table:table-cell>
          <table:table-cell table:style-name="ce6" table:formula="of:=[.A47]^2" office:value-type="float" office:value="0.0625" calcext:value-type="float">
            <text:p>0,0625</text:p>
          </table:table-cell>
          <table:table-cell table:style-name="ce6" table:formula="of:=[.B47]^2" office:value-type="float" office:value="0.09765625" calcext:value-type="float">
            <text:p>0,09765625</text:p>
          </table:table-cell>
          <table:table-cell table:style-name="ce6" table:formula="of:=([.D47]-[.C47])/[.$D$2]" office:value-type="float" office:value="0.5625" calcext:value-type="float">
            <text:p>0,5625</text:p>
          </table:table-cell>
          <table:table-cell table:number-columns-repeated="1019"/>
        </table:table-row>
        <table:table-row table:style-name="ro3">
          <table:table-cell table:style-name="ce4" table:formula="of:=[.A47]+0.125" office:value-type="float" office:value="0.375" calcext:value-type="float">
            <text:p>0,375</text:p>
          </table:table-cell>
          <table:table-cell table:style-name="ce6" table:formula="of:=[.A48]+[.$D$2]" office:value-type="float" office:value="0.4375" calcext:value-type="float">
            <text:p>0,4375</text:p>
          </table:table-cell>
          <table:table-cell table:style-name="ce6" table:formula="of:=[.A48]^2" office:value-type="float" office:value="0.140625" calcext:value-type="float">
            <text:p>0,140625</text:p>
          </table:table-cell>
          <table:table-cell table:style-name="ce6" table:formula="of:=[.B48]^2" office:value-type="float" office:value="0.19140625" calcext:value-type="float">
            <text:p>0,19140625</text:p>
          </table:table-cell>
          <table:table-cell table:style-name="ce6" table:formula="of:=([.D48]-[.C48])/[.$D$2]" office:value-type="float" office:value="0.8125" calcext:value-type="float">
            <text:p>0,8125</text:p>
          </table:table-cell>
          <table:table-cell table:number-columns-repeated="1019"/>
        </table:table-row>
        <table:table-row table:style-name="ro3">
          <table:table-cell table:style-name="ce4" table:formula="of:=[.A48]+0.125" office:value-type="float" office:value="0.5" calcext:value-type="float">
            <text:p>0,5</text:p>
          </table:table-cell>
          <table:table-cell table:style-name="ce6" table:formula="of:=[.A49]+[.$D$2]" office:value-type="float" office:value="0.5625" calcext:value-type="float">
            <text:p>0,5625</text:p>
          </table:table-cell>
          <table:table-cell table:style-name="ce6" table:formula="of:=[.A49]^2" office:value-type="float" office:value="0.25" calcext:value-type="float">
            <text:p>0,25</text:p>
          </table:table-cell>
          <table:table-cell table:style-name="ce6" table:formula="of:=[.B49]^2" office:value-type="float" office:value="0.31640625" calcext:value-type="float">
            <text:p>0,31640625</text:p>
          </table:table-cell>
          <table:table-cell table:style-name="ce6" table:formula="of:=([.D49]-[.C49])/[.$D$2]" office:value-type="float" office:value="1.0625" calcext:value-type="float">
            <text:p>1,0625</text:p>
          </table:table-cell>
          <table:table-cell table:number-columns-repeated="1019"/>
        </table:table-row>
        <table:table-row table:style-name="ro3">
          <table:table-cell table:style-name="ce4" table:formula="of:=[.A49]+0.125" office:value-type="float" office:value="0.625" calcext:value-type="float">
            <text:p>0,625</text:p>
          </table:table-cell>
          <table:table-cell table:style-name="ce6" table:formula="of:=[.A50]+[.$D$2]" office:value-type="float" office:value="0.6875" calcext:value-type="float">
            <text:p>0,6875</text:p>
          </table:table-cell>
          <table:table-cell table:style-name="ce6" table:formula="of:=[.A50]^2" office:value-type="float" office:value="0.390625" calcext:value-type="float">
            <text:p>0,390625</text:p>
          </table:table-cell>
          <table:table-cell table:style-name="ce6" table:formula="of:=[.B50]^2" office:value-type="float" office:value="0.47265625" calcext:value-type="float">
            <text:p>0,47265625</text:p>
          </table:table-cell>
          <table:table-cell table:style-name="ce6" table:formula="of:=([.D50]-[.C50])/[.$D$2]" office:value-type="float" office:value="1.3125" calcext:value-type="float">
            <text:p>1,3125</text:p>
          </table:table-cell>
          <table:table-cell table:number-columns-repeated="1019"/>
        </table:table-row>
        <table:table-row table:style-name="ro3">
          <table:table-cell table:style-name="ce4" table:formula="of:=[.A50]+0.125" office:value-type="float" office:value="0.75" calcext:value-type="float">
            <text:p>0,75</text:p>
          </table:table-cell>
          <table:table-cell table:style-name="ce6" table:formula="of:=[.A51]+[.$D$2]" office:value-type="float" office:value="0.8125" calcext:value-type="float">
            <text:p>0,8125</text:p>
          </table:table-cell>
          <table:table-cell table:style-name="ce6" table:formula="of:=[.A51]^2" office:value-type="float" office:value="0.5625" calcext:value-type="float">
            <text:p>0,5625</text:p>
          </table:table-cell>
          <table:table-cell table:style-name="ce6" table:formula="of:=[.B51]^2" office:value-type="float" office:value="0.66015625" calcext:value-type="float">
            <text:p>0,66015625</text:p>
          </table:table-cell>
          <table:table-cell table:style-name="ce6" table:formula="of:=([.D51]-[.C51])/[.$D$2]" office:value-type="float" office:value="1.5625" calcext:value-type="float">
            <text:p>1,5625</text:p>
          </table:table-cell>
          <table:table-cell table:number-columns-repeated="1019"/>
        </table:table-row>
        <table:table-row table:style-name="ro3">
          <table:table-cell table:style-name="ce4" table:formula="of:=[.A51]+0.125" office:value-type="float" office:value="0.875" calcext:value-type="float">
            <text:p>0,875</text:p>
          </table:table-cell>
          <table:table-cell table:style-name="ce6" table:formula="of:=[.A52]+[.$D$2]" office:value-type="float" office:value="0.9375" calcext:value-type="float">
            <text:p>0,9375</text:p>
          </table:table-cell>
          <table:table-cell table:style-name="ce6" table:formula="of:=[.A52]^2" office:value-type="float" office:value="0.765625" calcext:value-type="float">
            <text:p>0,765625</text:p>
          </table:table-cell>
          <table:table-cell table:style-name="ce6" table:formula="of:=[.B52]^2" office:value-type="float" office:value="0.87890625" calcext:value-type="float">
            <text:p>0,87890625</text:p>
          </table:table-cell>
          <table:table-cell table:style-name="ce6" table:formula="of:=([.D52]-[.C52])/[.$D$2]" office:value-type="float" office:value="1.8125" calcext:value-type="float">
            <text:p>1,8125</text:p>
          </table:table-cell>
          <table:table-cell table:number-columns-repeated="1019"/>
        </table:table-row>
        <table:table-row table:style-name="ro3">
          <table:table-cell table:style-name="ce4" table:formula="of:=[.A52]+0.125" office:value-type="float" office:value="1" calcext:value-type="float">
            <text:p>1</text:p>
          </table:table-cell>
          <table:table-cell table:style-name="ce6" table:formula="of:=[.A53]+[.$D$2]" office:value-type="float" office:value="1.0625" calcext:value-type="float">
            <text:p>1,0625</text:p>
          </table:table-cell>
          <table:table-cell table:style-name="ce6" table:formula="of:=[.A53]^2" office:value-type="float" office:value="1" calcext:value-type="float">
            <text:p>1</text:p>
          </table:table-cell>
          <table:table-cell table:style-name="ce6" table:formula="of:=[.B53]^2" office:value-type="float" office:value="1.12890625" calcext:value-type="float">
            <text:p>1,12890625</text:p>
          </table:table-cell>
          <table:table-cell table:style-name="ce6" table:formula="of:=([.D53]-[.C53])/[.$D$2]" office:value-type="float" office:value="2.0625" calcext:value-type="float">
            <text:p>2,0625</text:p>
          </table:table-cell>
          <table:table-cell table:number-columns-repeated="1019"/>
        </table:table-row>
        <table:table-row table:style-name="ro3">
          <table:table-cell table:style-name="ce4" table:formula="of:=[.A53]+0.125" office:value-type="float" office:value="1.125" calcext:value-type="float">
            <text:p>1,125</text:p>
          </table:table-cell>
          <table:table-cell table:style-name="ce6" table:formula="of:=[.A54]+[.$D$2]" office:value-type="float" office:value="1.1875" calcext:value-type="float">
            <text:p>1,1875</text:p>
          </table:table-cell>
          <table:table-cell table:style-name="ce6" table:formula="of:=[.A54]^2" office:value-type="float" office:value="1.265625" calcext:value-type="float">
            <text:p>1,265625</text:p>
          </table:table-cell>
          <table:table-cell table:style-name="ce6" table:formula="of:=[.B54]^2" office:value-type="float" office:value="1.41015625" calcext:value-type="float">
            <text:p>1,41015625</text:p>
          </table:table-cell>
          <table:table-cell table:style-name="ce6" table:formula="of:=([.D54]-[.C54])/[.$D$2]" office:value-type="float" office:value="2.3125" calcext:value-type="float">
            <text:p>2,3125</text:p>
          </table:table-cell>
          <table:table-cell table:number-columns-repeated="1019"/>
        </table:table-row>
        <table:table-row table:style-name="ro3">
          <table:table-cell table:style-name="ce4" table:formula="of:=[.A54]+0.125" office:value-type="float" office:value="1.25" calcext:value-type="float">
            <text:p>1,25</text:p>
          </table:table-cell>
          <table:table-cell table:style-name="ce6" table:formula="of:=[.A55]+[.$D$2]" office:value-type="float" office:value="1.3125" calcext:value-type="float">
            <text:p>1,3125</text:p>
          </table:table-cell>
          <table:table-cell table:style-name="ce6" table:formula="of:=[.A55]^2" office:value-type="float" office:value="1.5625" calcext:value-type="float">
            <text:p>1,5625</text:p>
          </table:table-cell>
          <table:table-cell table:style-name="ce6" table:formula="of:=[.B55]^2" office:value-type="float" office:value="1.72265625" calcext:value-type="float">
            <text:p>1,72265625</text:p>
          </table:table-cell>
          <table:table-cell table:style-name="ce6" table:formula="of:=([.D55]-[.C55])/[.$D$2]" office:value-type="float" office:value="2.5625" calcext:value-type="float">
            <text:p>2,5625</text:p>
          </table:table-cell>
          <table:table-cell table:number-columns-repeated="1019"/>
        </table:table-row>
        <table:table-row table:style-name="ro3">
          <table:table-cell table:style-name="ce4" table:formula="of:=[.A55]+0.125" office:value-type="float" office:value="1.375" calcext:value-type="float">
            <text:p>1,375</text:p>
          </table:table-cell>
          <table:table-cell table:style-name="ce6" table:formula="of:=[.A56]+[.$D$2]" office:value-type="float" office:value="1.4375" calcext:value-type="float">
            <text:p>1,4375</text:p>
          </table:table-cell>
          <table:table-cell table:style-name="ce6" table:formula="of:=[.A56]^2" office:value-type="float" office:value="1.890625" calcext:value-type="float">
            <text:p>1,890625</text:p>
          </table:table-cell>
          <table:table-cell table:style-name="ce6" table:formula="of:=[.B56]^2" office:value-type="float" office:value="2.06640625" calcext:value-type="float">
            <text:p>2,06640625</text:p>
          </table:table-cell>
          <table:table-cell table:style-name="ce6" table:formula="of:=([.D56]-[.C56])/[.$D$2]" office:value-type="float" office:value="2.8125" calcext:value-type="float">
            <text:p>2,8125</text:p>
          </table:table-cell>
          <table:table-cell table:number-columns-repeated="1019"/>
        </table:table-row>
        <table:table-row table:style-name="ro3">
          <table:table-cell table:style-name="ce4" table:formula="of:=[.A56]+0.125" office:value-type="float" office:value="1.5" calcext:value-type="float">
            <text:p>1,5</text:p>
          </table:table-cell>
          <table:table-cell table:style-name="ce6" table:formula="of:=[.A57]+[.$D$2]" office:value-type="float" office:value="1.5625" calcext:value-type="float">
            <text:p>1,5625</text:p>
          </table:table-cell>
          <table:table-cell table:style-name="ce6" table:formula="of:=[.A57]^2" office:value-type="float" office:value="2.25" calcext:value-type="float">
            <text:p>2,25</text:p>
          </table:table-cell>
          <table:table-cell table:style-name="ce6" table:formula="of:=[.B57]^2" office:value-type="float" office:value="2.44140625" calcext:value-type="float">
            <text:p>2,44140625</text:p>
          </table:table-cell>
          <table:table-cell table:style-name="ce6" table:formula="of:=([.D57]-[.C57])/[.$D$2]" office:value-type="float" office:value="3.0625" calcext:value-type="float">
            <text:p>3,0625</text:p>
          </table:table-cell>
          <table:table-cell table:number-columns-repeated="1019"/>
        </table:table-row>
        <table:table-row table:style-name="ro3">
          <table:table-cell table:style-name="ce4" table:formula="of:=[.A57]+0.125" office:value-type="float" office:value="1.625" calcext:value-type="float">
            <text:p>1,625</text:p>
          </table:table-cell>
          <table:table-cell table:style-name="ce6" table:formula="of:=[.A58]+[.$D$2]" office:value-type="float" office:value="1.6875" calcext:value-type="float">
            <text:p>1,6875</text:p>
          </table:table-cell>
          <table:table-cell table:style-name="ce6" table:formula="of:=[.A58]^2" office:value-type="float" office:value="2.640625" calcext:value-type="float">
            <text:p>2,640625</text:p>
          </table:table-cell>
          <table:table-cell table:style-name="ce6" table:formula="of:=[.B58]^2" office:value-type="float" office:value="2.84765625" calcext:value-type="float">
            <text:p>2,84765625</text:p>
          </table:table-cell>
          <table:table-cell table:style-name="ce6" table:formula="of:=([.D58]-[.C58])/[.$D$2]" office:value-type="float" office:value="3.3125" calcext:value-type="float">
            <text:p>3,3125</text:p>
          </table:table-cell>
          <table:table-cell table:number-columns-repeated="1019"/>
        </table:table-row>
        <table:table-row table:style-name="ro3">
          <table:table-cell table:style-name="ce4" table:formula="of:=[.A58]+0.125" office:value-type="float" office:value="1.75" calcext:value-type="float">
            <text:p>1,75</text:p>
          </table:table-cell>
          <table:table-cell table:style-name="ce6" table:formula="of:=[.A59]+[.$D$2]" office:value-type="float" office:value="1.8125" calcext:value-type="float">
            <text:p>1,8125</text:p>
          </table:table-cell>
          <table:table-cell table:style-name="ce6" table:formula="of:=[.A59]^2" office:value-type="float" office:value="3.0625" calcext:value-type="float">
            <text:p>3,0625</text:p>
          </table:table-cell>
          <table:table-cell table:style-name="ce6" table:formula="of:=[.B59]^2" office:value-type="float" office:value="3.28515625" calcext:value-type="float">
            <text:p>3,28515625</text:p>
          </table:table-cell>
          <table:table-cell table:style-name="ce6" table:formula="of:=([.D59]-[.C59])/[.$D$2]" office:value-type="float" office:value="3.5625" calcext:value-type="float">
            <text:p>3,5625</text:p>
          </table:table-cell>
          <table:table-cell table:number-columns-repeated="1019"/>
        </table:table-row>
        <table:table-row table:style-name="ro3">
          <table:table-cell table:style-name="ce4" table:formula="of:=[.A59]+0.125" office:value-type="float" office:value="1.875" calcext:value-type="float">
            <text:p>1,875</text:p>
          </table:table-cell>
          <table:table-cell table:style-name="ce6" table:formula="of:=[.A60]+[.$D$2]" office:value-type="float" office:value="1.9375" calcext:value-type="float">
            <text:p>1,9375</text:p>
          </table:table-cell>
          <table:table-cell table:style-name="ce6" table:formula="of:=[.A60]^2" office:value-type="float" office:value="3.515625" calcext:value-type="float">
            <text:p>3,515625</text:p>
          </table:table-cell>
          <table:table-cell table:style-name="ce6" table:formula="of:=[.B60]^2" office:value-type="float" office:value="3.75390625" calcext:value-type="float">
            <text:p>3,75390625</text:p>
          </table:table-cell>
          <table:table-cell table:style-name="ce6" table:formula="of:=([.D60]-[.C60])/[.$D$2]" office:value-type="float" office:value="3.8125" calcext:value-type="float">
            <text:p>3,8125</text:p>
          </table:table-cell>
          <table:table-cell table:number-columns-repeated="1019"/>
        </table:table-row>
        <table:table-row table:style-name="ro3">
          <table:table-cell table:style-name="ce4" table:formula="of:=[.A60]+0.125" office:value-type="float" office:value="2" calcext:value-type="float">
            <text:p>2</text:p>
          </table:table-cell>
          <table:table-cell table:style-name="ce6" table:formula="of:=[.A61]+[.$D$2]" office:value-type="float" office:value="2.0625" calcext:value-type="float">
            <text:p>2,0625</text:p>
          </table:table-cell>
          <table:table-cell table:style-name="ce6" table:formula="of:=[.A61]^2" office:value-type="float" office:value="4" calcext:value-type="float">
            <text:p>4</text:p>
          </table:table-cell>
          <table:table-cell table:style-name="ce6" table:formula="of:=[.B61]^2" office:value-type="float" office:value="4.25390625" calcext:value-type="float">
            <text:p>4,25390625</text:p>
          </table:table-cell>
          <table:table-cell table:style-name="ce6" table:formula="of:=([.D61]-[.C61])/[.$D$2]" office:value-type="float" office:value="4.0625" calcext:value-type="float">
            <text:p>4,0625</text:p>
          </table:table-cell>
          <table:table-cell table:number-columns-repeated="1019"/>
        </table:table-row>
        <table:table-row table:style-name="ro3">
          <table:table-cell table:style-name="ce4" table:formula="of:=[.A61]+0.125" office:value-type="float" office:value="2.125" calcext:value-type="float">
            <text:p>2,125</text:p>
          </table:table-cell>
          <table:table-cell table:style-name="ce6" table:formula="of:=[.A62]+[.$D$2]" office:value-type="float" office:value="2.1875" calcext:value-type="float">
            <text:p>2,1875</text:p>
          </table:table-cell>
          <table:table-cell table:style-name="ce6" table:formula="of:=[.A62]^2" office:value-type="float" office:value="4.515625" calcext:value-type="float">
            <text:p>4,515625</text:p>
          </table:table-cell>
          <table:table-cell table:style-name="ce6" table:formula="of:=[.B62]^2" office:value-type="float" office:value="4.78515625" calcext:value-type="float">
            <text:p>4,78515625</text:p>
          </table:table-cell>
          <table:table-cell table:style-name="ce6" table:formula="of:=([.D62]-[.C62])/[.$D$2]" office:value-type="float" office:value="4.3125" calcext:value-type="float">
            <text:p>4,3125</text:p>
          </table:table-cell>
          <table:table-cell table:number-columns-repeated="1019"/>
        </table:table-row>
        <table:table-row table:style-name="ro3">
          <table:table-cell table:style-name="ce4" table:formula="of:=[.A62]+0.125" office:value-type="float" office:value="2.25" calcext:value-type="float">
            <text:p>2,25</text:p>
          </table:table-cell>
          <table:table-cell table:style-name="ce6" table:formula="of:=[.A63]+[.$D$2]" office:value-type="float" office:value="2.3125" calcext:value-type="float">
            <text:p>2,3125</text:p>
          </table:table-cell>
          <table:table-cell table:style-name="ce6" table:formula="of:=[.A63]^2" office:value-type="float" office:value="5.0625" calcext:value-type="float">
            <text:p>5,0625</text:p>
          </table:table-cell>
          <table:table-cell table:style-name="ce6" table:formula="of:=[.B63]^2" office:value-type="float" office:value="5.34765625" calcext:value-type="float">
            <text:p>5,34765625</text:p>
          </table:table-cell>
          <table:table-cell table:style-name="ce6" table:formula="of:=([.D63]-[.C63])/[.$D$2]" office:value-type="float" office:value="4.5625" calcext:value-type="float">
            <text:p>4,5625</text:p>
          </table:table-cell>
          <table:table-cell table:number-columns-repeated="1019"/>
        </table:table-row>
        <table:table-row table:style-name="ro3">
          <table:table-cell table:style-name="ce4" table:formula="of:=[.A63]+0.125" office:value-type="float" office:value="2.375" calcext:value-type="float">
            <text:p>2,375</text:p>
          </table:table-cell>
          <table:table-cell table:style-name="ce6" table:formula="of:=[.A64]+[.$D$2]" office:value-type="float" office:value="2.4375" calcext:value-type="float">
            <text:p>2,4375</text:p>
          </table:table-cell>
          <table:table-cell table:style-name="ce6" table:formula="of:=[.A64]^2" office:value-type="float" office:value="5.640625" calcext:value-type="float">
            <text:p>5,640625</text:p>
          </table:table-cell>
          <table:table-cell table:style-name="ce6" table:formula="of:=[.B64]^2" office:value-type="float" office:value="5.94140625" calcext:value-type="float">
            <text:p>5,94140625</text:p>
          </table:table-cell>
          <table:table-cell table:style-name="ce6" table:formula="of:=([.D64]-[.C64])/[.$D$2]" office:value-type="float" office:value="4.8125" calcext:value-type="float">
            <text:p>4,8125</text:p>
          </table:table-cell>
          <table:table-cell table:number-columns-repeated="1019"/>
        </table:table-row>
        <table:table-row table:style-name="ro3">
          <table:table-cell table:style-name="ce4" table:formula="of:=[.A64]+0.125" office:value-type="float" office:value="2.5" calcext:value-type="float">
            <text:p>2,5</text:p>
          </table:table-cell>
          <table:table-cell table:style-name="ce6" table:formula="of:=[.A65]+[.$D$2]" office:value-type="float" office:value="2.5625" calcext:value-type="float">
            <text:p>2,5625</text:p>
          </table:table-cell>
          <table:table-cell table:style-name="ce6" table:formula="of:=[.A65]^2" office:value-type="float" office:value="6.25" calcext:value-type="float">
            <text:p>6,25</text:p>
          </table:table-cell>
          <table:table-cell table:style-name="ce6" table:formula="of:=[.B65]^2" office:value-type="float" office:value="6.56640625" calcext:value-type="float">
            <text:p>6,56640625</text:p>
          </table:table-cell>
          <table:table-cell table:style-name="ce6" table:formula="of:=([.D65]-[.C65])/[.$D$2]" office:value-type="float" office:value="5.0625" calcext:value-type="float">
            <text:p>5,0625</text:p>
          </table:table-cell>
          <table:table-cell table:number-columns-repeated="1019"/>
        </table:table-row>
        <table:table-row table:style-name="ro3">
          <table:table-cell table:style-name="ce4" table:formula="of:=[.A65]+0.125" office:value-type="float" office:value="2.625" calcext:value-type="float">
            <text:p>2,625</text:p>
          </table:table-cell>
          <table:table-cell table:style-name="ce6" table:formula="of:=[.A66]+[.$D$2]" office:value-type="float" office:value="2.6875" calcext:value-type="float">
            <text:p>2,6875</text:p>
          </table:table-cell>
          <table:table-cell table:style-name="ce6" table:formula="of:=[.A66]^2" office:value-type="float" office:value="6.890625" calcext:value-type="float">
            <text:p>6,890625</text:p>
          </table:table-cell>
          <table:table-cell table:style-name="ce6" table:formula="of:=[.B66]^2" office:value-type="float" office:value="7.22265625" calcext:value-type="float">
            <text:p>7,22265625</text:p>
          </table:table-cell>
          <table:table-cell table:style-name="ce6" table:formula="of:=([.D66]-[.C66])/[.$D$2]" office:value-type="float" office:value="5.3125" calcext:value-type="float">
            <text:p>5,3125</text:p>
          </table:table-cell>
          <table:table-cell table:number-columns-repeated="1019"/>
        </table:table-row>
        <table:table-row table:style-name="ro3">
          <table:table-cell table:style-name="ce4" table:formula="of:=[.A66]+0.125" office:value-type="float" office:value="2.75" calcext:value-type="float">
            <text:p>2,75</text:p>
          </table:table-cell>
          <table:table-cell table:style-name="ce6" table:formula="of:=[.A67]+[.$D$2]" office:value-type="float" office:value="2.8125" calcext:value-type="float">
            <text:p>2,8125</text:p>
          </table:table-cell>
          <table:table-cell table:style-name="ce6" table:formula="of:=[.A67]^2" office:value-type="float" office:value="7.5625" calcext:value-type="float">
            <text:p>7,5625</text:p>
          </table:table-cell>
          <table:table-cell table:style-name="ce6" table:formula="of:=[.B67]^2" office:value-type="float" office:value="7.91015625" calcext:value-type="float">
            <text:p>7,91015625</text:p>
          </table:table-cell>
          <table:table-cell table:style-name="ce6" table:formula="of:=([.D67]-[.C67])/[.$D$2]" office:value-type="float" office:value="5.5625" calcext:value-type="float">
            <text:p>5,5625</text:p>
          </table:table-cell>
          <table:table-cell table:number-columns-repeated="1019"/>
        </table:table-row>
        <table:table-row table:style-name="ro3">
          <table:table-cell table:style-name="ce4" table:formula="of:=[.A67]+0.125" office:value-type="float" office:value="2.875" calcext:value-type="float">
            <text:p>2,875</text:p>
          </table:table-cell>
          <table:table-cell table:style-name="ce6" table:formula="of:=[.A68]+[.$D$2]" office:value-type="float" office:value="2.9375" calcext:value-type="float">
            <text:p>2,9375</text:p>
          </table:table-cell>
          <table:table-cell table:style-name="ce6" table:formula="of:=[.A68]^2" office:value-type="float" office:value="8.265625" calcext:value-type="float">
            <text:p>8,265625</text:p>
          </table:table-cell>
          <table:table-cell table:style-name="ce6" table:formula="of:=[.B68]^2" office:value-type="float" office:value="8.62890625" calcext:value-type="float">
            <text:p>8,62890625</text:p>
          </table:table-cell>
          <table:table-cell table:style-name="ce6" table:formula="of:=([.D68]-[.C68])/[.$D$2]" office:value-type="float" office:value="5.8125" calcext:value-type="float">
            <text:p>5,8125</text:p>
          </table:table-cell>
          <table:table-cell table:number-columns-repeated="1019"/>
        </table:table-row>
        <table:table-row table:style-name="ro3">
          <table:table-cell table:style-name="ce4" table:formula="of:=[.A68]+0.125" office:value-type="float" office:value="3" calcext:value-type="float">
            <text:p>3</text:p>
          </table:table-cell>
          <table:table-cell table:style-name="ce6" table:formula="of:=[.A69]+[.$D$2]" office:value-type="float" office:value="3.0625" calcext:value-type="float">
            <text:p>3,0625</text:p>
          </table:table-cell>
          <table:table-cell table:style-name="ce6" table:formula="of:=[.A69]^2" office:value-type="float" office:value="9" calcext:value-type="float">
            <text:p>9</text:p>
          </table:table-cell>
          <table:table-cell table:style-name="ce6" table:formula="of:=[.B69]^2" office:value-type="float" office:value="9.37890625" calcext:value-type="float">
            <text:p>9,37890625</text:p>
          </table:table-cell>
          <table:table-cell table:style-name="ce6" table:formula="of:=([.D69]-[.C69])/[.$D$2]" office:value-type="float" office:value="6.0625" calcext:value-type="float">
            <text:p>6,0625</text:p>
          </table:table-cell>
          <table:table-cell table:number-columns-repeated="1019"/>
        </table:table-row>
        <table:table-row table:style-name="ro3">
          <table:table-cell table:style-name="ce4" table:formula="of:=[.A69]+0.125" office:value-type="float" office:value="3.125" calcext:value-type="float">
            <text:p>3,125</text:p>
          </table:table-cell>
          <table:table-cell table:style-name="ce6" table:formula="of:=[.A70]+[.$D$2]" office:value-type="float" office:value="3.1875" calcext:value-type="float">
            <text:p>3,1875</text:p>
          </table:table-cell>
          <table:table-cell table:style-name="ce6" table:formula="of:=[.A70]^2" office:value-type="float" office:value="9.765625" calcext:value-type="float">
            <text:p>9,765625</text:p>
          </table:table-cell>
          <table:table-cell table:style-name="ce6" table:formula="of:=[.B70]^2" office:value-type="float" office:value="10.16015625" calcext:value-type="float">
            <text:p>10,16015625</text:p>
          </table:table-cell>
          <table:table-cell table:style-name="ce6" table:formula="of:=([.D70]-[.C70])/[.$D$2]" office:value-type="float" office:value="6.3125" calcext:value-type="float">
            <text:p>6,3125</text:p>
          </table:table-cell>
          <table:table-cell table:number-columns-repeated="1019"/>
        </table:table-row>
        <table:table-row table:style-name="ro3">
          <table:table-cell table:style-name="ce4" table:formula="of:=[.A70]+0.125" office:value-type="float" office:value="3.25" calcext:value-type="float">
            <text:p>3,25</text:p>
          </table:table-cell>
          <table:table-cell table:style-name="ce6" table:formula="of:=[.A71]+[.$D$2]" office:value-type="float" office:value="3.3125" calcext:value-type="float">
            <text:p>3,3125</text:p>
          </table:table-cell>
          <table:table-cell table:style-name="ce6" table:formula="of:=[.A71]^2" office:value-type="float" office:value="10.5625" calcext:value-type="float">
            <text:p>10,5625</text:p>
          </table:table-cell>
          <table:table-cell table:style-name="ce6" table:formula="of:=[.B71]^2" office:value-type="float" office:value="10.97265625" calcext:value-type="float">
            <text:p>10,97265625</text:p>
          </table:table-cell>
          <table:table-cell table:style-name="ce6" table:formula="of:=([.D71]-[.C71])/[.$D$2]" office:value-type="float" office:value="6.5625" calcext:value-type="float">
            <text:p>6,5625</text:p>
          </table:table-cell>
          <table:table-cell table:number-columns-repeated="1019"/>
        </table:table-row>
        <table:table-row table:style-name="ro3">
          <table:table-cell table:style-name="ce4" table:formula="of:=[.A71]+0.125" office:value-type="float" office:value="3.375" calcext:value-type="float">
            <text:p>3,375</text:p>
          </table:table-cell>
          <table:table-cell table:style-name="ce6" table:formula="of:=[.A72]+[.$D$2]" office:value-type="float" office:value="3.4375" calcext:value-type="float">
            <text:p>3,4375</text:p>
          </table:table-cell>
          <table:table-cell table:style-name="ce6" table:formula="of:=[.A72]^2" office:value-type="float" office:value="11.390625" calcext:value-type="float">
            <text:p>11,390625</text:p>
          </table:table-cell>
          <table:table-cell table:style-name="ce6" table:formula="of:=[.B72]^2" office:value-type="float" office:value="11.81640625" calcext:value-type="float">
            <text:p>11,81640625</text:p>
          </table:table-cell>
          <table:table-cell table:style-name="ce6" table:formula="of:=([.D72]-[.C72])/[.$D$2]" office:value-type="float" office:value="6.8125" calcext:value-type="float">
            <text:p>6,8125</text:p>
          </table:table-cell>
          <table:table-cell table:number-columns-repeated="1019"/>
        </table:table-row>
        <table:table-row table:style-name="ro3">
          <table:table-cell table:style-name="ce4" table:formula="of:=[.A72]+0.125" office:value-type="float" office:value="3.5" calcext:value-type="float">
            <text:p>3,5</text:p>
          </table:table-cell>
          <table:table-cell table:style-name="ce6" table:formula="of:=[.A73]+[.$D$2]" office:value-type="float" office:value="3.5625" calcext:value-type="float">
            <text:p>3,5625</text:p>
          </table:table-cell>
          <table:table-cell table:style-name="ce6" table:formula="of:=[.A73]^2" office:value-type="float" office:value="12.25" calcext:value-type="float">
            <text:p>12,25</text:p>
          </table:table-cell>
          <table:table-cell table:style-name="ce6" table:formula="of:=[.B73]^2" office:value-type="float" office:value="12.69140625" calcext:value-type="float">
            <text:p>12,69140625</text:p>
          </table:table-cell>
          <table:table-cell table:style-name="ce6" table:formula="of:=([.D73]-[.C73])/[.$D$2]" office:value-type="float" office:value="7.0625" calcext:value-type="float">
            <text:p>7,0625</text:p>
          </table:table-cell>
          <table:table-cell table:number-columns-repeated="1019"/>
        </table:table-row>
        <table:table-row table:style-name="ro3">
          <table:table-cell table:style-name="ce4" table:formula="of:=[.A73]+0.125" office:value-type="float" office:value="3.625" calcext:value-type="float">
            <text:p>3,625</text:p>
          </table:table-cell>
          <table:table-cell table:style-name="ce6" table:formula="of:=[.A74]+[.$D$2]" office:value-type="float" office:value="3.6875" calcext:value-type="float">
            <text:p>3,6875</text:p>
          </table:table-cell>
          <table:table-cell table:style-name="ce6" table:formula="of:=[.A74]^2" office:value-type="float" office:value="13.140625" calcext:value-type="float">
            <text:p>13,140625</text:p>
          </table:table-cell>
          <table:table-cell table:style-name="ce6" table:formula="of:=[.B74]^2" office:value-type="float" office:value="13.59765625" calcext:value-type="float">
            <text:p>13,59765625</text:p>
          </table:table-cell>
          <table:table-cell table:style-name="ce6" table:formula="of:=([.D74]-[.C74])/[.$D$2]" office:value-type="float" office:value="7.3125" calcext:value-type="float">
            <text:p>7,3125</text:p>
          </table:table-cell>
          <table:table-cell table:number-columns-repeated="1019"/>
        </table:table-row>
        <table:table-row table:style-name="ro3">
          <table:table-cell table:style-name="ce4" table:formula="of:=[.A74]+0.125" office:value-type="float" office:value="3.75" calcext:value-type="float">
            <text:p>3,75</text:p>
          </table:table-cell>
          <table:table-cell table:style-name="ce6" table:formula="of:=[.A75]+[.$D$2]" office:value-type="float" office:value="3.8125" calcext:value-type="float">
            <text:p>3,8125</text:p>
          </table:table-cell>
          <table:table-cell table:style-name="ce6" table:formula="of:=[.A75]^2" office:value-type="float" office:value="14.0625" calcext:value-type="float">
            <text:p>14,0625</text:p>
          </table:table-cell>
          <table:table-cell table:style-name="ce6" table:formula="of:=[.B75]^2" office:value-type="float" office:value="14.53515625" calcext:value-type="float">
            <text:p>14,53515625</text:p>
          </table:table-cell>
          <table:table-cell table:style-name="ce6" table:formula="of:=([.D75]-[.C75])/[.$D$2]" office:value-type="float" office:value="7.5625" calcext:value-type="float">
            <text:p>7,5625</text:p>
          </table:table-cell>
          <table:table-cell table:number-columns-repeated="1019"/>
        </table:table-row>
        <table:table-row table:style-name="ro3">
          <table:table-cell table:style-name="ce4" table:formula="of:=[.A75]+0.125" office:value-type="float" office:value="3.875" calcext:value-type="float">
            <text:p>3,875</text:p>
          </table:table-cell>
          <table:table-cell table:style-name="ce6" table:formula="of:=[.A76]+[.$D$2]" office:value-type="float" office:value="3.9375" calcext:value-type="float">
            <text:p>3,9375</text:p>
          </table:table-cell>
          <table:table-cell table:style-name="ce6" table:formula="of:=[.A76]^2" office:value-type="float" office:value="15.015625" calcext:value-type="float">
            <text:p>15,015625</text:p>
          </table:table-cell>
          <table:table-cell table:style-name="ce6" table:formula="of:=[.B76]^2" office:value-type="float" office:value="15.50390625" calcext:value-type="float">
            <text:p>15,50390625</text:p>
          </table:table-cell>
          <table:table-cell table:style-name="ce6" table:formula="of:=([.D76]-[.C76])/[.$D$2]" office:value-type="float" office:value="7.8125" calcext:value-type="float">
            <text:p>7,8125</text:p>
          </table:table-cell>
          <table:table-cell table:number-columns-repeated="1019"/>
        </table:table-row>
        <table:table-row table:style-name="ro3">
          <table:table-cell table:style-name="ce4" table:formula="of:=[.A76]+0.125" office:value-type="float" office:value="4" calcext:value-type="float">
            <text:p>4</text:p>
          </table:table-cell>
          <table:table-cell table:style-name="ce6" table:formula="of:=[.A77]+[.$D$2]" office:value-type="float" office:value="4.0625" calcext:value-type="float">
            <text:p>4,0625</text:p>
          </table:table-cell>
          <table:table-cell table:style-name="ce6" table:formula="of:=[.A77]^2" office:value-type="float" office:value="16" calcext:value-type="float">
            <text:p>16</text:p>
          </table:table-cell>
          <table:table-cell table:style-name="ce6" table:formula="of:=[.B77]^2" office:value-type="float" office:value="16.50390625" calcext:value-type="float">
            <text:p>16,50390625</text:p>
          </table:table-cell>
          <table:table-cell table:style-name="ce6" table:formula="of:=([.D77]-[.C77])/[.$D$2]" office:value-type="float" office:value="8.0625" calcext:value-type="float">
            <text:p>8,0625</text:p>
          </table:table-cell>
          <table:table-cell table:number-columns-repeated="1019"/>
        </table:table-row>
        <table:table-row table:style-name="ro3">
          <table:table-cell table:style-name="ce4" table:formula="of:=[.A77]+0.125" office:value-type="float" office:value="4.125" calcext:value-type="float">
            <text:p>4,125</text:p>
          </table:table-cell>
          <table:table-cell table:style-name="ce6" table:formula="of:=[.A78]+[.$D$2]" office:value-type="float" office:value="4.1875" calcext:value-type="float">
            <text:p>4,1875</text:p>
          </table:table-cell>
          <table:table-cell table:style-name="ce6" table:formula="of:=[.A78]^2" office:value-type="float" office:value="17.015625" calcext:value-type="float">
            <text:p>17,015625</text:p>
          </table:table-cell>
          <table:table-cell table:style-name="ce6" table:formula="of:=[.B78]^2" office:value-type="float" office:value="17.53515625" calcext:value-type="float">
            <text:p>17,53515625</text:p>
          </table:table-cell>
          <table:table-cell table:style-name="ce6" table:formula="of:=([.D78]-[.C78])/[.$D$2]" office:value-type="float" office:value="8.3125" calcext:value-type="float">
            <text:p>8,3125</text:p>
          </table:table-cell>
          <table:table-cell table:number-columns-repeated="1019"/>
        </table:table-row>
        <table:table-row table:style-name="ro3">
          <table:table-cell table:style-name="ce4" table:formula="of:=[.A78]+0.125" office:value-type="float" office:value="4.25" calcext:value-type="float">
            <text:p>4,25</text:p>
          </table:table-cell>
          <table:table-cell table:style-name="ce6" table:formula="of:=[.A79]+[.$D$2]" office:value-type="float" office:value="4.3125" calcext:value-type="float">
            <text:p>4,3125</text:p>
          </table:table-cell>
          <table:table-cell table:style-name="ce6" table:formula="of:=[.A79]^2" office:value-type="float" office:value="18.0625" calcext:value-type="float">
            <text:p>18,0625</text:p>
          </table:table-cell>
          <table:table-cell table:style-name="ce6" table:formula="of:=[.B79]^2" office:value-type="float" office:value="18.59765625" calcext:value-type="float">
            <text:p>18,59765625</text:p>
          </table:table-cell>
          <table:table-cell table:style-name="ce6" table:formula="of:=([.D79]-[.C79])/[.$D$2]" office:value-type="float" office:value="8.5625" calcext:value-type="float">
            <text:p>8,5625</text:p>
          </table:table-cell>
          <table:table-cell table:number-columns-repeated="1019"/>
        </table:table-row>
        <table:table-row table:style-name="ro3">
          <table:table-cell table:style-name="ce4" table:formula="of:=[.A79]+0.125" office:value-type="float" office:value="4.375" calcext:value-type="float">
            <text:p>4,375</text:p>
          </table:table-cell>
          <table:table-cell table:style-name="ce6" table:formula="of:=[.A80]+[.$D$2]" office:value-type="float" office:value="4.4375" calcext:value-type="float">
            <text:p>4,4375</text:p>
          </table:table-cell>
          <table:table-cell table:style-name="ce6" table:formula="of:=[.A80]^2" office:value-type="float" office:value="19.140625" calcext:value-type="float">
            <text:p>19,140625</text:p>
          </table:table-cell>
          <table:table-cell table:style-name="ce6" table:formula="of:=[.B80]^2" office:value-type="float" office:value="19.69140625" calcext:value-type="float">
            <text:p>19,69140625</text:p>
          </table:table-cell>
          <table:table-cell table:style-name="ce6" table:formula="of:=([.D80]-[.C80])/[.$D$2]" office:value-type="float" office:value="8.8125" calcext:value-type="float">
            <text:p>8,8125</text:p>
          </table:table-cell>
          <table:table-cell table:number-columns-repeated="1019"/>
        </table:table-row>
        <table:table-row table:style-name="ro3">
          <table:table-cell table:style-name="ce4" table:formula="of:=[.A80]+0.125" office:value-type="float" office:value="4.5" calcext:value-type="float">
            <text:p>4,5</text:p>
          </table:table-cell>
          <table:table-cell table:style-name="ce6" table:formula="of:=[.A81]+[.$D$2]" office:value-type="float" office:value="4.5625" calcext:value-type="float">
            <text:p>4,5625</text:p>
          </table:table-cell>
          <table:table-cell table:style-name="ce6" table:formula="of:=[.A81]^2" office:value-type="float" office:value="20.25" calcext:value-type="float">
            <text:p>20,25</text:p>
          </table:table-cell>
          <table:table-cell table:style-name="ce6" table:formula="of:=[.B81]^2" office:value-type="float" office:value="20.81640625" calcext:value-type="float">
            <text:p>20,81640625</text:p>
          </table:table-cell>
          <table:table-cell table:style-name="ce6" table:formula="of:=([.D81]-[.C81])/[.$D$2]" office:value-type="float" office:value="9.0625" calcext:value-type="float">
            <text:p>9,0625</text:p>
          </table:table-cell>
          <table:table-cell table:number-columns-repeated="1019"/>
        </table:table-row>
        <table:table-row table:style-name="ro3">
          <table:table-cell table:style-name="ce4" table:formula="of:=[.A81]+0.125" office:value-type="float" office:value="4.625" calcext:value-type="float">
            <text:p>4,625</text:p>
          </table:table-cell>
          <table:table-cell table:style-name="ce6" table:formula="of:=[.A82]+[.$D$2]" office:value-type="float" office:value="4.6875" calcext:value-type="float">
            <text:p>4,6875</text:p>
          </table:table-cell>
          <table:table-cell table:style-name="ce6" table:formula="of:=[.A82]^2" office:value-type="float" office:value="21.390625" calcext:value-type="float">
            <text:p>21,390625</text:p>
          </table:table-cell>
          <table:table-cell table:style-name="ce6" table:formula="of:=[.B82]^2" office:value-type="float" office:value="21.97265625" calcext:value-type="float">
            <text:p>21,97265625</text:p>
          </table:table-cell>
          <table:table-cell table:style-name="ce6" table:formula="of:=([.D82]-[.C82])/[.$D$2]" office:value-type="float" office:value="9.3125" calcext:value-type="float">
            <text:p>9,3125</text:p>
          </table:table-cell>
          <table:table-cell table:number-columns-repeated="1019"/>
        </table:table-row>
        <table:table-row table:style-name="ro3">
          <table:table-cell table:style-name="ce4" table:formula="of:=[.A82]+0.125" office:value-type="float" office:value="4.75" calcext:value-type="float">
            <text:p>4,75</text:p>
          </table:table-cell>
          <table:table-cell table:style-name="ce6" table:formula="of:=[.A83]+[.$D$2]" office:value-type="float" office:value="4.8125" calcext:value-type="float">
            <text:p>4,8125</text:p>
          </table:table-cell>
          <table:table-cell table:style-name="ce6" table:formula="of:=[.A83]^2" office:value-type="float" office:value="22.5625" calcext:value-type="float">
            <text:p>22,5625</text:p>
          </table:table-cell>
          <table:table-cell table:style-name="ce6" table:formula="of:=[.B83]^2" office:value-type="float" office:value="23.16015625" calcext:value-type="float">
            <text:p>23,16015625</text:p>
          </table:table-cell>
          <table:table-cell table:style-name="ce6" table:formula="of:=([.D83]-[.C83])/[.$D$2]" office:value-type="float" office:value="9.5625" calcext:value-type="float">
            <text:p>9,5625</text:p>
          </table:table-cell>
          <table:table-cell table:number-columns-repeated="1019"/>
        </table:table-row>
        <table:table-row table:style-name="ro3">
          <table:table-cell table:style-name="ce4" table:formula="of:=[.A83]+0.125" office:value-type="float" office:value="4.875" calcext:value-type="float">
            <text:p>4,875</text:p>
          </table:table-cell>
          <table:table-cell table:style-name="ce6" table:formula="of:=[.A84]+[.$D$2]" office:value-type="float" office:value="4.9375" calcext:value-type="float">
            <text:p>4,9375</text:p>
          </table:table-cell>
          <table:table-cell table:style-name="ce6" table:formula="of:=[.A84]^2" office:value-type="float" office:value="23.765625" calcext:value-type="float">
            <text:p>23,765625</text:p>
          </table:table-cell>
          <table:table-cell table:style-name="ce6" table:formula="of:=[.B84]^2" office:value-type="float" office:value="24.37890625" calcext:value-type="float">
            <text:p>24,37890625</text:p>
          </table:table-cell>
          <table:table-cell table:style-name="ce6" table:formula="of:=([.D84]-[.C84])/[.$D$2]" office:value-type="float" office:value="9.8125" calcext:value-type="float">
            <text:p>9,8125</text:p>
          </table:table-cell>
          <table:table-cell table:number-columns-repeated="1019"/>
        </table:table-row>
        <table:table-row table:style-name="ro3">
          <table:table-cell table:style-name="ce5" table:formula="of:=[.A84]+0.125" office:value-type="float" office:value="5" calcext:value-type="float">
            <text:p>5</text:p>
          </table:table-cell>
          <table:table-cell table:style-name="ce7" table:formula="of:=[.A85]+[.$D$2]" office:value-type="float" office:value="5.0625" calcext:value-type="float">
            <text:p>5,0625</text:p>
          </table:table-cell>
          <table:table-cell table:style-name="ce7" table:formula="of:=[.A85]^2" office:value-type="float" office:value="25" calcext:value-type="float">
            <text:p>25</text:p>
          </table:table-cell>
          <table:table-cell table:style-name="ce7" table:formula="of:=[.B85]^2" office:value-type="float" office:value="25.62890625" calcext:value-type="float">
            <text:p>25,62890625</text:p>
          </table:table-cell>
          <table:table-cell table:style-name="ce7" table:formula="of:=([.D85]-[.C85])/[.$D$2]" office:value-type="float" office:value="10.0625" calcext:value-type="float">
            <text:p>10,0625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shapes>
          <draw:frame draw:z-index="0" draw:style-name="gr1" draw:text-style-name="P1" svg:width="33.517cm" svg:height="18.852cm" svg:x="12.494cm" svg:y="1.495cm">
            <draw:object draw:notify-on-update-of-ranges="Foglio2.A5:Foglio2.A85 Foglio2.C5:Foglio2.C85 Foglio2.A5:Foglio2.A85 Foglio2.E5:Foglio2.E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ce8" office:value-type="string" calcext:value-type="string">
            <text:p>h=</text:p>
          </table:table-cell>
          <table:table-cell table:style-name="ce9" office:value-type="float" office:value="0.0625" calcext:value-type="float">
            <text:p>0,06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(x+h)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(x+h)</text:p>
          </table:table-cell>
          <table:table-cell table:style-name="ce10" office:value-type="string" calcext:value-type="string">
            <text:p>(f(x+h)-f(x))/h</text:p>
          </table:table-cell>
          <table:table-cell table:number-columns-repeated="1019"/>
        </table:table-row>
        <table:table-row table:style-name="ro1">
          <table:table-cell table:style-name="ce3" office:value-type="float" office:value="-5" calcext:value-type="float">
            <text:p>-5</text:p>
          </table:table-cell>
          <table:table-cell table:style-name="ce3" table:formula="of:=[.A5]+[.$D$2]" office:value-type="float" office:value="-4.9375" calcext:value-type="float">
            <text:p>-4,9375</text:p>
          </table:table-cell>
          <table:table-cell table:style-name="ce3" table:formula="of:=[.A5]^3" office:value-type="float" office:value="-125" calcext:value-type="float">
            <text:p>-125</text:p>
          </table:table-cell>
          <table:table-cell table:style-name="ce3" table:formula="of:=[.B5]^3" office:value-type="float" office:value="-120.370849609375" calcext:value-type="float">
            <text:p>-120,370849609375</text:p>
          </table:table-cell>
          <table:table-cell table:style-name="ce3" table:formula="of:=([.D5]-[.C5])/[.$D$2]" office:value-type="float" office:value="74.06640625" calcext:value-type="float">
            <text:p>74,06640625</text:p>
          </table:table-cell>
          <table:table-cell table:number-columns-repeated="1019"/>
        </table:table-row>
        <table:table-row table:style-name="ro3">
          <table:table-cell table:style-name="ce4" table:formula="of:=[.A5]+0.125" office:value-type="float" office:value="-4.875" calcext:value-type="float">
            <text:p>-4,875</text:p>
          </table:table-cell>
          <table:table-cell table:style-name="ce6" table:formula="of:=[.A6]+[.$D$2]" office:value-type="float" office:value="-4.8125" calcext:value-type="float">
            <text:p>-4,8125</text:p>
          </table:table-cell>
          <table:table-cell table:style-name="ce6" table:formula="of:=[.A6]^3" office:value-type="float" office:value="-115.857421875" calcext:value-type="float">
            <text:p>-115,857421875</text:p>
          </table:table-cell>
          <table:table-cell table:style-name="ce6" table:formula="of:=[.B6]^3" office:value-type="float" office:value="-111.458251953125" calcext:value-type="float">
            <text:p>-111,458251953125</text:p>
          </table:table-cell>
          <table:table-cell table:style-name="ce6" table:formula="of:=([.D6]-[.C6])/[.$D$2]" office:value-type="float" office:value="70.38671875" calcext:value-type="float">
            <text:p>70,38671875</text:p>
          </table:table-cell>
          <table:table-cell table:number-columns-repeated="1019"/>
        </table:table-row>
        <table:table-row table:style-name="ro3">
          <table:table-cell table:style-name="ce4" table:formula="of:=[.A6]+0.125" office:value-type="float" office:value="-4.75" calcext:value-type="float">
            <text:p>-4,75</text:p>
          </table:table-cell>
          <table:table-cell table:style-name="ce6" table:formula="of:=[.A7]+[.$D$2]" office:value-type="float" office:value="-4.6875" calcext:value-type="float">
            <text:p>-4,6875</text:p>
          </table:table-cell>
          <table:table-cell table:style-name="ce6" table:formula="of:=[.A7]^3" office:value-type="float" office:value="-107.171875" calcext:value-type="float">
            <text:p>-107,171875</text:p>
          </table:table-cell>
          <table:table-cell table:style-name="ce6" table:formula="of:=[.B7]^3" office:value-type="float" office:value="-102.996826171875" calcext:value-type="float">
            <text:p>-102,996826171875</text:p>
          </table:table-cell>
          <table:table-cell table:style-name="ce6" table:formula="of:=([.D7]-[.C7])/[.$D$2]" office:value-type="float" office:value="66.80078125" calcext:value-type="float">
            <text:p>66,80078125</text:p>
          </table:table-cell>
          <table:table-cell table:number-columns-repeated="1019"/>
        </table:table-row>
        <table:table-row table:style-name="ro3">
          <table:table-cell table:style-name="ce4" table:formula="of:=[.A7]+0.125" office:value-type="float" office:value="-4.625" calcext:value-type="float">
            <text:p>-4,625</text:p>
          </table:table-cell>
          <table:table-cell table:style-name="ce6" table:formula="of:=[.A8]+[.$D$2]" office:value-type="float" office:value="-4.5625" calcext:value-type="float">
            <text:p>-4,5625</text:p>
          </table:table-cell>
          <table:table-cell table:style-name="ce6" table:formula="of:=[.A8]^3" office:value-type="float" office:value="-98.931640625" calcext:value-type="float">
            <text:p>-98,931640625</text:p>
          </table:table-cell>
          <table:table-cell table:style-name="ce6" table:formula="of:=[.B8]^3" office:value-type="float" office:value="-94.974853515625" calcext:value-type="float">
            <text:p>-94,974853515625</text:p>
          </table:table-cell>
          <table:table-cell table:style-name="ce6" table:formula="of:=([.D8]-[.C8])/[.$D$2]" office:value-type="float" office:value="63.30859375" calcext:value-type="float">
            <text:p>63,30859375</text:p>
          </table:table-cell>
          <table:table-cell table:number-columns-repeated="1019"/>
        </table:table-row>
        <table:table-row table:style-name="ro3">
          <table:table-cell table:style-name="ce4" table:formula="of:=[.A8]+0.125" office:value-type="float" office:value="-4.5" calcext:value-type="float">
            <text:p>-4,5</text:p>
          </table:table-cell>
          <table:table-cell table:style-name="ce6" table:formula="of:=[.A9]+[.$D$2]" office:value-type="float" office:value="-4.4375" calcext:value-type="float">
            <text:p>-4,4375</text:p>
          </table:table-cell>
          <table:table-cell table:style-name="ce6" table:formula="of:=[.A9]^3" office:value-type="float" office:value="-91.125" calcext:value-type="float">
            <text:p>-91,125</text:p>
          </table:table-cell>
          <table:table-cell table:style-name="ce6" table:formula="of:=[.B9]^3" office:value-type="float" office:value="-87.380615234375" calcext:value-type="float">
            <text:p>-87,380615234375</text:p>
          </table:table-cell>
          <table:table-cell table:style-name="ce6" table:formula="of:=([.D9]-[.C9])/[.$D$2]" office:value-type="float" office:value="59.91015625" calcext:value-type="float">
            <text:p>59,91015625</text:p>
          </table:table-cell>
          <table:table-cell table:number-columns-repeated="1019"/>
        </table:table-row>
        <table:table-row table:style-name="ro3">
          <table:table-cell table:style-name="ce4" table:formula="of:=[.A9]+0.125" office:value-type="float" office:value="-4.375" calcext:value-type="float">
            <text:p>-4,375</text:p>
          </table:table-cell>
          <table:table-cell table:style-name="ce6" table:formula="of:=[.A10]+[.$D$2]" office:value-type="float" office:value="-4.3125" calcext:value-type="float">
            <text:p>-4,3125</text:p>
          </table:table-cell>
          <table:table-cell table:style-name="ce6" table:formula="of:=[.A10]^3" office:value-type="float" office:value="-83.740234375" calcext:value-type="float">
            <text:p>-83,740234375</text:p>
          </table:table-cell>
          <table:table-cell table:style-name="ce6" table:formula="of:=[.B10]^3" office:value-type="float" office:value="-80.202392578125" calcext:value-type="float">
            <text:p>-80,202392578125</text:p>
          </table:table-cell>
          <table:table-cell table:style-name="ce6" table:formula="of:=([.D10]-[.C10])/[.$D$2]" office:value-type="float" office:value="56.60546875" calcext:value-type="float">
            <text:p>56,60546875</text:p>
          </table:table-cell>
          <table:table-cell table:number-columns-repeated="1019"/>
        </table:table-row>
        <table:table-row table:style-name="ro3">
          <table:table-cell table:style-name="ce4" table:formula="of:=[.A10]+0.125" office:value-type="float" office:value="-4.25" calcext:value-type="float">
            <text:p>-4,25</text:p>
          </table:table-cell>
          <table:table-cell table:style-name="ce6" table:formula="of:=[.A11]+[.$D$2]" office:value-type="float" office:value="-4.1875" calcext:value-type="float">
            <text:p>-4,1875</text:p>
          </table:table-cell>
          <table:table-cell table:style-name="ce6" table:formula="of:=[.A11]^3" office:value-type="float" office:value="-76.765625" calcext:value-type="float">
            <text:p>-76,765625</text:p>
          </table:table-cell>
          <table:table-cell table:style-name="ce6" table:formula="of:=[.B11]^3" office:value-type="float" office:value="-73.428466796875" calcext:value-type="float">
            <text:p>-73,428466796875</text:p>
          </table:table-cell>
          <table:table-cell table:style-name="ce6" table:formula="of:=([.D11]-[.C11])/[.$D$2]" office:value-type="float" office:value="53.39453125" calcext:value-type="float">
            <text:p>53,39453125</text:p>
          </table:table-cell>
          <table:table-cell table:number-columns-repeated="1019"/>
        </table:table-row>
        <table:table-row table:style-name="ro3">
          <table:table-cell table:style-name="ce4" table:formula="of:=[.A11]+0.125" office:value-type="float" office:value="-4.125" calcext:value-type="float">
            <text:p>-4,125</text:p>
          </table:table-cell>
          <table:table-cell table:style-name="ce6" table:formula="of:=[.A12]+[.$D$2]" office:value-type="float" office:value="-4.0625" calcext:value-type="float">
            <text:p>-4,0625</text:p>
          </table:table-cell>
          <table:table-cell table:style-name="ce6" table:formula="of:=[.A12]^3" office:value-type="float" office:value="-70.189453125" calcext:value-type="float">
            <text:p>-70,189453125</text:p>
          </table:table-cell>
          <table:table-cell table:style-name="ce6" table:formula="of:=[.B12]^3" office:value-type="float" office:value="-67.047119140625" calcext:value-type="float">
            <text:p>-67,047119140625</text:p>
          </table:table-cell>
          <table:table-cell table:style-name="ce6" table:formula="of:=([.D12]-[.C12])/[.$D$2]" office:value-type="float" office:value="50.27734375" calcext:value-type="float">
            <text:p>50,27734375</text:p>
          </table:table-cell>
          <table:table-cell table:number-columns-repeated="1019"/>
        </table:table-row>
        <table:table-row table:style-name="ro3">
          <table:table-cell table:style-name="ce4" table:formula="of:=[.A12]+0.125" office:value-type="float" office:value="-4" calcext:value-type="float">
            <text:p>-4</text:p>
          </table:table-cell>
          <table:table-cell table:style-name="ce6" table:formula="of:=[.A13]+[.$D$2]" office:value-type="float" office:value="-3.9375" calcext:value-type="float">
            <text:p>-3,9375</text:p>
          </table:table-cell>
          <table:table-cell table:style-name="ce6" table:formula="of:=[.A13]^3" office:value-type="float" office:value="-64" calcext:value-type="float">
            <text:p>-64</text:p>
          </table:table-cell>
          <table:table-cell table:style-name="ce6" table:formula="of:=[.B13]^3" office:value-type="float" office:value="-61.046630859375" calcext:value-type="float">
            <text:p>-61,046630859375</text:p>
          </table:table-cell>
          <table:table-cell table:style-name="ce6" table:formula="of:=([.D13]-[.C13])/[.$D$2]" office:value-type="float" office:value="47.25390625" calcext:value-type="float">
            <text:p>47,25390625</text:p>
          </table:table-cell>
          <table:table-cell table:number-columns-repeated="1019"/>
        </table:table-row>
        <table:table-row table:style-name="ro3">
          <table:table-cell table:style-name="ce4" table:formula="of:=[.A13]+0.125" office:value-type="float" office:value="-3.875" calcext:value-type="float">
            <text:p>-3,875</text:p>
          </table:table-cell>
          <table:table-cell table:style-name="ce6" table:formula="of:=[.A14]+[.$D$2]" office:value-type="float" office:value="-3.8125" calcext:value-type="float">
            <text:p>-3,8125</text:p>
          </table:table-cell>
          <table:table-cell table:style-name="ce6" table:formula="of:=[.A14]^3" office:value-type="float" office:value="-58.185546875" calcext:value-type="float">
            <text:p>-58,185546875</text:p>
          </table:table-cell>
          <table:table-cell table:style-name="ce6" table:formula="of:=[.B14]^3" office:value-type="float" office:value="-55.415283203125" calcext:value-type="float">
            <text:p>-55,415283203125</text:p>
          </table:table-cell>
          <table:table-cell table:style-name="ce6" table:formula="of:=([.D14]-[.C14])/[.$D$2]" office:value-type="float" office:value="44.32421875" calcext:value-type="float">
            <text:p>44,32421875</text:p>
          </table:table-cell>
          <table:table-cell table:number-columns-repeated="1019"/>
        </table:table-row>
        <table:table-row table:style-name="ro3">
          <table:table-cell table:style-name="ce4" table:formula="of:=[.A14]+0.125" office:value-type="float" office:value="-3.75" calcext:value-type="float">
            <text:p>-3,75</text:p>
          </table:table-cell>
          <table:table-cell table:style-name="ce6" table:formula="of:=[.A15]+[.$D$2]" office:value-type="float" office:value="-3.6875" calcext:value-type="float">
            <text:p>-3,6875</text:p>
          </table:table-cell>
          <table:table-cell table:style-name="ce6" table:formula="of:=[.A15]^3" office:value-type="float" office:value="-52.734375" calcext:value-type="float">
            <text:p>-52,734375</text:p>
          </table:table-cell>
          <table:table-cell table:style-name="ce6" table:formula="of:=[.B15]^3" office:value-type="float" office:value="-50.141357421875" calcext:value-type="float">
            <text:p>-50,141357421875</text:p>
          </table:table-cell>
          <table:table-cell table:style-name="ce6" table:formula="of:=([.D15]-[.C15])/[.$D$2]" office:value-type="float" office:value="41.48828125" calcext:value-type="float">
            <text:p>41,48828125</text:p>
          </table:table-cell>
          <table:table-cell table:number-columns-repeated="1019"/>
        </table:table-row>
        <table:table-row table:style-name="ro3">
          <table:table-cell table:style-name="ce4" table:formula="of:=[.A15]+0.125" office:value-type="float" office:value="-3.625" calcext:value-type="float">
            <text:p>-3,625</text:p>
          </table:table-cell>
          <table:table-cell table:style-name="ce6" table:formula="of:=[.A16]+[.$D$2]" office:value-type="float" office:value="-3.5625" calcext:value-type="float">
            <text:p>-3,5625</text:p>
          </table:table-cell>
          <table:table-cell table:style-name="ce6" table:formula="of:=[.A16]^3" office:value-type="float" office:value="-47.634765625" calcext:value-type="float">
            <text:p>-47,634765625</text:p>
          </table:table-cell>
          <table:table-cell table:style-name="ce6" table:formula="of:=[.B16]^3" office:value-type="float" office:value="-45.213134765625" calcext:value-type="float">
            <text:p>-45,213134765625</text:p>
          </table:table-cell>
          <table:table-cell table:style-name="ce6" table:formula="of:=([.D16]-[.C16])/[.$D$2]" office:value-type="float" office:value="38.74609375" calcext:value-type="float">
            <text:p>38,74609375</text:p>
          </table:table-cell>
          <table:table-cell table:number-columns-repeated="1019"/>
        </table:table-row>
        <table:table-row table:style-name="ro3">
          <table:table-cell table:style-name="ce4" table:formula="of:=[.A16]+0.125" office:value-type="float" office:value="-3.5" calcext:value-type="float">
            <text:p>-3,5</text:p>
          </table:table-cell>
          <table:table-cell table:style-name="ce6" table:formula="of:=[.A17]+[.$D$2]" office:value-type="float" office:value="-3.4375" calcext:value-type="float">
            <text:p>-3,4375</text:p>
          </table:table-cell>
          <table:table-cell table:style-name="ce6" table:formula="of:=[.A17]^3" office:value-type="float" office:value="-42.875" calcext:value-type="float">
            <text:p>-42,875</text:p>
          </table:table-cell>
          <table:table-cell table:style-name="ce6" table:formula="of:=[.B17]^3" office:value-type="float" office:value="-40.618896484375" calcext:value-type="float">
            <text:p>-40,618896484375</text:p>
          </table:table-cell>
          <table:table-cell table:style-name="ce6" table:formula="of:=([.D17]-[.C17])/[.$D$2]" office:value-type="float" office:value="36.09765625" calcext:value-type="float">
            <text:p>36,09765625</text:p>
          </table:table-cell>
          <table:table-cell table:number-columns-repeated="1019"/>
        </table:table-row>
        <table:table-row table:style-name="ro3">
          <table:table-cell table:style-name="ce4" table:formula="of:=[.A17]+0.125" office:value-type="float" office:value="-3.375" calcext:value-type="float">
            <text:p>-3,375</text:p>
          </table:table-cell>
          <table:table-cell table:style-name="ce6" table:formula="of:=[.A18]+[.$D$2]" office:value-type="float" office:value="-3.3125" calcext:value-type="float">
            <text:p>-3,3125</text:p>
          </table:table-cell>
          <table:table-cell table:style-name="ce6" table:formula="of:=[.A18]^3" office:value-type="float" office:value="-38.443359375" calcext:value-type="float">
            <text:p>-38,443359375</text:p>
          </table:table-cell>
          <table:table-cell table:style-name="ce6" table:formula="of:=[.B18]^3" office:value-type="float" office:value="-36.346923828125" calcext:value-type="float">
            <text:p>-36,346923828125</text:p>
          </table:table-cell>
          <table:table-cell table:style-name="ce6" table:formula="of:=([.D18]-[.C18])/[.$D$2]" office:value-type="float" office:value="33.54296875" calcext:value-type="float">
            <text:p>33,54296875</text:p>
          </table:table-cell>
          <table:table-cell table:number-columns-repeated="1019"/>
        </table:table-row>
        <table:table-row table:style-name="ro3">
          <table:table-cell table:style-name="ce4" table:formula="of:=[.A18]+0.125" office:value-type="float" office:value="-3.25" calcext:value-type="float">
            <text:p>-3,25</text:p>
          </table:table-cell>
          <table:table-cell table:style-name="ce6" table:formula="of:=[.A19]+[.$D$2]" office:value-type="float" office:value="-3.1875" calcext:value-type="float">
            <text:p>-3,1875</text:p>
          </table:table-cell>
          <table:table-cell table:style-name="ce6" table:formula="of:=[.A19]^3" office:value-type="float" office:value="-34.328125" calcext:value-type="float">
            <text:p>-34,328125</text:p>
          </table:table-cell>
          <table:table-cell table:style-name="ce6" table:formula="of:=[.B19]^3" office:value-type="float" office:value="-32.385498046875" calcext:value-type="float">
            <text:p>-32,385498046875</text:p>
          </table:table-cell>
          <table:table-cell table:style-name="ce6" table:formula="of:=([.D19]-[.C19])/[.$D$2]" office:value-type="float" office:value="31.08203125" calcext:value-type="float">
            <text:p>31,08203125</text:p>
          </table:table-cell>
          <table:table-cell table:number-columns-repeated="1019"/>
        </table:table-row>
        <table:table-row table:style-name="ro3">
          <table:table-cell table:style-name="ce4" table:formula="of:=[.A19]+0.125" office:value-type="float" office:value="-3.125" calcext:value-type="float">
            <text:p>-3,125</text:p>
          </table:table-cell>
          <table:table-cell table:style-name="ce6" table:formula="of:=[.A20]+[.$D$2]" office:value-type="float" office:value="-3.0625" calcext:value-type="float">
            <text:p>-3,0625</text:p>
          </table:table-cell>
          <table:table-cell table:style-name="ce6" table:formula="of:=[.A20]^3" office:value-type="float" office:value="-30.517578125" calcext:value-type="float">
            <text:p>-30,517578125</text:p>
          </table:table-cell>
          <table:table-cell table:style-name="ce6" table:formula="of:=[.B20]^3" office:value-type="float" office:value="-28.722900390625" calcext:value-type="float">
            <text:p>-28,722900390625</text:p>
          </table:table-cell>
          <table:table-cell table:style-name="ce6" table:formula="of:=([.D20]-[.C20])/[.$D$2]" office:value-type="float" office:value="28.71484375" calcext:value-type="float">
            <text:p>28,71484375</text:p>
          </table:table-cell>
          <table:table-cell table:number-columns-repeated="1019"/>
        </table:table-row>
        <table:table-row table:style-name="ro3">
          <table:table-cell table:style-name="ce4" table:formula="of:=[.A20]+0.125" office:value-type="float" office:value="-3" calcext:value-type="float">
            <text:p>-3</text:p>
          </table:table-cell>
          <table:table-cell table:style-name="ce6" table:formula="of:=[.A21]+[.$D$2]" office:value-type="float" office:value="-2.9375" calcext:value-type="float">
            <text:p>-2,9375</text:p>
          </table:table-cell>
          <table:table-cell table:style-name="ce6" table:formula="of:=[.A21]^3" office:value-type="float" office:value="-27" calcext:value-type="float">
            <text:p>-27</text:p>
          </table:table-cell>
          <table:table-cell table:style-name="ce6" table:formula="of:=[.B21]^3" office:value-type="float" office:value="-25.347412109375" calcext:value-type="float">
            <text:p>-25,347412109375</text:p>
          </table:table-cell>
          <table:table-cell table:style-name="ce6" table:formula="of:=([.D21]-[.C21])/[.$D$2]" office:value-type="float" office:value="26.44140625" calcext:value-type="float">
            <text:p>26,44140625</text:p>
          </table:table-cell>
          <table:table-cell table:number-columns-repeated="1019"/>
        </table:table-row>
        <table:table-row table:style-name="ro3">
          <table:table-cell table:style-name="ce4" table:formula="of:=[.A21]+0.125" office:value-type="float" office:value="-2.875" calcext:value-type="float">
            <text:p>-2,875</text:p>
          </table:table-cell>
          <table:table-cell table:style-name="ce6" table:formula="of:=[.A22]+[.$D$2]" office:value-type="float" office:value="-2.8125" calcext:value-type="float">
            <text:p>-2,8125</text:p>
          </table:table-cell>
          <table:table-cell table:style-name="ce6" table:formula="of:=[.A22]^3" office:value-type="float" office:value="-23.763671875" calcext:value-type="float">
            <text:p>-23,763671875</text:p>
          </table:table-cell>
          <table:table-cell table:style-name="ce6" table:formula="of:=[.B22]^3" office:value-type="float" office:value="-22.247314453125" calcext:value-type="float">
            <text:p>-22,247314453125</text:p>
          </table:table-cell>
          <table:table-cell table:style-name="ce6" table:formula="of:=([.D22]-[.C22])/[.$D$2]" office:value-type="float" office:value="24.26171875" calcext:value-type="float">
            <text:p>24,26171875</text:p>
          </table:table-cell>
          <table:table-cell table:number-columns-repeated="1019"/>
        </table:table-row>
        <table:table-row table:style-name="ro3">
          <table:table-cell table:style-name="ce4" table:formula="of:=[.A22]+0.125" office:value-type="float" office:value="-2.75" calcext:value-type="float">
            <text:p>-2,75</text:p>
          </table:table-cell>
          <table:table-cell table:style-name="ce6" table:formula="of:=[.A23]+[.$D$2]" office:value-type="float" office:value="-2.6875" calcext:value-type="float">
            <text:p>-2,6875</text:p>
          </table:table-cell>
          <table:table-cell table:style-name="ce6" table:formula="of:=[.A23]^3" office:value-type="float" office:value="-20.796875" calcext:value-type="float">
            <text:p>-20,796875</text:p>
          </table:table-cell>
          <table:table-cell table:style-name="ce6" table:formula="of:=[.B23]^3" office:value-type="float" office:value="-19.410888671875" calcext:value-type="float">
            <text:p>-19,410888671875</text:p>
          </table:table-cell>
          <table:table-cell table:style-name="ce6" table:formula="of:=([.D23]-[.C23])/[.$D$2]" office:value-type="float" office:value="22.17578125" calcext:value-type="float">
            <text:p>22,17578125</text:p>
          </table:table-cell>
          <table:table-cell table:number-columns-repeated="1019"/>
        </table:table-row>
        <table:table-row table:style-name="ro3">
          <table:table-cell table:style-name="ce4" table:formula="of:=[.A23]+0.125" office:value-type="float" office:value="-2.625" calcext:value-type="float">
            <text:p>-2,625</text:p>
          </table:table-cell>
          <table:table-cell table:style-name="ce6" table:formula="of:=[.A24]+[.$D$2]" office:value-type="float" office:value="-2.5625" calcext:value-type="float">
            <text:p>-2,5625</text:p>
          </table:table-cell>
          <table:table-cell table:style-name="ce6" table:formula="of:=[.A24]^3" office:value-type="float" office:value="-18.087890625" calcext:value-type="float">
            <text:p>-18,087890625</text:p>
          </table:table-cell>
          <table:table-cell table:style-name="ce6" table:formula="of:=[.B24]^3" office:value-type="float" office:value="-16.826416015625" calcext:value-type="float">
            <text:p>-16,826416015625</text:p>
          </table:table-cell>
          <table:table-cell table:style-name="ce6" table:formula="of:=([.D24]-[.C24])/[.$D$2]" office:value-type="float" office:value="20.18359375" calcext:value-type="float">
            <text:p>20,18359375</text:p>
          </table:table-cell>
          <table:table-cell table:number-columns-repeated="1019"/>
        </table:table-row>
        <table:table-row table:style-name="ro3">
          <table:table-cell table:style-name="ce4" table:formula="of:=[.A24]+0.125" office:value-type="float" office:value="-2.5" calcext:value-type="float">
            <text:p>-2,5</text:p>
          </table:table-cell>
          <table:table-cell table:style-name="ce6" table:formula="of:=[.A25]+[.$D$2]" office:value-type="float" office:value="-2.4375" calcext:value-type="float">
            <text:p>-2,4375</text:p>
          </table:table-cell>
          <table:table-cell table:style-name="ce6" table:formula="of:=[.A25]^3" office:value-type="float" office:value="-15.625" calcext:value-type="float">
            <text:p>-15,625</text:p>
          </table:table-cell>
          <table:table-cell table:style-name="ce6" table:formula="of:=[.B25]^3" office:value-type="float" office:value="-14.482177734375" calcext:value-type="float">
            <text:p>-14,482177734375</text:p>
          </table:table-cell>
          <table:table-cell table:style-name="ce6" table:formula="of:=([.D25]-[.C25])/[.$D$2]" office:value-type="float" office:value="18.28515625" calcext:value-type="float">
            <text:p>18,28515625</text:p>
          </table:table-cell>
          <table:table-cell table:number-columns-repeated="1019"/>
        </table:table-row>
        <table:table-row table:style-name="ro3">
          <table:table-cell table:style-name="ce4" table:formula="of:=[.A25]+0.125" office:value-type="float" office:value="-2.375" calcext:value-type="float">
            <text:p>-2,375</text:p>
          </table:table-cell>
          <table:table-cell table:style-name="ce6" table:formula="of:=[.A26]+[.$D$2]" office:value-type="float" office:value="-2.3125" calcext:value-type="float">
            <text:p>-2,3125</text:p>
          </table:table-cell>
          <table:table-cell table:style-name="ce6" table:formula="of:=[.A26]^3" office:value-type="float" office:value="-13.396484375" calcext:value-type="float">
            <text:p>-13,396484375</text:p>
          </table:table-cell>
          <table:table-cell table:style-name="ce6" table:formula="of:=[.B26]^3" office:value-type="float" office:value="-12.366455078125" calcext:value-type="float">
            <text:p>-12,366455078125</text:p>
          </table:table-cell>
          <table:table-cell table:style-name="ce6" table:formula="of:=([.D26]-[.C26])/[.$D$2]" office:value-type="float" office:value="16.48046875" calcext:value-type="float">
            <text:p>16,48046875</text:p>
          </table:table-cell>
          <table:table-cell table:number-columns-repeated="1019"/>
        </table:table-row>
        <table:table-row table:style-name="ro3">
          <table:table-cell table:style-name="ce4" table:formula="of:=[.A26]+0.125" office:value-type="float" office:value="-2.25" calcext:value-type="float">
            <text:p>-2,25</text:p>
          </table:table-cell>
          <table:table-cell table:style-name="ce6" table:formula="of:=[.A27]+[.$D$2]" office:value-type="float" office:value="-2.1875" calcext:value-type="float">
            <text:p>-2,1875</text:p>
          </table:table-cell>
          <table:table-cell table:style-name="ce6" table:formula="of:=[.A27]^3" office:value-type="float" office:value="-11.390625" calcext:value-type="float">
            <text:p>-11,390625</text:p>
          </table:table-cell>
          <table:table-cell table:style-name="ce6" table:formula="of:=[.B27]^3" office:value-type="float" office:value="-10.467529296875" calcext:value-type="float">
            <text:p>-10,467529296875</text:p>
          </table:table-cell>
          <table:table-cell table:style-name="ce6" table:formula="of:=([.D27]-[.C27])/[.$D$2]" office:value-type="float" office:value="14.76953125" calcext:value-type="float">
            <text:p>14,76953125</text:p>
          </table:table-cell>
          <table:table-cell table:number-columns-repeated="1019"/>
        </table:table-row>
        <table:table-row table:style-name="ro3">
          <table:table-cell table:style-name="ce4" table:formula="of:=[.A27]+0.125" office:value-type="float" office:value="-2.125" calcext:value-type="float">
            <text:p>-2,125</text:p>
          </table:table-cell>
          <table:table-cell table:style-name="ce6" table:formula="of:=[.A28]+[.$D$2]" office:value-type="float" office:value="-2.0625" calcext:value-type="float">
            <text:p>-2,0625</text:p>
          </table:table-cell>
          <table:table-cell table:style-name="ce6" table:formula="of:=[.A28]^3" office:value-type="float" office:value="-9.595703125" calcext:value-type="float">
            <text:p>-9,595703125</text:p>
          </table:table-cell>
          <table:table-cell table:style-name="ce6" table:formula="of:=[.B28]^3" office:value-type="float" office:value="-8.773681640625" calcext:value-type="float">
            <text:p>-8,773681640625</text:p>
          </table:table-cell>
          <table:table-cell table:style-name="ce6" table:formula="of:=([.D28]-[.C28])/[.$D$2]" office:value-type="float" office:value="13.15234375" calcext:value-type="float">
            <text:p>13,15234375</text:p>
          </table:table-cell>
          <table:table-cell table:number-columns-repeated="1019"/>
        </table:table-row>
        <table:table-row table:style-name="ro3">
          <table:table-cell table:style-name="ce4" table:formula="of:=[.A28]+0.125" office:value-type="float" office:value="-2" calcext:value-type="float">
            <text:p>-2</text:p>
          </table:table-cell>
          <table:table-cell table:style-name="ce6" table:formula="of:=[.A29]+[.$D$2]" office:value-type="float" office:value="-1.9375" calcext:value-type="float">
            <text:p>-1,9375</text:p>
          </table:table-cell>
          <table:table-cell table:style-name="ce6" table:formula="of:=[.A29]^3" office:value-type="float" office:value="-8" calcext:value-type="float">
            <text:p>-8</text:p>
          </table:table-cell>
          <table:table-cell table:style-name="ce6" table:formula="of:=[.B29]^3" office:value-type="float" office:value="-7.273193359375" calcext:value-type="float">
            <text:p>-7,273193359375</text:p>
          </table:table-cell>
          <table:table-cell table:style-name="ce6" table:formula="of:=([.D29]-[.C29])/[.$D$2]" office:value-type="float" office:value="11.62890625" calcext:value-type="float">
            <text:p>11,62890625</text:p>
          </table:table-cell>
          <table:table-cell table:number-columns-repeated="1019"/>
        </table:table-row>
        <table:table-row table:style-name="ro3">
          <table:table-cell table:style-name="ce4" table:formula="of:=[.A29]+0.125" office:value-type="float" office:value="-1.875" calcext:value-type="float">
            <text:p>-1,875</text:p>
          </table:table-cell>
          <table:table-cell table:style-name="ce6" table:formula="of:=[.A30]+[.$D$2]" office:value-type="float" office:value="-1.8125" calcext:value-type="float">
            <text:p>-1,8125</text:p>
          </table:table-cell>
          <table:table-cell table:style-name="ce6" table:formula="of:=[.A30]^3" office:value-type="float" office:value="-6.591796875" calcext:value-type="float">
            <text:p>-6,591796875</text:p>
          </table:table-cell>
          <table:table-cell table:style-name="ce6" table:formula="of:=[.B30]^3" office:value-type="float" office:value="-5.954345703125" calcext:value-type="float">
            <text:p>-5,954345703125</text:p>
          </table:table-cell>
          <table:table-cell table:style-name="ce6" table:formula="of:=([.D30]-[.C30])/[.$D$2]" office:value-type="float" office:value="10.19921875" calcext:value-type="float">
            <text:p>10,19921875</text:p>
          </table:table-cell>
          <table:table-cell table:number-columns-repeated="1019"/>
        </table:table-row>
        <table:table-row table:style-name="ro3">
          <table:table-cell table:style-name="ce4" table:formula="of:=[.A30]+0.125" office:value-type="float" office:value="-1.75" calcext:value-type="float">
            <text:p>-1,75</text:p>
          </table:table-cell>
          <table:table-cell table:style-name="ce6" table:formula="of:=[.A31]+[.$D$2]" office:value-type="float" office:value="-1.6875" calcext:value-type="float">
            <text:p>-1,6875</text:p>
          </table:table-cell>
          <table:table-cell table:style-name="ce6" table:formula="of:=[.A31]^3" office:value-type="float" office:value="-5.359375" calcext:value-type="float">
            <text:p>-5,359375</text:p>
          </table:table-cell>
          <table:table-cell table:style-name="ce6" table:formula="of:=[.B31]^3" office:value-type="float" office:value="-4.805419921875" calcext:value-type="float">
            <text:p>-4,805419921875</text:p>
          </table:table-cell>
          <table:table-cell table:style-name="ce6" table:formula="of:=([.D31]-[.C31])/[.$D$2]" office:value-type="float" office:value="8.86328125" calcext:value-type="float">
            <text:p>8,86328125</text:p>
          </table:table-cell>
          <table:table-cell table:number-columns-repeated="1019"/>
        </table:table-row>
        <table:table-row table:style-name="ro3">
          <table:table-cell table:style-name="ce4" table:formula="of:=[.A31]+0.125" office:value-type="float" office:value="-1.625" calcext:value-type="float">
            <text:p>-1,625</text:p>
          </table:table-cell>
          <table:table-cell table:style-name="ce6" table:formula="of:=[.A32]+[.$D$2]" office:value-type="float" office:value="-1.5625" calcext:value-type="float">
            <text:p>-1,5625</text:p>
          </table:table-cell>
          <table:table-cell table:style-name="ce6" table:formula="of:=[.A32]^3" office:value-type="float" office:value="-4.291015625" calcext:value-type="float">
            <text:p>-4,291015625</text:p>
          </table:table-cell>
          <table:table-cell table:style-name="ce6" table:formula="of:=[.B32]^3" office:value-type="float" office:value="-3.814697265625" calcext:value-type="float">
            <text:p>-3,814697265625</text:p>
          </table:table-cell>
          <table:table-cell table:style-name="ce6" table:formula="of:=([.D32]-[.C32])/[.$D$2]" office:value-type="float" office:value="7.62109375" calcext:value-type="float">
            <text:p>7,62109375</text:p>
          </table:table-cell>
          <table:table-cell table:number-columns-repeated="1019"/>
        </table:table-row>
        <table:table-row table:style-name="ro3">
          <table:table-cell table:style-name="ce4" table:formula="of:=[.A32]+0.125" office:value-type="float" office:value="-1.5" calcext:value-type="float">
            <text:p>-1,5</text:p>
          </table:table-cell>
          <table:table-cell table:style-name="ce6" table:formula="of:=[.A33]+[.$D$2]" office:value-type="float" office:value="-1.4375" calcext:value-type="float">
            <text:p>-1,4375</text:p>
          </table:table-cell>
          <table:table-cell table:style-name="ce6" table:formula="of:=[.A33]^3" office:value-type="float" office:value="-3.375" calcext:value-type="float">
            <text:p>-3,375</text:p>
          </table:table-cell>
          <table:table-cell table:style-name="ce6" table:formula="of:=[.B33]^3" office:value-type="float" office:value="-2.970458984375" calcext:value-type="float">
            <text:p>-2,970458984375</text:p>
          </table:table-cell>
          <table:table-cell table:style-name="ce6" table:formula="of:=([.D33]-[.C33])/[.$D$2]" office:value-type="float" office:value="6.47265625" calcext:value-type="float">
            <text:p>6,47265625</text:p>
          </table:table-cell>
          <table:table-cell table:number-columns-repeated="1019"/>
        </table:table-row>
        <table:table-row table:style-name="ro3">
          <table:table-cell table:style-name="ce4" table:formula="of:=[.A33]+0.125" office:value-type="float" office:value="-1.375" calcext:value-type="float">
            <text:p>-1,375</text:p>
          </table:table-cell>
          <table:table-cell table:style-name="ce6" table:formula="of:=[.A34]+[.$D$2]" office:value-type="float" office:value="-1.3125" calcext:value-type="float">
            <text:p>-1,3125</text:p>
          </table:table-cell>
          <table:table-cell table:style-name="ce6" table:formula="of:=[.A34]^3" office:value-type="float" office:value="-2.599609375" calcext:value-type="float">
            <text:p>-2,599609375</text:p>
          </table:table-cell>
          <table:table-cell table:style-name="ce6" table:formula="of:=[.B34]^3" office:value-type="float" office:value="-2.260986328125" calcext:value-type="float">
            <text:p>-2,260986328125</text:p>
          </table:table-cell>
          <table:table-cell table:style-name="ce6" table:formula="of:=([.D34]-[.C34])/[.$D$2]" office:value-type="float" office:value="5.41796875" calcext:value-type="float">
            <text:p>5,41796875</text:p>
          </table:table-cell>
          <table:table-cell table:number-columns-repeated="1019"/>
        </table:table-row>
        <table:table-row table:style-name="ro3">
          <table:table-cell table:style-name="ce4" table:formula="of:=[.A34]+0.125" office:value-type="float" office:value="-1.25" calcext:value-type="float">
            <text:p>-1,25</text:p>
          </table:table-cell>
          <table:table-cell table:style-name="ce6" table:formula="of:=[.A35]+[.$D$2]" office:value-type="float" office:value="-1.1875" calcext:value-type="float">
            <text:p>-1,1875</text:p>
          </table:table-cell>
          <table:table-cell table:style-name="ce6" table:formula="of:=[.A35]^3" office:value-type="float" office:value="-1.953125" calcext:value-type="float">
            <text:p>-1,953125</text:p>
          </table:table-cell>
          <table:table-cell table:style-name="ce6" table:formula="of:=[.B35]^3" office:value-type="float" office:value="-1.674560546875" calcext:value-type="float">
            <text:p>-1,674560546875</text:p>
          </table:table-cell>
          <table:table-cell table:style-name="ce6" table:formula="of:=([.D35]-[.C35])/[.$D$2]" office:value-type="float" office:value="4.45703125" calcext:value-type="float">
            <text:p>4,45703125</text:p>
          </table:table-cell>
          <table:table-cell table:number-columns-repeated="1019"/>
        </table:table-row>
        <table:table-row table:style-name="ro3">
          <table:table-cell table:style-name="ce4" table:formula="of:=[.A35]+0.125" office:value-type="float" office:value="-1.125" calcext:value-type="float">
            <text:p>-1,125</text:p>
          </table:table-cell>
          <table:table-cell table:style-name="ce6" table:formula="of:=[.A36]+[.$D$2]" office:value-type="float" office:value="-1.0625" calcext:value-type="float">
            <text:p>-1,0625</text:p>
          </table:table-cell>
          <table:table-cell table:style-name="ce6" table:formula="of:=[.A36]^3" office:value-type="float" office:value="-1.423828125" calcext:value-type="float">
            <text:p>-1,423828125</text:p>
          </table:table-cell>
          <table:table-cell table:style-name="ce6" table:formula="of:=[.B36]^3" office:value-type="float" office:value="-1.199462890625" calcext:value-type="float">
            <text:p>-1,199462890625</text:p>
          </table:table-cell>
          <table:table-cell table:style-name="ce6" table:formula="of:=([.D36]-[.C36])/[.$D$2]" office:value-type="float" office:value="3.58984375" calcext:value-type="float">
            <text:p>3,58984375</text:p>
          </table:table-cell>
          <table:table-cell table:number-columns-repeated="1019"/>
        </table:table-row>
        <table:table-row table:style-name="ro3">
          <table:table-cell table:style-name="ce4" table:formula="of:=[.A36]+0.125" office:value-type="float" office:value="-1" calcext:value-type="float">
            <text:p>-1</text:p>
          </table:table-cell>
          <table:table-cell table:style-name="ce6" table:formula="of:=[.A37]+[.$D$2]" office:value-type="float" office:value="-0.9375" calcext:value-type="float">
            <text:p>-0,9375</text:p>
          </table:table-cell>
          <table:table-cell table:style-name="ce6" table:formula="of:=[.A37]^3" office:value-type="float" office:value="-1" calcext:value-type="float">
            <text:p>-1</text:p>
          </table:table-cell>
          <table:table-cell table:style-name="ce6" table:formula="of:=[.B37]^3" office:value-type="float" office:value="-0.823974609375" calcext:value-type="float">
            <text:p>-0,823974609375</text:p>
          </table:table-cell>
          <table:table-cell table:style-name="ce6" table:formula="of:=([.D37]-[.C37])/[.$D$2]" office:value-type="float" office:value="2.81640625" calcext:value-type="float">
            <text:p>2,81640625</text:p>
          </table:table-cell>
          <table:table-cell table:number-columns-repeated="1019"/>
        </table:table-row>
        <table:table-row table:style-name="ro3">
          <table:table-cell table:style-name="ce4" table:formula="of:=[.A37]+0.125" office:value-type="float" office:value="-0.875" calcext:value-type="float">
            <text:p>-0,875</text:p>
          </table:table-cell>
          <table:table-cell table:style-name="ce6" table:formula="of:=[.A38]+[.$D$2]" office:value-type="float" office:value="-0.8125" calcext:value-type="float">
            <text:p>-0,8125</text:p>
          </table:table-cell>
          <table:table-cell table:style-name="ce6" table:formula="of:=[.A38]^3" office:value-type="float" office:value="-0.669921875" calcext:value-type="float">
            <text:p>-0,669921875</text:p>
          </table:table-cell>
          <table:table-cell table:style-name="ce6" table:formula="of:=[.B38]^3" office:value-type="float" office:value="-0.536376953125" calcext:value-type="float">
            <text:p>-0,536376953125</text:p>
          </table:table-cell>
          <table:table-cell table:style-name="ce6" table:formula="of:=([.D38]-[.C38])/[.$D$2]" office:value-type="float" office:value="2.13671875" calcext:value-type="float">
            <text:p>2,13671875</text:p>
          </table:table-cell>
          <table:table-cell table:number-columns-repeated="1019"/>
        </table:table-row>
        <table:table-row table:style-name="ro3">
          <table:table-cell table:style-name="ce4" table:formula="of:=[.A38]+0.125" office:value-type="float" office:value="-0.75" calcext:value-type="float">
            <text:p>-0,75</text:p>
          </table:table-cell>
          <table:table-cell table:style-name="ce6" table:formula="of:=[.A39]+[.$D$2]" office:value-type="float" office:value="-0.6875" calcext:value-type="float">
            <text:p>-0,6875</text:p>
          </table:table-cell>
          <table:table-cell table:style-name="ce6" table:formula="of:=[.A39]^3" office:value-type="float" office:value="-0.421875" calcext:value-type="float">
            <text:p>-0,421875</text:p>
          </table:table-cell>
          <table:table-cell table:style-name="ce6" table:formula="of:=[.B39]^3" office:value-type="float" office:value="-0.324951171875" calcext:value-type="float">
            <text:p>-0,324951171875</text:p>
          </table:table-cell>
          <table:table-cell table:style-name="ce6" table:formula="of:=([.D39]-[.C39])/[.$D$2]" office:value-type="float" office:value="1.55078125" calcext:value-type="float">
            <text:p>1,55078125</text:p>
          </table:table-cell>
          <table:table-cell table:number-columns-repeated="1019"/>
        </table:table-row>
        <table:table-row table:style-name="ro3">
          <table:table-cell table:style-name="ce4" table:formula="of:=[.A39]+0.125" office:value-type="float" office:value="-0.625" calcext:value-type="float">
            <text:p>-0,625</text:p>
          </table:table-cell>
          <table:table-cell table:style-name="ce6" table:formula="of:=[.A40]+[.$D$2]" office:value-type="float" office:value="-0.5625" calcext:value-type="float">
            <text:p>-0,5625</text:p>
          </table:table-cell>
          <table:table-cell table:style-name="ce6" table:formula="of:=[.A40]^3" office:value-type="float" office:value="-0.244140625" calcext:value-type="float">
            <text:p>-0,244140625</text:p>
          </table:table-cell>
          <table:table-cell table:style-name="ce6" table:formula="of:=[.B40]^3" office:value-type="float" office:value="-0.177978515625" calcext:value-type="float">
            <text:p>-0,177978515625</text:p>
          </table:table-cell>
          <table:table-cell table:style-name="ce6" table:formula="of:=([.D40]-[.C40])/[.$D$2]" office:value-type="float" office:value="1.05859375" calcext:value-type="float">
            <text:p>1,05859375</text:p>
          </table:table-cell>
          <table:table-cell table:number-columns-repeated="1019"/>
        </table:table-row>
        <table:table-row table:style-name="ro3">
          <table:table-cell table:style-name="ce4" table:formula="of:=[.A40]+0.125" office:value-type="float" office:value="-0.5" calcext:value-type="float">
            <text:p>-0,5</text:p>
          </table:table-cell>
          <table:table-cell table:style-name="ce6" table:formula="of:=[.A41]+[.$D$2]" office:value-type="float" office:value="-0.4375" calcext:value-type="float">
            <text:p>-0,4375</text:p>
          </table:table-cell>
          <table:table-cell table:style-name="ce6" table:formula="of:=[.A41]^3" office:value-type="float" office:value="-0.125" calcext:value-type="float">
            <text:p>-0,125</text:p>
          </table:table-cell>
          <table:table-cell table:style-name="ce6" table:formula="of:=[.B41]^3" office:value-type="float" office:value="-0.083740234375" calcext:value-type="float">
            <text:p>-0,083740234375</text:p>
          </table:table-cell>
          <table:table-cell table:style-name="ce6" table:formula="of:=([.D41]-[.C41])/[.$D$2]" office:value-type="float" office:value="0.66015625" calcext:value-type="float">
            <text:p>0,66015625</text:p>
          </table:table-cell>
          <table:table-cell table:number-columns-repeated="1019"/>
        </table:table-row>
        <table:table-row table:style-name="ro3">
          <table:table-cell table:style-name="ce4" table:formula="of:=[.A41]+0.125" office:value-type="float" office:value="-0.375" calcext:value-type="float">
            <text:p>-0,375</text:p>
          </table:table-cell>
          <table:table-cell table:style-name="ce6" table:formula="of:=[.A42]+[.$D$2]" office:value-type="float" office:value="-0.3125" calcext:value-type="float">
            <text:p>-0,3125</text:p>
          </table:table-cell>
          <table:table-cell table:style-name="ce6" table:formula="of:=[.A42]^3" office:value-type="float" office:value="-0.052734375" calcext:value-type="float">
            <text:p>-0,052734375</text:p>
          </table:table-cell>
          <table:table-cell table:style-name="ce6" table:formula="of:=[.B42]^3" office:value-type="float" office:value="-0.030517578125" calcext:value-type="float">
            <text:p>-0,030517578125</text:p>
          </table:table-cell>
          <table:table-cell table:style-name="ce6" table:formula="of:=([.D42]-[.C42])/[.$D$2]" office:value-type="float" office:value="0.35546875" calcext:value-type="float">
            <text:p>0,35546875</text:p>
          </table:table-cell>
          <table:table-cell table:number-columns-repeated="1019"/>
        </table:table-row>
        <table:table-row table:style-name="ro3">
          <table:table-cell table:style-name="ce4" table:formula="of:=[.A42]+0.125" office:value-type="float" office:value="-0.25" calcext:value-type="float">
            <text:p>-0,25</text:p>
          </table:table-cell>
          <table:table-cell table:style-name="ce6" table:formula="of:=[.A43]+[.$D$2]" office:value-type="float" office:value="-0.1875" calcext:value-type="float">
            <text:p>-0,1875</text:p>
          </table:table-cell>
          <table:table-cell table:style-name="ce6" table:formula="of:=[.A43]^3" office:value-type="float" office:value="-0.015625" calcext:value-type="float">
            <text:p>-0,015625</text:p>
          </table:table-cell>
          <table:table-cell table:style-name="ce6" table:formula="of:=[.B43]^3" office:value-type="float" office:value="-0.006591796875" calcext:value-type="float">
            <text:p>-0,006591796875</text:p>
          </table:table-cell>
          <table:table-cell table:style-name="ce6" table:formula="of:=([.D43]-[.C43])/[.$D$2]" office:value-type="float" office:value="0.14453125" calcext:value-type="float">
            <text:p>0,14453125</text:p>
          </table:table-cell>
          <table:table-cell table:number-columns-repeated="1019"/>
        </table:table-row>
        <table:table-row table:style-name="ro3">
          <table:table-cell table:style-name="ce4" table:formula="of:=[.A43]+0.125" office:value-type="float" office:value="-0.125" calcext:value-type="float">
            <text:p>-0,125</text:p>
          </table:table-cell>
          <table:table-cell table:style-name="ce6" table:formula="of:=[.A44]+[.$D$2]" office:value-type="float" office:value="-0.0625" calcext:value-type="float">
            <text:p>-0,0625</text:p>
          </table:table-cell>
          <table:table-cell table:style-name="ce6" table:formula="of:=[.A44]^3" office:value-type="float" office:value="-0.001953125" calcext:value-type="float">
            <text:p>-0,001953125</text:p>
          </table:table-cell>
          <table:table-cell table:style-name="ce6" table:formula="of:=[.B44]^3" office:value-type="float" office:value="-0.000244140625" calcext:value-type="float">
            <text:p>-0,000244140625</text:p>
          </table:table-cell>
          <table:table-cell table:style-name="ce6" table:formula="of:=([.D44]-[.C44])/[.$D$2]" office:value-type="float" office:value="0.02734375" calcext:value-type="float">
            <text:p>0,02734375</text:p>
          </table:table-cell>
          <table:table-cell table:number-columns-repeated="1019"/>
        </table:table-row>
        <table:table-row table:style-name="ro3">
          <table:table-cell table:style-name="ce4" table:formula="of:=[.A44]+0.125" office:value-type="float" office:value="0" calcext:value-type="float">
            <text:p>0</text:p>
          </table:table-cell>
          <table:table-cell table:style-name="ce6" table:formula="of:=[.A45]+[.$D$2]" office:value-type="float" office:value="0.0625" calcext:value-type="float">
            <text:p>0,0625</text:p>
          </table:table-cell>
          <table:table-cell table:style-name="ce6" table:formula="of:=[.A45]^3" office:value-type="float" office:value="0" calcext:value-type="float">
            <text:p>0</text:p>
          </table:table-cell>
          <table:table-cell table:style-name="ce6" table:formula="of:=[.B45]^3" office:value-type="float" office:value="0.000244140625" calcext:value-type="float">
            <text:p>0,000244140625</text:p>
          </table:table-cell>
          <table:table-cell table:style-name="ce6" table:formula="of:=([.D45]-[.C45])/[.$D$2]" office:value-type="float" office:value="0.00390625" calcext:value-type="float">
            <text:p>0,00390625</text:p>
          </table:table-cell>
          <table:table-cell table:number-columns-repeated="1019"/>
        </table:table-row>
        <table:table-row table:style-name="ro3">
          <table:table-cell table:style-name="ce4" table:formula="of:=[.A45]+0.125" office:value-type="float" office:value="0.125" calcext:value-type="float">
            <text:p>0,125</text:p>
          </table:table-cell>
          <table:table-cell table:style-name="ce6" table:formula="of:=[.A46]+[.$D$2]" office:value-type="float" office:value="0.1875" calcext:value-type="float">
            <text:p>0,1875</text:p>
          </table:table-cell>
          <table:table-cell table:style-name="ce6" table:formula="of:=[.A46]^3" office:value-type="float" office:value="0.001953125" calcext:value-type="float">
            <text:p>0,001953125</text:p>
          </table:table-cell>
          <table:table-cell table:style-name="ce6" table:formula="of:=[.B46]^3" office:value-type="float" office:value="0.006591796875" calcext:value-type="float">
            <text:p>0,006591796875</text:p>
          </table:table-cell>
          <table:table-cell table:style-name="ce6" table:formula="of:=([.D46]-[.C46])/[.$D$2]" office:value-type="float" office:value="0.07421875" calcext:value-type="float">
            <text:p>0,07421875</text:p>
          </table:table-cell>
          <table:table-cell table:number-columns-repeated="1019"/>
        </table:table-row>
        <table:table-row table:style-name="ro3">
          <table:table-cell table:style-name="ce4" table:formula="of:=[.A46]+0.125" office:value-type="float" office:value="0.25" calcext:value-type="float">
            <text:p>0,25</text:p>
          </table:table-cell>
          <table:table-cell table:style-name="ce6" table:formula="of:=[.A47]+[.$D$2]" office:value-type="float" office:value="0.3125" calcext:value-type="float">
            <text:p>0,3125</text:p>
          </table:table-cell>
          <table:table-cell table:style-name="ce6" table:formula="of:=[.A47]^3" office:value-type="float" office:value="0.015625" calcext:value-type="float">
            <text:p>0,015625</text:p>
          </table:table-cell>
          <table:table-cell table:style-name="ce6" table:formula="of:=[.B47]^3" office:value-type="float" office:value="0.030517578125" calcext:value-type="float">
            <text:p>0,030517578125</text:p>
          </table:table-cell>
          <table:table-cell table:style-name="ce6" table:formula="of:=([.D47]-[.C47])/[.$D$2]" office:value-type="float" office:value="0.23828125" calcext:value-type="float">
            <text:p>0,23828125</text:p>
          </table:table-cell>
          <table:table-cell table:number-columns-repeated="1019"/>
        </table:table-row>
        <table:table-row table:style-name="ro3">
          <table:table-cell table:style-name="ce4" table:formula="of:=[.A47]+0.125" office:value-type="float" office:value="0.375" calcext:value-type="float">
            <text:p>0,375</text:p>
          </table:table-cell>
          <table:table-cell table:style-name="ce6" table:formula="of:=[.A48]+[.$D$2]" office:value-type="float" office:value="0.4375" calcext:value-type="float">
            <text:p>0,4375</text:p>
          </table:table-cell>
          <table:table-cell table:style-name="ce6" table:formula="of:=[.A48]^3" office:value-type="float" office:value="0.052734375" calcext:value-type="float">
            <text:p>0,052734375</text:p>
          </table:table-cell>
          <table:table-cell table:style-name="ce6" table:formula="of:=[.B48]^3" office:value-type="float" office:value="0.083740234375" calcext:value-type="float">
            <text:p>0,083740234375</text:p>
          </table:table-cell>
          <table:table-cell table:style-name="ce6" table:formula="of:=([.D48]-[.C48])/[.$D$2]" office:value-type="float" office:value="0.49609375" calcext:value-type="float">
            <text:p>0,49609375</text:p>
          </table:table-cell>
          <table:table-cell table:number-columns-repeated="1019"/>
        </table:table-row>
        <table:table-row table:style-name="ro3">
          <table:table-cell table:style-name="ce4" table:formula="of:=[.A48]+0.125" office:value-type="float" office:value="0.5" calcext:value-type="float">
            <text:p>0,5</text:p>
          </table:table-cell>
          <table:table-cell table:style-name="ce6" table:formula="of:=[.A49]+[.$D$2]" office:value-type="float" office:value="0.5625" calcext:value-type="float">
            <text:p>0,5625</text:p>
          </table:table-cell>
          <table:table-cell table:style-name="ce6" table:formula="of:=[.A49]^3" office:value-type="float" office:value="0.125" calcext:value-type="float">
            <text:p>0,125</text:p>
          </table:table-cell>
          <table:table-cell table:style-name="ce6" table:formula="of:=[.B49]^3" office:value-type="float" office:value="0.177978515625" calcext:value-type="float">
            <text:p>0,177978515625</text:p>
          </table:table-cell>
          <table:table-cell table:style-name="ce6" table:formula="of:=([.D49]-[.C49])/[.$D$2]" office:value-type="float" office:value="0.84765625" calcext:value-type="float">
            <text:p>0,84765625</text:p>
          </table:table-cell>
          <table:table-cell table:number-columns-repeated="1019"/>
        </table:table-row>
        <table:table-row table:style-name="ro3">
          <table:table-cell table:style-name="ce4" table:formula="of:=[.A49]+0.125" office:value-type="float" office:value="0.625" calcext:value-type="float">
            <text:p>0,625</text:p>
          </table:table-cell>
          <table:table-cell table:style-name="ce6" table:formula="of:=[.A50]+[.$D$2]" office:value-type="float" office:value="0.6875" calcext:value-type="float">
            <text:p>0,6875</text:p>
          </table:table-cell>
          <table:table-cell table:style-name="ce6" table:formula="of:=[.A50]^3" office:value-type="float" office:value="0.244140625" calcext:value-type="float">
            <text:p>0,244140625</text:p>
          </table:table-cell>
          <table:table-cell table:style-name="ce6" table:formula="of:=[.B50]^3" office:value-type="float" office:value="0.324951171875" calcext:value-type="float">
            <text:p>0,324951171875</text:p>
          </table:table-cell>
          <table:table-cell table:style-name="ce6" table:formula="of:=([.D50]-[.C50])/[.$D$2]" office:value-type="float" office:value="1.29296875" calcext:value-type="float">
            <text:p>1,29296875</text:p>
          </table:table-cell>
          <table:table-cell table:number-columns-repeated="1019"/>
        </table:table-row>
        <table:table-row table:style-name="ro3">
          <table:table-cell table:style-name="ce4" table:formula="of:=[.A50]+0.125" office:value-type="float" office:value="0.75" calcext:value-type="float">
            <text:p>0,75</text:p>
          </table:table-cell>
          <table:table-cell table:style-name="ce6" table:formula="of:=[.A51]+[.$D$2]" office:value-type="float" office:value="0.8125" calcext:value-type="float">
            <text:p>0,8125</text:p>
          </table:table-cell>
          <table:table-cell table:style-name="ce6" table:formula="of:=[.A51]^3" office:value-type="float" office:value="0.421875" calcext:value-type="float">
            <text:p>0,421875</text:p>
          </table:table-cell>
          <table:table-cell table:style-name="ce6" table:formula="of:=[.B51]^3" office:value-type="float" office:value="0.536376953125" calcext:value-type="float">
            <text:p>0,536376953125</text:p>
          </table:table-cell>
          <table:table-cell table:style-name="ce6" table:formula="of:=([.D51]-[.C51])/[.$D$2]" office:value-type="float" office:value="1.83203125" calcext:value-type="float">
            <text:p>1,83203125</text:p>
          </table:table-cell>
          <table:table-cell table:number-columns-repeated="1019"/>
        </table:table-row>
        <table:table-row table:style-name="ro3">
          <table:table-cell table:style-name="ce4" table:formula="of:=[.A51]+0.125" office:value-type="float" office:value="0.875" calcext:value-type="float">
            <text:p>0,875</text:p>
          </table:table-cell>
          <table:table-cell table:style-name="ce6" table:formula="of:=[.A52]+[.$D$2]" office:value-type="float" office:value="0.9375" calcext:value-type="float">
            <text:p>0,9375</text:p>
          </table:table-cell>
          <table:table-cell table:style-name="ce6" table:formula="of:=[.A52]^3" office:value-type="float" office:value="0.669921875" calcext:value-type="float">
            <text:p>0,669921875</text:p>
          </table:table-cell>
          <table:table-cell table:style-name="ce6" table:formula="of:=[.B52]^3" office:value-type="float" office:value="0.823974609375" calcext:value-type="float">
            <text:p>0,823974609375</text:p>
          </table:table-cell>
          <table:table-cell table:style-name="ce6" table:formula="of:=([.D52]-[.C52])/[.$D$2]" office:value-type="float" office:value="2.46484375" calcext:value-type="float">
            <text:p>2,46484375</text:p>
          </table:table-cell>
          <table:table-cell table:number-columns-repeated="1019"/>
        </table:table-row>
        <table:table-row table:style-name="ro3">
          <table:table-cell table:style-name="ce4" table:formula="of:=[.A52]+0.125" office:value-type="float" office:value="1" calcext:value-type="float">
            <text:p>1</text:p>
          </table:table-cell>
          <table:table-cell table:style-name="ce6" table:formula="of:=[.A53]+[.$D$2]" office:value-type="float" office:value="1.0625" calcext:value-type="float">
            <text:p>1,0625</text:p>
          </table:table-cell>
          <table:table-cell table:style-name="ce6" table:formula="of:=[.A53]^3" office:value-type="float" office:value="1" calcext:value-type="float">
            <text:p>1</text:p>
          </table:table-cell>
          <table:table-cell table:style-name="ce6" table:formula="of:=[.B53]^3" office:value-type="float" office:value="1.199462890625" calcext:value-type="float">
            <text:p>1,199462890625</text:p>
          </table:table-cell>
          <table:table-cell table:style-name="ce6" table:formula="of:=([.D53]-[.C53])/[.$D$2]" office:value-type="float" office:value="3.19140625" calcext:value-type="float">
            <text:p>3,19140625</text:p>
          </table:table-cell>
          <table:table-cell table:number-columns-repeated="1019"/>
        </table:table-row>
        <table:table-row table:style-name="ro3">
          <table:table-cell table:style-name="ce4" table:formula="of:=[.A53]+0.125" office:value-type="float" office:value="1.125" calcext:value-type="float">
            <text:p>1,125</text:p>
          </table:table-cell>
          <table:table-cell table:style-name="ce6" table:formula="of:=[.A54]+[.$D$2]" office:value-type="float" office:value="1.1875" calcext:value-type="float">
            <text:p>1,1875</text:p>
          </table:table-cell>
          <table:table-cell table:style-name="ce6" table:formula="of:=[.A54]^3" office:value-type="float" office:value="1.423828125" calcext:value-type="float">
            <text:p>1,423828125</text:p>
          </table:table-cell>
          <table:table-cell table:style-name="ce6" table:formula="of:=[.B54]^3" office:value-type="float" office:value="1.674560546875" calcext:value-type="float">
            <text:p>1,674560546875</text:p>
          </table:table-cell>
          <table:table-cell table:style-name="ce6" table:formula="of:=([.D54]-[.C54])/[.$D$2]" office:value-type="float" office:value="4.01171875" calcext:value-type="float">
            <text:p>4,01171875</text:p>
          </table:table-cell>
          <table:table-cell table:number-columns-repeated="1019"/>
        </table:table-row>
        <table:table-row table:style-name="ro3">
          <table:table-cell table:style-name="ce4" table:formula="of:=[.A54]+0.125" office:value-type="float" office:value="1.25" calcext:value-type="float">
            <text:p>1,25</text:p>
          </table:table-cell>
          <table:table-cell table:style-name="ce6" table:formula="of:=[.A55]+[.$D$2]" office:value-type="float" office:value="1.3125" calcext:value-type="float">
            <text:p>1,3125</text:p>
          </table:table-cell>
          <table:table-cell table:style-name="ce6" table:formula="of:=[.A55]^3" office:value-type="float" office:value="1.953125" calcext:value-type="float">
            <text:p>1,953125</text:p>
          </table:table-cell>
          <table:table-cell table:style-name="ce6" table:formula="of:=[.B55]^3" office:value-type="float" office:value="2.260986328125" calcext:value-type="float">
            <text:p>2,260986328125</text:p>
          </table:table-cell>
          <table:table-cell table:style-name="ce6" table:formula="of:=([.D55]-[.C55])/[.$D$2]" office:value-type="float" office:value="4.92578125" calcext:value-type="float">
            <text:p>4,92578125</text:p>
          </table:table-cell>
          <table:table-cell table:number-columns-repeated="1019"/>
        </table:table-row>
        <table:table-row table:style-name="ro3">
          <table:table-cell table:style-name="ce4" table:formula="of:=[.A55]+0.125" office:value-type="float" office:value="1.375" calcext:value-type="float">
            <text:p>1,375</text:p>
          </table:table-cell>
          <table:table-cell table:style-name="ce6" table:formula="of:=[.A56]+[.$D$2]" office:value-type="float" office:value="1.4375" calcext:value-type="float">
            <text:p>1,4375</text:p>
          </table:table-cell>
          <table:table-cell table:style-name="ce6" table:formula="of:=[.A56]^3" office:value-type="float" office:value="2.599609375" calcext:value-type="float">
            <text:p>2,599609375</text:p>
          </table:table-cell>
          <table:table-cell table:style-name="ce6" table:formula="of:=[.B56]^3" office:value-type="float" office:value="2.970458984375" calcext:value-type="float">
            <text:p>2,970458984375</text:p>
          </table:table-cell>
          <table:table-cell table:style-name="ce6" table:formula="of:=([.D56]-[.C56])/[.$D$2]" office:value-type="float" office:value="5.93359375" calcext:value-type="float">
            <text:p>5,93359375</text:p>
          </table:table-cell>
          <table:table-cell table:number-columns-repeated="1019"/>
        </table:table-row>
        <table:table-row table:style-name="ro3">
          <table:table-cell table:style-name="ce4" table:formula="of:=[.A56]+0.125" office:value-type="float" office:value="1.5" calcext:value-type="float">
            <text:p>1,5</text:p>
          </table:table-cell>
          <table:table-cell table:style-name="ce6" table:formula="of:=[.A57]+[.$D$2]" office:value-type="float" office:value="1.5625" calcext:value-type="float">
            <text:p>1,5625</text:p>
          </table:table-cell>
          <table:table-cell table:style-name="ce6" table:formula="of:=[.A57]^3" office:value-type="float" office:value="3.375" calcext:value-type="float">
            <text:p>3,375</text:p>
          </table:table-cell>
          <table:table-cell table:style-name="ce6" table:formula="of:=[.B57]^3" office:value-type="float" office:value="3.814697265625" calcext:value-type="float">
            <text:p>3,814697265625</text:p>
          </table:table-cell>
          <table:table-cell table:style-name="ce6" table:formula="of:=([.D57]-[.C57])/[.$D$2]" office:value-type="float" office:value="7.03515625" calcext:value-type="float">
            <text:p>7,03515625</text:p>
          </table:table-cell>
          <table:table-cell table:number-columns-repeated="1019"/>
        </table:table-row>
        <table:table-row table:style-name="ro3">
          <table:table-cell table:style-name="ce4" table:formula="of:=[.A57]+0.125" office:value-type="float" office:value="1.625" calcext:value-type="float">
            <text:p>1,625</text:p>
          </table:table-cell>
          <table:table-cell table:style-name="ce6" table:formula="of:=[.A58]+[.$D$2]" office:value-type="float" office:value="1.6875" calcext:value-type="float">
            <text:p>1,6875</text:p>
          </table:table-cell>
          <table:table-cell table:style-name="ce6" table:formula="of:=[.A58]^3" office:value-type="float" office:value="4.291015625" calcext:value-type="float">
            <text:p>4,291015625</text:p>
          </table:table-cell>
          <table:table-cell table:style-name="ce6" table:formula="of:=[.B58]^3" office:value-type="float" office:value="4.805419921875" calcext:value-type="float">
            <text:p>4,805419921875</text:p>
          </table:table-cell>
          <table:table-cell table:style-name="ce6" table:formula="of:=([.D58]-[.C58])/[.$D$2]" office:value-type="float" office:value="8.23046875" calcext:value-type="float">
            <text:p>8,23046875</text:p>
          </table:table-cell>
          <table:table-cell table:number-columns-repeated="1019"/>
        </table:table-row>
        <table:table-row table:style-name="ro3">
          <table:table-cell table:style-name="ce4" table:formula="of:=[.A58]+0.125" office:value-type="float" office:value="1.75" calcext:value-type="float">
            <text:p>1,75</text:p>
          </table:table-cell>
          <table:table-cell table:style-name="ce6" table:formula="of:=[.A59]+[.$D$2]" office:value-type="float" office:value="1.8125" calcext:value-type="float">
            <text:p>1,8125</text:p>
          </table:table-cell>
          <table:table-cell table:style-name="ce6" table:formula="of:=[.A59]^3" office:value-type="float" office:value="5.359375" calcext:value-type="float">
            <text:p>5,359375</text:p>
          </table:table-cell>
          <table:table-cell table:style-name="ce6" table:formula="of:=[.B59]^3" office:value-type="float" office:value="5.954345703125" calcext:value-type="float">
            <text:p>5,954345703125</text:p>
          </table:table-cell>
          <table:table-cell table:style-name="ce6" table:formula="of:=([.D59]-[.C59])/[.$D$2]" office:value-type="float" office:value="9.51953125" calcext:value-type="float">
            <text:p>9,51953125</text:p>
          </table:table-cell>
          <table:table-cell table:number-columns-repeated="1019"/>
        </table:table-row>
        <table:table-row table:style-name="ro3">
          <table:table-cell table:style-name="ce4" table:formula="of:=[.A59]+0.125" office:value-type="float" office:value="1.875" calcext:value-type="float">
            <text:p>1,875</text:p>
          </table:table-cell>
          <table:table-cell table:style-name="ce6" table:formula="of:=[.A60]+[.$D$2]" office:value-type="float" office:value="1.9375" calcext:value-type="float">
            <text:p>1,9375</text:p>
          </table:table-cell>
          <table:table-cell table:style-name="ce6" table:formula="of:=[.A60]^3" office:value-type="float" office:value="6.591796875" calcext:value-type="float">
            <text:p>6,591796875</text:p>
          </table:table-cell>
          <table:table-cell table:style-name="ce6" table:formula="of:=[.B60]^3" office:value-type="float" office:value="7.273193359375" calcext:value-type="float">
            <text:p>7,273193359375</text:p>
          </table:table-cell>
          <table:table-cell table:style-name="ce6" table:formula="of:=([.D60]-[.C60])/[.$D$2]" office:value-type="float" office:value="10.90234375" calcext:value-type="float">
            <text:p>10,90234375</text:p>
          </table:table-cell>
          <table:table-cell table:number-columns-repeated="1019"/>
        </table:table-row>
        <table:table-row table:style-name="ro3">
          <table:table-cell table:style-name="ce4" table:formula="of:=[.A60]+0.125" office:value-type="float" office:value="2" calcext:value-type="float">
            <text:p>2</text:p>
          </table:table-cell>
          <table:table-cell table:style-name="ce6" table:formula="of:=[.A61]+[.$D$2]" office:value-type="float" office:value="2.0625" calcext:value-type="float">
            <text:p>2,0625</text:p>
          </table:table-cell>
          <table:table-cell table:style-name="ce6" table:formula="of:=[.A61]^3" office:value-type="float" office:value="8" calcext:value-type="float">
            <text:p>8</text:p>
          </table:table-cell>
          <table:table-cell table:style-name="ce6" table:formula="of:=[.B61]^3" office:value-type="float" office:value="8.773681640625" calcext:value-type="float">
            <text:p>8,773681640625</text:p>
          </table:table-cell>
          <table:table-cell table:style-name="ce6" table:formula="of:=([.D61]-[.C61])/[.$D$2]" office:value-type="float" office:value="12.37890625" calcext:value-type="float">
            <text:p>12,37890625</text:p>
          </table:table-cell>
          <table:table-cell table:number-columns-repeated="1019"/>
        </table:table-row>
        <table:table-row table:style-name="ro3">
          <table:table-cell table:style-name="ce4" table:formula="of:=[.A61]+0.125" office:value-type="float" office:value="2.125" calcext:value-type="float">
            <text:p>2,125</text:p>
          </table:table-cell>
          <table:table-cell table:style-name="ce6" table:formula="of:=[.A62]+[.$D$2]" office:value-type="float" office:value="2.1875" calcext:value-type="float">
            <text:p>2,1875</text:p>
          </table:table-cell>
          <table:table-cell table:style-name="ce6" table:formula="of:=[.A62]^3" office:value-type="float" office:value="9.595703125" calcext:value-type="float">
            <text:p>9,595703125</text:p>
          </table:table-cell>
          <table:table-cell table:style-name="ce6" table:formula="of:=[.B62]^3" office:value-type="float" office:value="10.467529296875" calcext:value-type="float">
            <text:p>10,467529296875</text:p>
          </table:table-cell>
          <table:table-cell table:style-name="ce6" table:formula="of:=([.D62]-[.C62])/[.$D$2]" office:value-type="float" office:value="13.94921875" calcext:value-type="float">
            <text:p>13,94921875</text:p>
          </table:table-cell>
          <table:table-cell table:number-columns-repeated="1019"/>
        </table:table-row>
        <table:table-row table:style-name="ro3">
          <table:table-cell table:style-name="ce4" table:formula="of:=[.A62]+0.125" office:value-type="float" office:value="2.25" calcext:value-type="float">
            <text:p>2,25</text:p>
          </table:table-cell>
          <table:table-cell table:style-name="ce6" table:formula="of:=[.A63]+[.$D$2]" office:value-type="float" office:value="2.3125" calcext:value-type="float">
            <text:p>2,3125</text:p>
          </table:table-cell>
          <table:table-cell table:style-name="ce6" table:formula="of:=[.A63]^3" office:value-type="float" office:value="11.390625" calcext:value-type="float">
            <text:p>11,390625</text:p>
          </table:table-cell>
          <table:table-cell table:style-name="ce6" table:formula="of:=[.B63]^3" office:value-type="float" office:value="12.366455078125" calcext:value-type="float">
            <text:p>12,366455078125</text:p>
          </table:table-cell>
          <table:table-cell table:style-name="ce6" table:formula="of:=([.D63]-[.C63])/[.$D$2]" office:value-type="float" office:value="15.61328125" calcext:value-type="float">
            <text:p>15,61328125</text:p>
          </table:table-cell>
          <table:table-cell table:number-columns-repeated="1019"/>
        </table:table-row>
        <table:table-row table:style-name="ro3">
          <table:table-cell table:style-name="ce4" table:formula="of:=[.A63]+0.125" office:value-type="float" office:value="2.375" calcext:value-type="float">
            <text:p>2,375</text:p>
          </table:table-cell>
          <table:table-cell table:style-name="ce6" table:formula="of:=[.A64]+[.$D$2]" office:value-type="float" office:value="2.4375" calcext:value-type="float">
            <text:p>2,4375</text:p>
          </table:table-cell>
          <table:table-cell table:style-name="ce6" table:formula="of:=[.A64]^3" office:value-type="float" office:value="13.396484375" calcext:value-type="float">
            <text:p>13,396484375</text:p>
          </table:table-cell>
          <table:table-cell table:style-name="ce6" table:formula="of:=[.B64]^3" office:value-type="float" office:value="14.482177734375" calcext:value-type="float">
            <text:p>14,482177734375</text:p>
          </table:table-cell>
          <table:table-cell table:style-name="ce6" table:formula="of:=([.D64]-[.C64])/[.$D$2]" office:value-type="float" office:value="17.37109375" calcext:value-type="float">
            <text:p>17,37109375</text:p>
          </table:table-cell>
          <table:table-cell table:number-columns-repeated="1019"/>
        </table:table-row>
        <table:table-row table:style-name="ro3">
          <table:table-cell table:style-name="ce4" table:formula="of:=[.A64]+0.125" office:value-type="float" office:value="2.5" calcext:value-type="float">
            <text:p>2,5</text:p>
          </table:table-cell>
          <table:table-cell table:style-name="ce6" table:formula="of:=[.A65]+[.$D$2]" office:value-type="float" office:value="2.5625" calcext:value-type="float">
            <text:p>2,5625</text:p>
          </table:table-cell>
          <table:table-cell table:style-name="ce6" table:formula="of:=[.A65]^3" office:value-type="float" office:value="15.625" calcext:value-type="float">
            <text:p>15,625</text:p>
          </table:table-cell>
          <table:table-cell table:style-name="ce6" table:formula="of:=[.B65]^3" office:value-type="float" office:value="16.826416015625" calcext:value-type="float">
            <text:p>16,826416015625</text:p>
          </table:table-cell>
          <table:table-cell table:style-name="ce6" table:formula="of:=([.D65]-[.C65])/[.$D$2]" office:value-type="float" office:value="19.22265625" calcext:value-type="float">
            <text:p>19,22265625</text:p>
          </table:table-cell>
          <table:table-cell table:number-columns-repeated="1019"/>
        </table:table-row>
        <table:table-row table:style-name="ro3">
          <table:table-cell table:style-name="ce4" table:formula="of:=[.A65]+0.125" office:value-type="float" office:value="2.625" calcext:value-type="float">
            <text:p>2,625</text:p>
          </table:table-cell>
          <table:table-cell table:style-name="ce6" table:formula="of:=[.A66]+[.$D$2]" office:value-type="float" office:value="2.6875" calcext:value-type="float">
            <text:p>2,6875</text:p>
          </table:table-cell>
          <table:table-cell table:style-name="ce6" table:formula="of:=[.A66]^3" office:value-type="float" office:value="18.087890625" calcext:value-type="float">
            <text:p>18,087890625</text:p>
          </table:table-cell>
          <table:table-cell table:style-name="ce6" table:formula="of:=[.B66]^3" office:value-type="float" office:value="19.410888671875" calcext:value-type="float">
            <text:p>19,410888671875</text:p>
          </table:table-cell>
          <table:table-cell table:style-name="ce6" table:formula="of:=([.D66]-[.C66])/[.$D$2]" office:value-type="float" office:value="21.16796875" calcext:value-type="float">
            <text:p>21,16796875</text:p>
          </table:table-cell>
          <table:table-cell table:number-columns-repeated="1019"/>
        </table:table-row>
        <table:table-row table:style-name="ro3">
          <table:table-cell table:style-name="ce4" table:formula="of:=[.A66]+0.125" office:value-type="float" office:value="2.75" calcext:value-type="float">
            <text:p>2,75</text:p>
          </table:table-cell>
          <table:table-cell table:style-name="ce6" table:formula="of:=[.A67]+[.$D$2]" office:value-type="float" office:value="2.8125" calcext:value-type="float">
            <text:p>2,8125</text:p>
          </table:table-cell>
          <table:table-cell table:style-name="ce6" table:formula="of:=[.A67]^3" office:value-type="float" office:value="20.796875" calcext:value-type="float">
            <text:p>20,796875</text:p>
          </table:table-cell>
          <table:table-cell table:style-name="ce6" table:formula="of:=[.B67]^3" office:value-type="float" office:value="22.247314453125" calcext:value-type="float">
            <text:p>22,247314453125</text:p>
          </table:table-cell>
          <table:table-cell table:style-name="ce6" table:formula="of:=([.D67]-[.C67])/[.$D$2]" office:value-type="float" office:value="23.20703125" calcext:value-type="float">
            <text:p>23,20703125</text:p>
          </table:table-cell>
          <table:table-cell table:number-columns-repeated="1019"/>
        </table:table-row>
        <table:table-row table:style-name="ro3">
          <table:table-cell table:style-name="ce4" table:formula="of:=[.A67]+0.125" office:value-type="float" office:value="2.875" calcext:value-type="float">
            <text:p>2,875</text:p>
          </table:table-cell>
          <table:table-cell table:style-name="ce6" table:formula="of:=[.A68]+[.$D$2]" office:value-type="float" office:value="2.9375" calcext:value-type="float">
            <text:p>2,9375</text:p>
          </table:table-cell>
          <table:table-cell table:style-name="ce6" table:formula="of:=[.A68]^3" office:value-type="float" office:value="23.763671875" calcext:value-type="float">
            <text:p>23,763671875</text:p>
          </table:table-cell>
          <table:table-cell table:style-name="ce6" table:formula="of:=[.B68]^3" office:value-type="float" office:value="25.347412109375" calcext:value-type="float">
            <text:p>25,347412109375</text:p>
          </table:table-cell>
          <table:table-cell table:style-name="ce6" table:formula="of:=([.D68]-[.C68])/[.$D$2]" office:value-type="float" office:value="25.33984375" calcext:value-type="float">
            <text:p>25,33984375</text:p>
          </table:table-cell>
          <table:table-cell table:number-columns-repeated="1019"/>
        </table:table-row>
        <table:table-row table:style-name="ro3">
          <table:table-cell table:style-name="ce4" table:formula="of:=[.A68]+0.125" office:value-type="float" office:value="3" calcext:value-type="float">
            <text:p>3</text:p>
          </table:table-cell>
          <table:table-cell table:style-name="ce6" table:formula="of:=[.A69]+[.$D$2]" office:value-type="float" office:value="3.0625" calcext:value-type="float">
            <text:p>3,0625</text:p>
          </table:table-cell>
          <table:table-cell table:style-name="ce6" table:formula="of:=[.A69]^3" office:value-type="float" office:value="27" calcext:value-type="float">
            <text:p>27</text:p>
          </table:table-cell>
          <table:table-cell table:style-name="ce6" table:formula="of:=[.B69]^3" office:value-type="float" office:value="28.722900390625" calcext:value-type="float">
            <text:p>28,722900390625</text:p>
          </table:table-cell>
          <table:table-cell table:style-name="ce6" table:formula="of:=([.D69]-[.C69])/[.$D$2]" office:value-type="float" office:value="27.56640625" calcext:value-type="float">
            <text:p>27,56640625</text:p>
          </table:table-cell>
          <table:table-cell table:number-columns-repeated="1019"/>
        </table:table-row>
        <table:table-row table:style-name="ro3">
          <table:table-cell table:style-name="ce4" table:formula="of:=[.A69]+0.125" office:value-type="float" office:value="3.125" calcext:value-type="float">
            <text:p>3,125</text:p>
          </table:table-cell>
          <table:table-cell table:style-name="ce6" table:formula="of:=[.A70]+[.$D$2]" office:value-type="float" office:value="3.1875" calcext:value-type="float">
            <text:p>3,1875</text:p>
          </table:table-cell>
          <table:table-cell table:style-name="ce6" table:formula="of:=[.A70]^3" office:value-type="float" office:value="30.517578125" calcext:value-type="float">
            <text:p>30,517578125</text:p>
          </table:table-cell>
          <table:table-cell table:style-name="ce6" table:formula="of:=[.B70]^3" office:value-type="float" office:value="32.385498046875" calcext:value-type="float">
            <text:p>32,385498046875</text:p>
          </table:table-cell>
          <table:table-cell table:style-name="ce6" table:formula="of:=([.D70]-[.C70])/[.$D$2]" office:value-type="float" office:value="29.88671875" calcext:value-type="float">
            <text:p>29,88671875</text:p>
          </table:table-cell>
          <table:table-cell table:number-columns-repeated="1019"/>
        </table:table-row>
        <table:table-row table:style-name="ro3">
          <table:table-cell table:style-name="ce4" table:formula="of:=[.A70]+0.125" office:value-type="float" office:value="3.25" calcext:value-type="float">
            <text:p>3,25</text:p>
          </table:table-cell>
          <table:table-cell table:style-name="ce6" table:formula="of:=[.A71]+[.$D$2]" office:value-type="float" office:value="3.3125" calcext:value-type="float">
            <text:p>3,3125</text:p>
          </table:table-cell>
          <table:table-cell table:style-name="ce6" table:formula="of:=[.A71]^3" office:value-type="float" office:value="34.328125" calcext:value-type="float">
            <text:p>34,328125</text:p>
          </table:table-cell>
          <table:table-cell table:style-name="ce6" table:formula="of:=[.B71]^3" office:value-type="float" office:value="36.346923828125" calcext:value-type="float">
            <text:p>36,346923828125</text:p>
          </table:table-cell>
          <table:table-cell table:style-name="ce6" table:formula="of:=([.D71]-[.C71])/[.$D$2]" office:value-type="float" office:value="32.30078125" calcext:value-type="float">
            <text:p>32,30078125</text:p>
          </table:table-cell>
          <table:table-cell table:number-columns-repeated="1019"/>
        </table:table-row>
        <table:table-row table:style-name="ro3">
          <table:table-cell table:style-name="ce4" table:formula="of:=[.A71]+0.125" office:value-type="float" office:value="3.375" calcext:value-type="float">
            <text:p>3,375</text:p>
          </table:table-cell>
          <table:table-cell table:style-name="ce6" table:formula="of:=[.A72]+[.$D$2]" office:value-type="float" office:value="3.4375" calcext:value-type="float">
            <text:p>3,4375</text:p>
          </table:table-cell>
          <table:table-cell table:style-name="ce6" table:formula="of:=[.A72]^3" office:value-type="float" office:value="38.443359375" calcext:value-type="float">
            <text:p>38,443359375</text:p>
          </table:table-cell>
          <table:table-cell table:style-name="ce6" table:formula="of:=[.B72]^3" office:value-type="float" office:value="40.618896484375" calcext:value-type="float">
            <text:p>40,618896484375</text:p>
          </table:table-cell>
          <table:table-cell table:style-name="ce6" table:formula="of:=([.D72]-[.C72])/[.$D$2]" office:value-type="float" office:value="34.80859375" calcext:value-type="float">
            <text:p>34,80859375</text:p>
          </table:table-cell>
          <table:table-cell table:number-columns-repeated="1019"/>
        </table:table-row>
        <table:table-row table:style-name="ro3">
          <table:table-cell table:style-name="ce4" table:formula="of:=[.A72]+0.125" office:value-type="float" office:value="3.5" calcext:value-type="float">
            <text:p>3,5</text:p>
          </table:table-cell>
          <table:table-cell table:style-name="ce6" table:formula="of:=[.A73]+[.$D$2]" office:value-type="float" office:value="3.5625" calcext:value-type="float">
            <text:p>3,5625</text:p>
          </table:table-cell>
          <table:table-cell table:style-name="ce6" table:formula="of:=[.A73]^3" office:value-type="float" office:value="42.875" calcext:value-type="float">
            <text:p>42,875</text:p>
          </table:table-cell>
          <table:table-cell table:style-name="ce6" table:formula="of:=[.B73]^3" office:value-type="float" office:value="45.213134765625" calcext:value-type="float">
            <text:p>45,213134765625</text:p>
          </table:table-cell>
          <table:table-cell table:style-name="ce6" table:formula="of:=([.D73]-[.C73])/[.$D$2]" office:value-type="float" office:value="37.41015625" calcext:value-type="float">
            <text:p>37,41015625</text:p>
          </table:table-cell>
          <table:table-cell table:number-columns-repeated="1019"/>
        </table:table-row>
        <table:table-row table:style-name="ro3">
          <table:table-cell table:style-name="ce4" table:formula="of:=[.A73]+0.125" office:value-type="float" office:value="3.625" calcext:value-type="float">
            <text:p>3,625</text:p>
          </table:table-cell>
          <table:table-cell table:style-name="ce6" table:formula="of:=[.A74]+[.$D$2]" office:value-type="float" office:value="3.6875" calcext:value-type="float">
            <text:p>3,6875</text:p>
          </table:table-cell>
          <table:table-cell table:style-name="ce6" table:formula="of:=[.A74]^3" office:value-type="float" office:value="47.634765625" calcext:value-type="float">
            <text:p>47,634765625</text:p>
          </table:table-cell>
          <table:table-cell table:style-name="ce6" table:formula="of:=[.B74]^3" office:value-type="float" office:value="50.141357421875" calcext:value-type="float">
            <text:p>50,141357421875</text:p>
          </table:table-cell>
          <table:table-cell table:style-name="ce6" table:formula="of:=([.D74]-[.C74])/[.$D$2]" office:value-type="float" office:value="40.10546875" calcext:value-type="float">
            <text:p>40,10546875</text:p>
          </table:table-cell>
          <table:table-cell table:number-columns-repeated="1019"/>
        </table:table-row>
        <table:table-row table:style-name="ro3">
          <table:table-cell table:style-name="ce4" table:formula="of:=[.A74]+0.125" office:value-type="float" office:value="3.75" calcext:value-type="float">
            <text:p>3,75</text:p>
          </table:table-cell>
          <table:table-cell table:style-name="ce6" table:formula="of:=[.A75]+[.$D$2]" office:value-type="float" office:value="3.8125" calcext:value-type="float">
            <text:p>3,8125</text:p>
          </table:table-cell>
          <table:table-cell table:style-name="ce6" table:formula="of:=[.A75]^3" office:value-type="float" office:value="52.734375" calcext:value-type="float">
            <text:p>52,734375</text:p>
          </table:table-cell>
          <table:table-cell table:style-name="ce6" table:formula="of:=[.B75]^3" office:value-type="float" office:value="55.415283203125" calcext:value-type="float">
            <text:p>55,415283203125</text:p>
          </table:table-cell>
          <table:table-cell table:style-name="ce6" table:formula="of:=([.D75]-[.C75])/[.$D$2]" office:value-type="float" office:value="42.89453125" calcext:value-type="float">
            <text:p>42,89453125</text:p>
          </table:table-cell>
          <table:table-cell table:number-columns-repeated="1019"/>
        </table:table-row>
        <table:table-row table:style-name="ro3">
          <table:table-cell table:style-name="ce4" table:formula="of:=[.A75]+0.125" office:value-type="float" office:value="3.875" calcext:value-type="float">
            <text:p>3,875</text:p>
          </table:table-cell>
          <table:table-cell table:style-name="ce6" table:formula="of:=[.A76]+[.$D$2]" office:value-type="float" office:value="3.9375" calcext:value-type="float">
            <text:p>3,9375</text:p>
          </table:table-cell>
          <table:table-cell table:style-name="ce6" table:formula="of:=[.A76]^3" office:value-type="float" office:value="58.185546875" calcext:value-type="float">
            <text:p>58,185546875</text:p>
          </table:table-cell>
          <table:table-cell table:style-name="ce6" table:formula="of:=[.B76]^3" office:value-type="float" office:value="61.046630859375" calcext:value-type="float">
            <text:p>61,046630859375</text:p>
          </table:table-cell>
          <table:table-cell table:style-name="ce6" table:formula="of:=([.D76]-[.C76])/[.$D$2]" office:value-type="float" office:value="45.77734375" calcext:value-type="float">
            <text:p>45,77734375</text:p>
          </table:table-cell>
          <table:table-cell table:number-columns-repeated="1019"/>
        </table:table-row>
        <table:table-row table:style-name="ro3">
          <table:table-cell table:style-name="ce4" table:formula="of:=[.A76]+0.125" office:value-type="float" office:value="4" calcext:value-type="float">
            <text:p>4</text:p>
          </table:table-cell>
          <table:table-cell table:style-name="ce6" table:formula="of:=[.A77]+[.$D$2]" office:value-type="float" office:value="4.0625" calcext:value-type="float">
            <text:p>4,0625</text:p>
          </table:table-cell>
          <table:table-cell table:style-name="ce6" table:formula="of:=[.A77]^3" office:value-type="float" office:value="64" calcext:value-type="float">
            <text:p>64</text:p>
          </table:table-cell>
          <table:table-cell table:style-name="ce6" table:formula="of:=[.B77]^3" office:value-type="float" office:value="67.047119140625" calcext:value-type="float">
            <text:p>67,047119140625</text:p>
          </table:table-cell>
          <table:table-cell table:style-name="ce6" table:formula="of:=([.D77]-[.C77])/[.$D$2]" office:value-type="float" office:value="48.75390625" calcext:value-type="float">
            <text:p>48,75390625</text:p>
          </table:table-cell>
          <table:table-cell table:number-columns-repeated="1019"/>
        </table:table-row>
        <table:table-row table:style-name="ro3">
          <table:table-cell table:style-name="ce4" table:formula="of:=[.A77]+0.125" office:value-type="float" office:value="4.125" calcext:value-type="float">
            <text:p>4,125</text:p>
          </table:table-cell>
          <table:table-cell table:style-name="ce6" table:formula="of:=[.A78]+[.$D$2]" office:value-type="float" office:value="4.1875" calcext:value-type="float">
            <text:p>4,1875</text:p>
          </table:table-cell>
          <table:table-cell table:style-name="ce6" table:formula="of:=[.A78]^3" office:value-type="float" office:value="70.189453125" calcext:value-type="float">
            <text:p>70,189453125</text:p>
          </table:table-cell>
          <table:table-cell table:style-name="ce6" table:formula="of:=[.B78]^3" office:value-type="float" office:value="73.428466796875" calcext:value-type="float">
            <text:p>73,428466796875</text:p>
          </table:table-cell>
          <table:table-cell table:style-name="ce6" table:formula="of:=([.D78]-[.C78])/[.$D$2]" office:value-type="float" office:value="51.82421875" calcext:value-type="float">
            <text:p>51,82421875</text:p>
          </table:table-cell>
          <table:table-cell table:number-columns-repeated="1019"/>
        </table:table-row>
        <table:table-row table:style-name="ro3">
          <table:table-cell table:style-name="ce4" table:formula="of:=[.A78]+0.125" office:value-type="float" office:value="4.25" calcext:value-type="float">
            <text:p>4,25</text:p>
          </table:table-cell>
          <table:table-cell table:style-name="ce6" table:formula="of:=[.A79]+[.$D$2]" office:value-type="float" office:value="4.3125" calcext:value-type="float">
            <text:p>4,3125</text:p>
          </table:table-cell>
          <table:table-cell table:style-name="ce6" table:formula="of:=[.A79]^3" office:value-type="float" office:value="76.765625" calcext:value-type="float">
            <text:p>76,765625</text:p>
          </table:table-cell>
          <table:table-cell table:style-name="ce6" table:formula="of:=[.B79]^3" office:value-type="float" office:value="80.202392578125" calcext:value-type="float">
            <text:p>80,202392578125</text:p>
          </table:table-cell>
          <table:table-cell table:style-name="ce6" table:formula="of:=([.D79]-[.C79])/[.$D$2]" office:value-type="float" office:value="54.98828125" calcext:value-type="float">
            <text:p>54,98828125</text:p>
          </table:table-cell>
          <table:table-cell table:number-columns-repeated="1019"/>
        </table:table-row>
        <table:table-row table:style-name="ro3">
          <table:table-cell table:style-name="ce4" table:formula="of:=[.A79]+0.125" office:value-type="float" office:value="4.375" calcext:value-type="float">
            <text:p>4,375</text:p>
          </table:table-cell>
          <table:table-cell table:style-name="ce6" table:formula="of:=[.A80]+[.$D$2]" office:value-type="float" office:value="4.4375" calcext:value-type="float">
            <text:p>4,4375</text:p>
          </table:table-cell>
          <table:table-cell table:style-name="ce6" table:formula="of:=[.A80]^3" office:value-type="float" office:value="83.740234375" calcext:value-type="float">
            <text:p>83,740234375</text:p>
          </table:table-cell>
          <table:table-cell table:style-name="ce6" table:formula="of:=[.B80]^3" office:value-type="float" office:value="87.380615234375" calcext:value-type="float">
            <text:p>87,380615234375</text:p>
          </table:table-cell>
          <table:table-cell table:style-name="ce6" table:formula="of:=([.D80]-[.C80])/[.$D$2]" office:value-type="float" office:value="58.24609375" calcext:value-type="float">
            <text:p>58,24609375</text:p>
          </table:table-cell>
          <table:table-cell table:number-columns-repeated="1019"/>
        </table:table-row>
        <table:table-row table:style-name="ro3">
          <table:table-cell table:style-name="ce4" table:formula="of:=[.A80]+0.125" office:value-type="float" office:value="4.5" calcext:value-type="float">
            <text:p>4,5</text:p>
          </table:table-cell>
          <table:table-cell table:style-name="ce6" table:formula="of:=[.A81]+[.$D$2]" office:value-type="float" office:value="4.5625" calcext:value-type="float">
            <text:p>4,5625</text:p>
          </table:table-cell>
          <table:table-cell table:style-name="ce6" table:formula="of:=[.A81]^3" office:value-type="float" office:value="91.125" calcext:value-type="float">
            <text:p>91,125</text:p>
          </table:table-cell>
          <table:table-cell table:style-name="ce6" table:formula="of:=[.B81]^3" office:value-type="float" office:value="94.974853515625" calcext:value-type="float">
            <text:p>94,974853515625</text:p>
          </table:table-cell>
          <table:table-cell table:style-name="ce6" table:formula="of:=([.D81]-[.C81])/[.$D$2]" office:value-type="float" office:value="61.59765625" calcext:value-type="float">
            <text:p>61,59765625</text:p>
          </table:table-cell>
          <table:table-cell table:number-columns-repeated="1019"/>
        </table:table-row>
        <table:table-row table:style-name="ro3">
          <table:table-cell table:style-name="ce4" table:formula="of:=[.A81]+0.125" office:value-type="float" office:value="4.625" calcext:value-type="float">
            <text:p>4,625</text:p>
          </table:table-cell>
          <table:table-cell table:style-name="ce6" table:formula="of:=[.A82]+[.$D$2]" office:value-type="float" office:value="4.6875" calcext:value-type="float">
            <text:p>4,6875</text:p>
          </table:table-cell>
          <table:table-cell table:style-name="ce6" table:formula="of:=[.A82]^3" office:value-type="float" office:value="98.931640625" calcext:value-type="float">
            <text:p>98,931640625</text:p>
          </table:table-cell>
          <table:table-cell table:style-name="ce6" table:formula="of:=[.B82]^3" office:value-type="float" office:value="102.996826171875" calcext:value-type="float">
            <text:p>102,996826171875</text:p>
          </table:table-cell>
          <table:table-cell table:style-name="ce6" table:formula="of:=([.D82]-[.C82])/[.$D$2]" office:value-type="float" office:value="65.04296875" calcext:value-type="float">
            <text:p>65,04296875</text:p>
          </table:table-cell>
          <table:table-cell table:number-columns-repeated="1019"/>
        </table:table-row>
        <table:table-row table:style-name="ro3">
          <table:table-cell table:style-name="ce4" table:formula="of:=[.A82]+0.125" office:value-type="float" office:value="4.75" calcext:value-type="float">
            <text:p>4,75</text:p>
          </table:table-cell>
          <table:table-cell table:style-name="ce6" table:formula="of:=[.A83]+[.$D$2]" office:value-type="float" office:value="4.8125" calcext:value-type="float">
            <text:p>4,8125</text:p>
          </table:table-cell>
          <table:table-cell table:style-name="ce6" table:formula="of:=[.A83]^3" office:value-type="float" office:value="107.171875" calcext:value-type="float">
            <text:p>107,171875</text:p>
          </table:table-cell>
          <table:table-cell table:style-name="ce6" table:formula="of:=[.B83]^3" office:value-type="float" office:value="111.458251953125" calcext:value-type="float">
            <text:p>111,458251953125</text:p>
          </table:table-cell>
          <table:table-cell table:style-name="ce6" table:formula="of:=([.D83]-[.C83])/[.$D$2]" office:value-type="float" office:value="68.58203125" calcext:value-type="float">
            <text:p>68,58203125</text:p>
          </table:table-cell>
          <table:table-cell table:number-columns-repeated="1019"/>
        </table:table-row>
        <table:table-row table:style-name="ro3">
          <table:table-cell table:style-name="ce4" table:formula="of:=[.A83]+0.125" office:value-type="float" office:value="4.875" calcext:value-type="float">
            <text:p>4,875</text:p>
          </table:table-cell>
          <table:table-cell table:style-name="ce6" table:formula="of:=[.A84]+[.$D$2]" office:value-type="float" office:value="4.9375" calcext:value-type="float">
            <text:p>4,9375</text:p>
          </table:table-cell>
          <table:table-cell table:style-name="ce6" table:formula="of:=[.A84]^3" office:value-type="float" office:value="115.857421875" calcext:value-type="float">
            <text:p>115,857421875</text:p>
          </table:table-cell>
          <table:table-cell table:style-name="ce6" table:formula="of:=[.B84]^3" office:value-type="float" office:value="120.370849609375" calcext:value-type="float">
            <text:p>120,370849609375</text:p>
          </table:table-cell>
          <table:table-cell table:style-name="ce6" table:formula="of:=([.D84]-[.C84])/[.$D$2]" office:value-type="float" office:value="72.21484375" calcext:value-type="float">
            <text:p>72,21484375</text:p>
          </table:table-cell>
          <table:table-cell table:number-columns-repeated="1019"/>
        </table:table-row>
        <table:table-row table:style-name="ro3">
          <table:table-cell table:style-name="ce5" table:formula="of:=[.A84]+0.125" office:value-type="float" office:value="5" calcext:value-type="float">
            <text:p>5</text:p>
          </table:table-cell>
          <table:table-cell table:style-name="ce7" table:formula="of:=[.A85]+[.$D$2]" office:value-type="float" office:value="5.0625" calcext:value-type="float">
            <text:p>5,0625</text:p>
          </table:table-cell>
          <table:table-cell table:style-name="ce7" table:formula="of:=[.A85]^3" office:value-type="float" office:value="125" calcext:value-type="float">
            <text:p>125</text:p>
          </table:table-cell>
          <table:table-cell table:style-name="ce7" table:formula="of:=[.B85]^3" office:value-type="float" office:value="129.746337890625" calcext:value-type="float">
            <text:p>129,746337890625</text:p>
          </table:table-cell>
          <table:table-cell table:style-name="ce7" table:formula="of:=([.D85]-[.C85])/[.$D$2]" office:value-type="float" office:value="75.94140625" calcext:value-type="float">
            <text:p>75,94140625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>
        <table:shapes>
          <draw:frame draw:z-index="0" draw:style-name="gr1" draw:text-style-name="P1" svg:width="34.302cm" svg:height="19.294cm" svg:x="12.15cm" svg:y="1.654cm">
            <draw:object draw:notify-on-update-of-ranges="Foglio3.A5:Foglio3.A85 Foglio3.C5:Foglio3.C85 Foglio3.A5:Foglio3.A85 Foglio3.E5:Foglio3.E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ce8" office:value-type="string" calcext:value-type="string">
            <text:p>h=</text:p>
          </table:table-cell>
          <table:table-cell table:style-name="ce9" office:value-type="float" office:value="0.0625" calcext:value-type="float">
            <text:p>0,06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(x+h)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(x+h)</text:p>
          </table:table-cell>
          <table:table-cell table:style-name="ce10" office:value-type="string" calcext:value-type="string">
            <text:p>(f(x+h)-f(x))/h</text:p>
          </table:table-cell>
          <table:table-cell table:number-columns-repeated="1019"/>
        </table:table-row>
        <table:table-row table:style-name="ro1">
          <table:table-cell table:style-name="ce3" office:value-type="float" office:value="-5" calcext:value-type="float">
            <text:p>-5</text:p>
          </table:table-cell>
          <table:table-cell table:style-name="ce3" table:formula="of:=[.A5]+[.$D$2]" office:value-type="float" office:value="-4.9375" calcext:value-type="float">
            <text:p>-4,9375</text:p>
          </table:table-cell>
          <table:table-cell table:style-name="ce3" table:formula="of:=SIN([.A5])" office:value-type="float" office:value="0.958924274663139" calcext:value-type="float">
            <text:p>0,958924274663139</text:p>
          </table:table-cell>
          <table:table-cell table:style-name="ce3" table:formula="of:=SIN([.B5])" office:value-type="float" office:value="0.974769331879155" calcext:value-type="float">
            <text:p>0,974769331879155</text:p>
          </table:table-cell>
          <table:table-cell table:style-name="ce3" table:formula="of:=([.D5]-[.C5])/[.$D$2]" office:value-type="float" office:value="0.253520915456271" calcext:value-type="float">
            <text:p>0,253520915456271</text:p>
          </table:table-cell>
          <table:table-cell table:number-columns-repeated="1019"/>
        </table:table-row>
        <table:table-row table:style-name="ro3">
          <table:table-cell table:style-name="ce4" table:formula="of:=[.A5]+0.125" office:value-type="float" office:value="-4.875" calcext:value-type="float">
            <text:p>-4,875</text:p>
          </table:table-cell>
          <table:table-cell table:style-name="ce6" table:formula="of:=[.A6]+[.$D$2]" office:value-type="float" office:value="-4.8125" calcext:value-type="float">
            <text:p>-4,8125</text:p>
          </table:table-cell>
          <table:table-cell table:style-name="ce6" table:formula="of:=SIN([.A6])" office:value-type="float" office:value="0.986807935714441" calcext:value-type="float">
            <text:p>0,986807935714441</text:p>
          </table:table-cell>
          <table:table-cell table:style-name="ce6" table:formula="of:=SIN([.B6])" office:value-type="float" office:value="0.994993075678648" calcext:value-type="float">
            <text:p>0,994993075678648</text:p>
          </table:table-cell>
          <table:table-cell table:style-name="ce6" table:formula="of:=([.D6]-[.C6])/[.$D$2]" office:value-type="float" office:value="0.130962239427303" calcext:value-type="float">
            <text:p>0,130962239427303</text:p>
          </table:table-cell>
          <table:table-cell table:number-columns-repeated="1019"/>
        </table:table-row>
        <table:table-row table:style-name="ro3">
          <table:table-cell table:style-name="ce4" table:formula="of:=[.A6]+0.125" office:value-type="float" office:value="-4.75" calcext:value-type="float">
            <text:p>-4,75</text:p>
          </table:table-cell>
          <table:table-cell table:style-name="ce6" table:formula="of:=[.A7]+[.$D$2]" office:value-type="float" office:value="-4.6875" calcext:value-type="float">
            <text:p>-4,6875</text:p>
          </table:table-cell>
          <table:table-cell table:style-name="ce6" table:formula="of:=SIN([.A7])" office:value-type="float" office:value="0.999292788975378" calcext:value-type="float">
            <text:p>0,999292788975378</text:p>
          </table:table-cell>
          <table:table-cell table:style-name="ce6" table:formula="of:=SIN([.B7])" office:value-type="float" office:value="0.999690285316223" calcext:value-type="float">
            <text:p>0,999690285316223</text:p>
          </table:table-cell>
          <table:table-cell table:style-name="ce6" table:formula="of:=([.D7]-[.C7])/[.$D$2]" office:value-type="float" office:value="0.00635994145352647" calcext:value-type="float">
            <text:p>0,006359941453526</text:p>
          </table:table-cell>
          <table:table-cell table:number-columns-repeated="1019"/>
        </table:table-row>
        <table:table-row table:style-name="ro3">
          <table:table-cell table:style-name="ce4" table:formula="of:=[.A7]+0.125" office:value-type="float" office:value="-4.625" calcext:value-type="float">
            <text:p>-4,625</text:p>
          </table:table-cell>
          <table:table-cell table:style-name="ce6" table:formula="of:=[.A8]+[.$D$2]" office:value-type="float" office:value="-4.5625" calcext:value-type="float">
            <text:p>-4,5625</text:p>
          </table:table-cell>
          <table:table-cell table:style-name="ce6" table:formula="of:=SIN([.A8])" office:value-type="float" office:value="0.996184012486479" calcext:value-type="float">
            <text:p>0,996184012486479</text:p>
          </table:table-cell>
          <table:table-cell table:style-name="ce6" table:formula="of:=SIN([.B8])" office:value-type="float" office:value="0.988787662406511" calcext:value-type="float">
            <text:p>0,988787662406511</text:p>
          </table:table-cell>
          <table:table-cell table:style-name="ce6" table:formula="of:=([.D8]-[.C8])/[.$D$2]" office:value-type="float" office:value="-0.118341601279495" calcext:value-type="float">
            <text:p>-0,118341601279495</text:p>
          </table:table-cell>
          <table:table-cell table:number-columns-repeated="1019"/>
        </table:table-row>
        <table:table-row table:style-name="ro3">
          <table:table-cell table:style-name="ce4" table:formula="of:=[.A8]+0.125" office:value-type="float" office:value="-4.5" calcext:value-type="float">
            <text:p>-4,5</text:p>
          </table:table-cell>
          <table:table-cell table:style-name="ce6" table:formula="of:=[.A9]+[.$D$2]" office:value-type="float" office:value="-4.4375" calcext:value-type="float">
            <text:p>-4,4375</text:p>
          </table:table-cell>
          <table:table-cell table:style-name="ce6" table:formula="of:=SIN([.A9])" office:value-type="float" office:value="0.977530117665097" calcext:value-type="float">
            <text:p>0,977530117665097</text:p>
          </table:table-cell>
          <table:table-cell table:style-name="ce6" table:formula="of:=SIN([.B9])" office:value-type="float" office:value="0.962455338733539" calcext:value-type="float">
            <text:p>0,962455338733539</text:p>
          </table:table-cell>
          <table:table-cell table:style-name="ce6" table:formula="of:=([.D9]-[.C9])/[.$D$2]" office:value-type="float" office:value="-0.241196462904922" calcext:value-type="float">
            <text:p>-0,241196462904922</text:p>
          </table:table-cell>
          <table:table-cell table:number-columns-repeated="1019"/>
        </table:table-row>
        <table:table-row table:style-name="ro3">
          <table:table-cell table:style-name="ce4" table:formula="of:=[.A9]+0.125" office:value-type="float" office:value="-4.375" calcext:value-type="float">
            <text:p>-4,375</text:p>
          </table:table-cell>
          <table:table-cell table:style-name="ce6" table:formula="of:=[.A10]+[.$D$2]" office:value-type="float" office:value="-4.3125" calcext:value-type="float">
            <text:p>-4,3125</text:p>
          </table:table-cell>
          <table:table-cell table:style-name="ce6" table:formula="of:=SIN([.A10])" office:value-type="float" office:value="0.943622192300962" calcext:value-type="float">
            <text:p>0,943622192300962</text:p>
          </table:table-cell>
          <table:table-cell table:style-name="ce6" table:formula="of:=SIN([.B10])" office:value-type="float" office:value="0.921104221401152" calcext:value-type="float">
            <text:p>0,921104221401152</text:p>
          </table:table-cell>
          <table:table-cell table:style-name="ce6" table:formula="of:=([.D10]-[.C10])/[.$D$2]" office:value-type="float" office:value="-0.360287534396964" calcext:value-type="float">
            <text:p>-0,360287534396964</text:p>
          </table:table-cell>
          <table:table-cell table:number-columns-repeated="1019"/>
        </table:table-row>
        <table:table-row table:style-name="ro3">
          <table:table-cell table:style-name="ce4" table:formula="of:=[.A10]+0.125" office:value-type="float" office:value="-4.25" calcext:value-type="float">
            <text:p>-4,25</text:p>
          </table:table-cell>
          <table:table-cell table:style-name="ce6" table:formula="of:=[.A11]+[.$D$2]" office:value-type="float" office:value="-4.1875" calcext:value-type="float">
            <text:p>-4,1875</text:p>
          </table:table-cell>
          <table:table-cell table:style-name="ce6" table:formula="of:=SIN([.A11])" office:value-type="float" office:value="0.894989358228584" calcext:value-type="float">
            <text:p>0,894989358228584</text:p>
          </table:table-cell>
          <table:table-cell table:style-name="ce6" table:formula="of:=SIN([.B11])" office:value-type="float" office:value="0.865379580765082" calcext:value-type="float">
            <text:p>0,865379580765082</text:p>
          </table:table-cell>
          <table:table-cell table:style-name="ce6" table:formula="of:=([.D11]-[.C11])/[.$D$2]" office:value-type="float" office:value="-0.473756439416025" calcext:value-type="float">
            <text:p>-0,473756439416025</text:p>
          </table:table-cell>
          <table:table-cell table:number-columns-repeated="1019"/>
        </table:table-row>
        <table:table-row table:style-name="ro3">
          <table:table-cell table:style-name="ce4" table:formula="of:=[.A11]+0.125" office:value-type="float" office:value="-4.125" calcext:value-type="float">
            <text:p>-4,125</text:p>
          </table:table-cell>
          <table:table-cell table:style-name="ce6" table:formula="of:=[.A12]+[.$D$2]" office:value-type="float" office:value="-4.0625" calcext:value-type="float">
            <text:p>-4,0625</text:p>
          </table:table-cell>
          <table:table-cell table:style-name="ce6" table:formula="of:=SIN([.A12])" office:value-type="float" office:value="0.832390514557987" calcext:value-type="float">
            <text:p>0,832390514557987</text:p>
          </table:table-cell>
          <table:table-cell table:style-name="ce6" table:formula="of:=SIN([.B12])" office:value-type="float" office:value="0.796150981204866" calcext:value-type="float">
            <text:p>0,796150981204866</text:p>
          </table:table-cell>
          <table:table-cell table:style-name="ce6" table:formula="of:=([.D12]-[.C12])/[.$D$2]" office:value-type="float" office:value="-0.579832533649944" calcext:value-type="float">
            <text:p>-0,579832533649944</text:p>
          </table:table-cell>
          <table:table-cell table:number-columns-repeated="1019"/>
        </table:table-row>
        <table:table-row table:style-name="ro3">
          <table:table-cell table:style-name="ce4" table:formula="of:=[.A12]+0.125" office:value-type="float" office:value="-4" calcext:value-type="float">
            <text:p>-4</text:p>
          </table:table-cell>
          <table:table-cell table:style-name="ce6" table:formula="of:=[.A13]+[.$D$2]" office:value-type="float" office:value="-3.9375" calcext:value-type="float">
            <text:p>-3,9375</text:p>
          </table:table-cell>
          <table:table-cell table:style-name="ce6" table:formula="of:=SIN([.A13])" office:value-type="float" office:value="0.756802495307928" calcext:value-type="float">
            <text:p>0,756802495307928</text:p>
          </table:table-cell>
          <table:table-cell table:style-name="ce6" table:formula="of:=SIN([.B13])" office:value-type="float" office:value="0.714498711862537" calcext:value-type="float">
            <text:p>0,714498711862537</text:p>
          </table:table-cell>
          <table:table-cell table:style-name="ce6" table:formula="of:=([.D13]-[.C13])/[.$D$2]" office:value-type="float" office:value="-0.676860535126265" calcext:value-type="float">
            <text:p>-0,676860535126265</text:p>
          </table:table-cell>
          <table:table-cell table:number-columns-repeated="1019"/>
        </table:table-row>
        <table:table-row table:style-name="ro3">
          <table:table-cell table:style-name="ce4" table:formula="of:=[.A13]+0.125" office:value-type="float" office:value="-3.875" calcext:value-type="float">
            <text:p>-3,875</text:p>
          </table:table-cell>
          <table:table-cell table:style-name="ce6" table:formula="of:=[.A14]+[.$D$2]" office:value-type="float" office:value="-3.8125" calcext:value-type="float">
            <text:p>-3,8125</text:p>
          </table:table-cell>
          <table:table-cell table:style-name="ce6" table:formula="of:=SIN([.A14])" office:value-type="float" office:value="0.669404826237736" calcext:value-type="float">
            <text:p>0,669404826237736</text:p>
          </table:table-cell>
          <table:table-cell table:style-name="ce6" table:formula="of:=SIN([.B14])" office:value-type="float" office:value="0.621696929091873" calcext:value-type="float">
            <text:p>0,621696929091873</text:p>
          </table:table-cell>
          <table:table-cell table:style-name="ce6" table:formula="of:=([.D14]-[.C14])/[.$D$2]" office:value-type="float" office:value="-0.763326354333808" calcext:value-type="float">
            <text:p>-0,763326354333808</text:p>
          </table:table-cell>
          <table:table-cell table:number-columns-repeated="1019"/>
        </table:table-row>
        <table:table-row table:style-name="ro3">
          <table:table-cell table:style-name="ce4" table:formula="of:=[.A14]+0.125" office:value-type="float" office:value="-3.75" calcext:value-type="float">
            <text:p>-3,75</text:p>
          </table:table-cell>
          <table:table-cell table:style-name="ce6" table:formula="of:=[.A15]+[.$D$2]" office:value-type="float" office:value="-3.6875" calcext:value-type="float">
            <text:p>-3,6875</text:p>
          </table:table-cell>
          <table:table-cell table:style-name="ce6" table:formula="of:=SIN([.A15])" office:value-type="float" office:value="0.571561318742344" calcext:value-type="float">
            <text:p>0,571561318742344</text:p>
          </table:table-cell>
          <table:table-cell table:style-name="ce6" table:formula="of:=SIN([.B15])" office:value-type="float" office:value="0.519193773674651" calcext:value-type="float">
            <text:p>0,519193773674651</text:p>
          </table:table-cell>
          <table:table-cell table:style-name="ce6" table:formula="of:=([.D15]-[.C15])/[.$D$2]" office:value-type="float" office:value="-0.83788072108308" calcext:value-type="float">
            <text:p>-0,83788072108308</text:p>
          </table:table-cell>
          <table:table-cell table:number-columns-repeated="1019"/>
        </table:table-row>
        <table:table-row table:style-name="ro3">
          <table:table-cell table:style-name="ce4" table:formula="of:=[.A15]+0.125" office:value-type="float" office:value="-3.625" calcext:value-type="float">
            <text:p>-3,625</text:p>
          </table:table-cell>
          <table:table-cell table:style-name="ce6" table:formula="of:=[.A16]+[.$D$2]" office:value-type="float" office:value="-3.5625" calcext:value-type="float">
            <text:p>-3,5625</text:p>
          </table:table-cell>
          <table:table-cell table:style-name="ce6" table:formula="of:=SIN([.A16])" office:value-type="float" office:value="0.464798788031609" calcext:value-type="float">
            <text:p>0,464798788031609</text:p>
          </table:table-cell>
          <table:table-cell table:style-name="ce6" table:formula="of:=SIN([.B16])" office:value-type="float" office:value="0.40858877306809" calcext:value-type="float">
            <text:p>0,40858877306809</text:p>
          </table:table-cell>
          <table:table-cell table:style-name="ce6" table:formula="of:=([.D16]-[.C16])/[.$D$2]" office:value-type="float" office:value="-0.899360239416311" calcext:value-type="float">
            <text:p>-0,899360239416311</text:p>
          </table:table-cell>
          <table:table-cell table:number-columns-repeated="1019"/>
        </table:table-row>
        <table:table-row table:style-name="ro3">
          <table:table-cell table:style-name="ce4" table:formula="of:=[.A16]+0.125" office:value-type="float" office:value="-3.5" calcext:value-type="float">
            <text:p>-3,5</text:p>
          </table:table-cell>
          <table:table-cell table:style-name="ce6" table:formula="of:=[.A17]+[.$D$2]" office:value-type="float" office:value="-3.4375" calcext:value-type="float">
            <text:p>-3,4375</text:p>
          </table:table-cell>
          <table:table-cell table:style-name="ce6" table:formula="of:=SIN([.A17])" office:value-type="float" office:value="0.35078322768962" calcext:value-type="float">
            <text:p>0,35078322768962</text:p>
          </table:table-cell>
          <table:table-cell table:style-name="ce6" table:formula="of:=SIN([.B17])" office:value-type="float" office:value="0.291607881313853" calcext:value-type="float">
            <text:p>0,291607881313853</text:p>
          </table:table-cell>
          <table:table-cell table:style-name="ce6" table:formula="of:=([.D17]-[.C17])/[.$D$2]" office:value-type="float" office:value="-0.946805542012271" calcext:value-type="float">
            <text:p>-0,946805542012271</text:p>
          </table:table-cell>
          <table:table-cell table:number-columns-repeated="1019"/>
        </table:table-row>
        <table:table-row table:style-name="ro3">
          <table:table-cell table:style-name="ce4" table:formula="of:=[.A17]+0.125" office:value-type="float" office:value="-3.375" calcext:value-type="float">
            <text:p>-3,375</text:p>
          </table:table-cell>
          <table:table-cell table:style-name="ce6" table:formula="of:=[.A18]+[.$D$2]" office:value-type="float" office:value="-3.3125" calcext:value-type="float">
            <text:p>-3,3125</text:p>
          </table:table-cell>
          <table:table-cell table:style-name="ce6" table:formula="of:=SIN([.A18])" office:value-type="float" office:value="0.231293812402022" calcext:value-type="float">
            <text:p>0,231293812402022</text:p>
          </table:table-cell>
          <table:table-cell table:style-name="ce6" table:formula="of:=SIN([.B18])" office:value-type="float" office:value="0.170076546102494" calcext:value-type="float">
            <text:p>0,170076546102494</text:p>
          </table:table-cell>
          <table:table-cell table:style-name="ce6" table:formula="of:=([.D18]-[.C18])/[.$D$2]" office:value-type="float" office:value="-0.97947626079244" calcext:value-type="float">
            <text:p>-0,97947626079244</text:p>
          </table:table-cell>
          <table:table-cell table:number-columns-repeated="1019"/>
        </table:table-row>
        <table:table-row table:style-name="ro3">
          <table:table-cell table:style-name="ce4" table:formula="of:=[.A18]+0.125" office:value-type="float" office:value="-3.25" calcext:value-type="float">
            <text:p>-3,25</text:p>
          </table:table-cell>
          <table:table-cell table:style-name="ce6" table:formula="of:=[.A19]+[.$D$2]" office:value-type="float" office:value="-3.1875" calcext:value-type="float">
            <text:p>-3,1875</text:p>
          </table:table-cell>
          <table:table-cell table:style-name="ce6" table:formula="of:=SIN([.A19])" office:value-type="float" office:value="0.108195134530108" calcext:value-type="float">
            <text:p>0,108195134530108</text:p>
          </table:table-cell>
          <table:table-cell table:style-name="ce6" table:formula="of:=SIN([.B19])" office:value-type="float" office:value="0.0458912232727797" calcext:value-type="float">
            <text:p>0,04589122327278</text:p>
          </table:table-cell>
          <table:table-cell table:style-name="ce6" table:formula="of:=([.D19]-[.C19])/[.$D$2]" office:value-type="float" office:value="-0.996862580117259" calcext:value-type="float">
            <text:p>-0,996862580117259</text:p>
          </table:table-cell>
          <table:table-cell table:number-columns-repeated="1019"/>
        </table:table-row>
        <table:table-row table:style-name="ro3">
          <table:table-cell table:style-name="ce4" table:formula="of:=[.A19]+0.125" office:value-type="float" office:value="-3.125" calcext:value-type="float">
            <text:p>-3,125</text:p>
          </table:table-cell>
          <table:table-cell table:style-name="ce6" table:formula="of:=[.A20]+[.$D$2]" office:value-type="float" office:value="-3.0625" calcext:value-type="float">
            <text:p>-3,0625</text:p>
          </table:table-cell>
          <table:table-cell table:style-name="ce6" table:formula="of:=SIN([.A20])" office:value-type="float" office:value="-0.0165918922293479" calcext:value-type="float">
            <text:p>-0,016591892229348</text:p>
          </table:table-cell>
          <table:table-cell table:style-name="ce6" table:formula="of:=SIN([.B20])" office:value-type="float" office:value="-0.0790102167473897" calcext:value-type="float">
            <text:p>-0,07901021674739</text:p>
          </table:table-cell>
          <table:table-cell table:style-name="ce6" table:formula="of:=([.D20]-[.C20])/[.$D$2]" office:value-type="float" office:value="-0.998693192288668" calcext:value-type="float">
            <text:p>-0,998693192288668</text:p>
          </table:table-cell>
          <table:table-cell table:number-columns-repeated="1019"/>
        </table:table-row>
        <table:table-row table:style-name="ro3">
          <table:table-cell table:style-name="ce4" table:formula="of:=[.A20]+0.125" office:value-type="float" office:value="-3" calcext:value-type="float">
            <text:p>-3</text:p>
          </table:table-cell>
          <table:table-cell table:style-name="ce6" table:formula="of:=[.A21]+[.$D$2]" office:value-type="float" office:value="-2.9375" calcext:value-type="float">
            <text:p>-2,9375</text:p>
          </table:table-cell>
          <table:table-cell table:style-name="ce6" table:formula="of:=SIN([.A21])" office:value-type="float" office:value="-0.141120008059867" calcext:value-type="float">
            <text:p>-0,141120008059867</text:p>
          </table:table-cell>
          <table:table-cell table:style-name="ce6" table:formula="of:=SIN([.B21])" office:value-type="float" office:value="-0.202678728760867" calcext:value-type="float">
            <text:p>-0,202678728760867</text:p>
          </table:table-cell>
          <table:table-cell table:style-name="ce6" table:formula="of:=([.D21]-[.C21])/[.$D$2]" office:value-type="float" office:value="-0.984939531215998" calcext:value-type="float">
            <text:p>-0,984939531215998</text:p>
          </table:table-cell>
          <table:table-cell table:number-columns-repeated="1019"/>
        </table:table-row>
        <table:table-row table:style-name="ro3">
          <table:table-cell table:style-name="ce4" table:formula="of:=[.A21]+0.125" office:value-type="float" office:value="-2.875" calcext:value-type="float">
            <text:p>-2,875</text:p>
          </table:table-cell>
          <table:table-cell table:style-name="ce6" table:formula="of:=[.A22]+[.$D$2]" office:value-type="float" office:value="-2.8125" calcext:value-type="float">
            <text:p>-2,8125</text:p>
          </table:table-cell>
          <table:table-cell table:style-name="ce6" table:formula="of:=SIN([.A22])" office:value-type="float" office:value="-0.263445993363421" calcext:value-type="float">
            <text:p>-0,263445993363421</text:p>
          </table:table-cell>
          <table:table-cell table:style-name="ce6" table:formula="of:=SIN([.B22])" office:value-type="float" office:value="-0.323184506999687" calcext:value-type="float">
            <text:p>-0,323184506999687</text:p>
          </table:table-cell>
          <table:table-cell table:style-name="ce6" table:formula="of:=([.D22]-[.C22])/[.$D$2]" office:value-type="float" office:value="-0.955816218180257" calcext:value-type="float">
            <text:p>-0,955816218180257</text:p>
          </table:table-cell>
          <table:table-cell table:number-columns-repeated="1019"/>
        </table:table-row>
        <table:table-row table:style-name="ro3">
          <table:table-cell table:style-name="ce4" table:formula="of:=[.A22]+0.125" office:value-type="float" office:value="-2.75" calcext:value-type="float">
            <text:p>-2,75</text:p>
          </table:table-cell>
          <table:table-cell table:style-name="ce6" table:formula="of:=[.A23]+[.$D$2]" office:value-type="float" office:value="-2.6875" calcext:value-type="float">
            <text:p>-2,6875</text:p>
          </table:table-cell>
          <table:table-cell table:style-name="ce6" table:formula="of:=SIN([.A23])" office:value-type="float" office:value="-0.381660992052332" calcext:value-type="float">
            <text:p>-0,381660992052332</text:p>
          </table:table-cell>
          <table:table-cell table:style-name="ce6" table:formula="of:=SIN([.B23])" office:value-type="float" office:value="-0.438647099098633" calcext:value-type="float">
            <text:p>-0,438647099098633</text:p>
          </table:table-cell>
          <table:table-cell table:style-name="ce6" table:formula="of:=([.D23]-[.C23])/[.$D$2]" office:value-type="float" office:value="-0.911777712740822" calcext:value-type="float">
            <text:p>-0,911777712740822</text:p>
          </table:table-cell>
          <table:table-cell table:number-columns-repeated="1019"/>
        </table:table-row>
        <table:table-row table:style-name="ro3">
          <table:table-cell table:style-name="ce4" table:formula="of:=[.A23]+0.125" office:value-type="float" office:value="-2.625" calcext:value-type="float">
            <text:p>-2,625</text:p>
          </table:table-cell>
          <table:table-cell table:style-name="ce6" table:formula="of:=[.A24]+[.$D$2]" office:value-type="float" office:value="-2.5625" calcext:value-type="float">
            <text:p>-2,5625</text:p>
          </table:table-cell>
          <table:table-cell table:style-name="ce6" table:formula="of:=SIN([.A24])" office:value-type="float" office:value="-0.493920298610089" calcext:value-type="float">
            <text:p>-0,493920298610089</text:p>
          </table:table-cell>
          <table:table-cell table:style-name="ce6" table:formula="of:=SIN([.B24])" office:value-type="float" office:value="-0.547264749925465" calcext:value-type="float">
            <text:p>-0,547264749925465</text:p>
          </table:table-cell>
          <table:table-cell table:style-name="ce6" table:formula="of:=([.D24]-[.C24])/[.$D$2]" office:value-type="float" office:value="-0.853511221046017" calcext:value-type="float">
            <text:p>-0,853511221046017</text:p>
          </table:table-cell>
          <table:table-cell table:number-columns-repeated="1019"/>
        </table:table-row>
        <table:table-row table:style-name="ro3">
          <table:table-cell table:style-name="ce4" table:formula="of:=[.A24]+0.125" office:value-type="float" office:value="-2.5" calcext:value-type="float">
            <text:p>-2,5</text:p>
          </table:table-cell>
          <table:table-cell table:style-name="ce6" table:formula="of:=[.A25]+[.$D$2]" office:value-type="float" office:value="-2.4375" calcext:value-type="float">
            <text:p>-2,4375</text:p>
          </table:table-cell>
          <table:table-cell table:style-name="ce6" table:formula="of:=SIN([.A25])" office:value-type="float" office:value="-0.598472144103956" calcext:value-type="float">
            <text:p>-0,598472144103956</text:p>
          </table:table-cell>
          <table:table-cell table:style-name="ce6" table:formula="of:=SIN([.B25])" office:value-type="float" office:value="-0.647342517367144" calcext:value-type="float">
            <text:p>-0,647342517367144</text:p>
          </table:table-cell>
          <table:table-cell table:style-name="ce6" table:formula="of:=([.D25]-[.C25])/[.$D$2]" office:value-type="float" office:value="-0.781925972211008" calcext:value-type="float">
            <text:p>-0,781925972211008</text:p>
          </table:table-cell>
          <table:table-cell table:number-columns-repeated="1019"/>
        </table:table-row>
        <table:table-row table:style-name="ro3">
          <table:table-cell table:style-name="ce4" table:formula="of:=[.A25]+0.125" office:value-type="float" office:value="-2.375" calcext:value-type="float">
            <text:p>-2,375</text:p>
          </table:table-cell>
          <table:table-cell table:style-name="ce6" table:formula="of:=[.A26]+[.$D$2]" office:value-type="float" office:value="-2.3125" calcext:value-type="float">
            <text:p>-2,3125</text:p>
          </table:table-cell>
          <table:table-cell table:style-name="ce6" table:formula="of:=SIN([.A26])" office:value-type="float" office:value="-0.693685031953272" calcext:value-type="float">
            <text:p>-0,693685031953272</text:p>
          </table:table-cell>
          <table:table-cell table:style-name="ce6" table:formula="of:=SIN([.B26])" office:value-type="float" office:value="-0.737318721334619" calcext:value-type="float">
            <text:p>-0,737318721334619</text:p>
          </table:table-cell>
          <table:table-cell table:style-name="ce6" table:formula="of:=([.D26]-[.C26])/[.$D$2]" office:value-type="float" office:value="-0.698139030101554" calcext:value-type="float">
            <text:p>-0,698139030101554</text:p>
          </table:table-cell>
          <table:table-cell table:number-columns-repeated="1019"/>
        </table:table-row>
        <table:table-row table:style-name="ro3">
          <table:table-cell table:style-name="ce4" table:formula="of:=[.A26]+0.125" office:value-type="float" office:value="-2.25" calcext:value-type="float">
            <text:p>-2,25</text:p>
          </table:table-cell>
          <table:table-cell table:style-name="ce6" table:formula="of:=[.A27]+[.$D$2]" office:value-type="float" office:value="-2.1875" calcext:value-type="float">
            <text:p>-2,1875</text:p>
          </table:table-cell>
          <table:table-cell table:style-name="ce6" table:formula="of:=SIN([.A27])" office:value-type="float" office:value="-0.778073196887921" calcext:value-type="float">
            <text:p>-0,778073196887921</text:p>
          </table:table-cell>
          <table:table-cell table:style-name="ce6" table:formula="of:=SIN([.B27])" office:value-type="float" office:value="-0.815789313258297" calcext:value-type="float">
            <text:p>-0,815789313258297</text:p>
          </table:table-cell>
          <table:table-cell table:style-name="ce6" table:formula="of:=([.D27]-[.C27])/[.$D$2]" office:value-type="float" office:value="-0.603457861926012" calcext:value-type="float">
            <text:p>-0,603457861926012</text:p>
          </table:table-cell>
          <table:table-cell table:number-columns-repeated="1019"/>
        </table:table-row>
        <table:table-row table:style-name="ro3">
          <table:table-cell table:style-name="ce4" table:formula="of:=[.A27]+0.125" office:value-type="float" office:value="-2.125" calcext:value-type="float">
            <text:p>-2,125</text:p>
          </table:table-cell>
          <table:table-cell table:style-name="ce6" table:formula="of:=[.A28]+[.$D$2]" office:value-type="float" office:value="-2.0625" calcext:value-type="float">
            <text:p>-2,0625</text:p>
          </table:table-cell>
          <table:table-cell table:style-name="ce6" table:formula="of:=SIN([.A28])" office:value-type="float" office:value="-0.850319789818452" calcext:value-type="float">
            <text:p>-0,850319789818452</text:p>
          </table:table-cell>
          <table:table-cell table:style-name="ce6" table:formula="of:=SIN([.B28])" office:value-type="float" office:value="-0.881529785796378" calcext:value-type="float">
            <text:p>-0,881529785796378</text:p>
          </table:table-cell>
          <table:table-cell table:style-name="ce6" table:formula="of:=([.D28]-[.C28])/[.$D$2]" office:value-type="float" office:value="-0.499359935646819" calcext:value-type="float">
            <text:p>-0,499359935646819</text:p>
          </table:table-cell>
          <table:table-cell table:number-columns-repeated="1019"/>
        </table:table-row>
        <table:table-row table:style-name="ro3">
          <table:table-cell table:style-name="ce4" table:formula="of:=[.A28]+0.125" office:value-type="float" office:value="-2" calcext:value-type="float">
            <text:p>-2</text:p>
          </table:table-cell>
          <table:table-cell table:style-name="ce6" table:formula="of:=[.A29]+[.$D$2]" office:value-type="float" office:value="-1.9375" calcext:value-type="float">
            <text:p>-1,9375</text:p>
          </table:table-cell>
          <table:table-cell table:style-name="ce6" table:formula="of:=SIN([.A29])" office:value-type="float" office:value="-0.909297426825682" calcext:value-type="float">
            <text:p>-0,909297426825682</text:p>
          </table:table-cell>
          <table:table-cell table:style-name="ce6" table:formula="of:=SIN([.B29])" office:value-type="float" office:value="-0.933514280862376" calcext:value-type="float">
            <text:p>-0,933514280862376</text:p>
          </table:table-cell>
          <table:table-cell table:style-name="ce6" table:formula="of:=([.D29]-[.C29])/[.$D$2]" office:value-type="float" office:value="-0.387469664587112" calcext:value-type="float">
            <text:p>-0,387469664587112</text:p>
          </table:table-cell>
          <table:table-cell table:number-columns-repeated="1019"/>
        </table:table-row>
        <table:table-row table:style-name="ro3">
          <table:table-cell table:style-name="ce4" table:formula="of:=[.A29]+0.125" office:value-type="float" office:value="-1.875" calcext:value-type="float">
            <text:p>-1,875</text:p>
          </table:table-cell>
          <table:table-cell table:style-name="ce6" table:formula="of:=[.A30]+[.$D$2]" office:value-type="float" office:value="-1.8125" calcext:value-type="float">
            <text:p>-1,8125</text:p>
          </table:table-cell>
          <table:table-cell table:style-name="ce6" table:formula="of:=SIN([.A30])" office:value-type="float" office:value="-0.954085781609694" calcext:value-type="float">
            <text:p>-0,954085781609694</text:p>
          </table:table-cell>
          <table:table-cell table:style-name="ce6" table:formula="of:=SIN([.B30])" office:value-type="float" office:value="-0.970931597797451" calcext:value-type="float">
            <text:p>-0,970931597797451</text:p>
          </table:table-cell>
          <table:table-cell table:style-name="ce6" table:formula="of:=([.D30]-[.C30])/[.$D$2]" office:value-type="float" office:value="-0.269533059004107" calcext:value-type="float">
            <text:p>-0,269533059004107</text:p>
          </table:table-cell>
          <table:table-cell table:number-columns-repeated="1019"/>
        </table:table-row>
        <table:table-row table:style-name="ro3">
          <table:table-cell table:style-name="ce4" table:formula="of:=[.A30]+0.125" office:value-type="float" office:value="-1.75" calcext:value-type="float">
            <text:p>-1,75</text:p>
          </table:table-cell>
          <table:table-cell table:style-name="ce6" table:formula="of:=[.A31]+[.$D$2]" office:value-type="float" office:value="-1.6875" calcext:value-type="float">
            <text:p>-1,6875</text:p>
          </table:table-cell>
          <table:table-cell table:style-name="ce6" table:formula="of:=SIN([.A31])" office:value-type="float" office:value="-0.983985946873937" calcext:value-type="float">
            <text:p>-0,983985946873937</text:p>
          </table:table-cell>
          <table:table-cell table:style-name="ce6" table:formula="of:=SIN([.B31])" office:value-type="float" office:value="-0.993197851885375" calcext:value-type="float">
            <text:p>-0,993197851885375</text:p>
          </table:table-cell>
          <table:table-cell table:style-name="ce6" table:formula="of:=([.D31]-[.C31])/[.$D$2]" office:value-type="float" office:value="-0.147390480183008" calcext:value-type="float">
            <text:p>-0,147390480183008</text:p>
          </table:table-cell>
          <table:table-cell table:number-columns-repeated="1019"/>
        </table:table-row>
        <table:table-row table:style-name="ro3">
          <table:table-cell table:style-name="ce4" table:formula="of:=[.A31]+0.125" office:value-type="float" office:value="-1.625" calcext:value-type="float">
            <text:p>-1,625</text:p>
          </table:table-cell>
          <table:table-cell table:style-name="ce6" table:formula="of:=[.A32]+[.$D$2]" office:value-type="float" office:value="-1.5625" calcext:value-type="float">
            <text:p>-1,5625</text:p>
          </table:table-cell>
          <table:table-cell table:style-name="ce6" table:formula="of:=SIN([.A32])" office:value-type="float" office:value="-0.998531340539832" calcext:value-type="float">
            <text:p>-0,998531340539832</text:p>
          </table:table-cell>
          <table:table-cell table:style-name="ce6" table:formula="of:=SIN([.B32])" office:value-type="float" office:value="-0.999965585678249" calcext:value-type="float">
            <text:p>-0,999965585678249</text:p>
          </table:table-cell>
          <table:table-cell table:style-name="ce6" table:formula="of:=([.D32]-[.C32])/[.$D$2]" office:value-type="float" office:value="-0.0229479222146765" calcext:value-type="float">
            <text:p>-0,022947922214677</text:p>
          </table:table-cell>
          <table:table-cell table:number-columns-repeated="1019"/>
        </table:table-row>
        <table:table-row table:style-name="ro3">
          <table:table-cell table:style-name="ce4" table:formula="of:=[.A32]+0.125" office:value-type="float" office:value="-1.5" calcext:value-type="float">
            <text:p>-1,5</text:p>
          </table:table-cell>
          <table:table-cell table:style-name="ce6" table:formula="of:=[.A33]+[.$D$2]" office:value-type="float" office:value="-1.4375" calcext:value-type="float">
            <text:p>-1,4375</text:p>
          </table:table-cell>
          <table:table-cell table:style-name="ce6" table:formula="of:=SIN([.A33])" office:value-type="float" office:value="-0.997494986604055" calcext:value-type="float">
            <text:p>-0,997494986604055</text:p>
          </table:table-cell>
          <table:table-cell table:style-name="ce6" table:formula="of:=SIN([.B33])" office:value-type="float" office:value="-0.991129190953762" calcext:value-type="float">
            <text:p>-0,991129190953762</text:p>
          </table:table-cell>
          <table:table-cell table:style-name="ce6" table:formula="of:=([.D33]-[.C33])/[.$D$2]" office:value-type="float" office:value="0.101852730404685" calcext:value-type="float">
            <text:p>0,101852730404685</text:p>
          </table:table-cell>
          <table:table-cell table:number-columns-repeated="1019"/>
        </table:table-row>
        <table:table-row table:style-name="ro3">
          <table:table-cell table:style-name="ce4" table:formula="of:=[.A33]+0.125" office:value-type="float" office:value="-1.375" calcext:value-type="float">
            <text:p>-1,375</text:p>
          </table:table-cell>
          <table:table-cell table:style-name="ce6" table:formula="of:=[.A34]+[.$D$2]" office:value-type="float" office:value="-1.3125" calcext:value-type="float">
            <text:p>-1,3125</text:p>
          </table:table-cell>
          <table:table-cell table:style-name="ce6" table:formula="of:=SIN([.A34])" office:value-type="float" office:value="-0.980893057023156" calcext:value-type="float">
            <text:p>-0,980893057023156</text:p>
          </table:table-cell>
          <table:table-cell table:style-name="ce6" table:formula="of:=SIN([.B34])" office:value-type="float" office:value="-0.96682655669618" calcext:value-type="float">
            <text:p>-0,96682655669618</text:p>
          </table:table-cell>
          <table:table-cell table:style-name="ce6" table:formula="of:=([.D34]-[.C34])/[.$D$2]" office:value-type="float" office:value="0.225064005231607" calcext:value-type="float">
            <text:p>0,225064005231607</text:p>
          </table:table-cell>
          <table:table-cell table:number-columns-repeated="1019"/>
        </table:table-row>
        <table:table-row table:style-name="ro3">
          <table:table-cell table:style-name="ce4" table:formula="of:=[.A34]+0.125" office:value-type="float" office:value="-1.25" calcext:value-type="float">
            <text:p>-1,25</text:p>
          </table:table-cell>
          <table:table-cell table:style-name="ce6" table:formula="of:=[.A35]+[.$D$2]" office:value-type="float" office:value="-1.1875" calcext:value-type="float">
            <text:p>-1,1875</text:p>
          </table:table-cell>
          <table:table-cell table:style-name="ce6" table:formula="of:=SIN([.A35])" office:value-type="float" office:value="-0.948984619355586" calcext:value-type="float">
            <text:p>-0,948984619355586</text:p>
          </table:table-cell>
          <table:table-cell table:style-name="ce6" table:formula="of:=SIN([.B35])" office:value-type="float" office:value="-0.927436917384868" calcext:value-type="float">
            <text:p>-0,927436917384868</text:p>
          </table:table-cell>
          <table:table-cell table:style-name="ce6" table:formula="of:=([.D35]-[.C35])/[.$D$2]" office:value-type="float" office:value="0.344763231531497" calcext:value-type="float">
            <text:p>0,344763231531497</text:p>
          </table:table-cell>
          <table:table-cell table:number-columns-repeated="1019"/>
        </table:table-row>
        <table:table-row table:style-name="ro3">
          <table:table-cell table:style-name="ce4" table:formula="of:=[.A35]+0.125" office:value-type="float" office:value="-1.125" calcext:value-type="float">
            <text:p>-1,125</text:p>
          </table:table-cell>
          <table:table-cell table:style-name="ce6" table:formula="of:=[.A36]+[.$D$2]" office:value-type="float" office:value="-1.0625" calcext:value-type="float">
            <text:p>-1,0625</text:p>
          </table:table-cell>
          <table:table-cell table:style-name="ce6" table:formula="of:=SIN([.A36])" office:value-type="float" office:value="-0.902267594099095" calcext:value-type="float">
            <text:p>-0,902267594099095</text:p>
          </table:table-cell>
          <table:table-cell table:style-name="ce6" table:formula="of:=SIN([.B36])" office:value-type="float" office:value="-0.873574935167071" calcext:value-type="float">
            <text:p>-0,873574935167071</text:p>
          </table:table-cell>
          <table:table-cell table:style-name="ce6" table:formula="of:=([.D36]-[.C36])/[.$D$2]" office:value-type="float" office:value="0.459082542912384" calcext:value-type="float">
            <text:p>0,459082542912384</text:p>
          </table:table-cell>
          <table:table-cell table:number-columns-repeated="1019"/>
        </table:table-row>
        <table:table-row table:style-name="ro3">
          <table:table-cell table:style-name="ce4" table:formula="of:=[.A36]+0.125" office:value-type="float" office:value="-1" calcext:value-type="float">
            <text:p>-1</text:p>
          </table:table-cell>
          <table:table-cell table:style-name="ce6" table:formula="of:=[.A37]+[.$D$2]" office:value-type="float" office:value="-0.9375" calcext:value-type="float">
            <text:p>-0,9375</text:p>
          </table:table-cell>
          <table:table-cell table:style-name="ce6" table:formula="of:=SIN([.A37])" office:value-type="float" office:value="-0.841470984807896" calcext:value-type="float">
            <text:p>-0,841470984807896</text:p>
          </table:table-cell>
          <table:table-cell table:style-name="ce6" table:formula="of:=SIN([.B37])" office:value-type="float" office:value="-0.806081108260693" calcext:value-type="float">
            <text:p>-0,806081108260693</text:p>
          </table:table-cell>
          <table:table-cell table:style-name="ce6" table:formula="of:=([.D37]-[.C37])/[.$D$2]" office:value-type="float" office:value="0.566238024755256" calcext:value-type="float">
            <text:p>0,566238024755256</text:p>
          </table:table-cell>
          <table:table-cell table:number-columns-repeated="1019"/>
        </table:table-row>
        <table:table-row table:style-name="ro3">
          <table:table-cell table:style-name="ce4" table:formula="of:=[.A37]+0.125" office:value-type="float" office:value="-0.875" calcext:value-type="float">
            <text:p>-0,875</text:p>
          </table:table-cell>
          <table:table-cell table:style-name="ce6" table:formula="of:=[.A38]+[.$D$2]" office:value-type="float" office:value="-0.8125" calcext:value-type="float">
            <text:p>-0,8125</text:p>
          </table:table-cell>
          <table:table-cell table:style-name="ce6" table:formula="of:=SIN([.A38])" office:value-type="float" office:value="-0.767543502236027" calcext:value-type="float">
            <text:p>-0,767543502236027</text:p>
          </table:table-cell>
          <table:table-cell table:style-name="ce6" table:formula="of:=SIN([.B38])" office:value-type="float" office:value="-0.726008655260713" calcext:value-type="float">
            <text:p>-0,726008655260713</text:p>
          </table:table-cell>
          <table:table-cell table:style-name="ce6" table:formula="of:=([.D38]-[.C38])/[.$D$2]" office:value-type="float" office:value="0.664557551605032" calcext:value-type="float">
            <text:p>0,664557551605032</text:p>
          </table:table-cell>
          <table:table-cell table:number-columns-repeated="1019"/>
        </table:table-row>
        <table:table-row table:style-name="ro3">
          <table:table-cell table:style-name="ce4" table:formula="of:=[.A38]+0.125" office:value-type="float" office:value="-0.75" calcext:value-type="float">
            <text:p>-0,75</text:p>
          </table:table-cell>
          <table:table-cell table:style-name="ce6" table:formula="of:=[.A39]+[.$D$2]" office:value-type="float" office:value="-0.6875" calcext:value-type="float">
            <text:p>-0,6875</text:p>
          </table:table-cell>
          <table:table-cell table:style-name="ce6" table:formula="of:=SIN([.A39])" office:value-type="float" office:value="-0.681638760023334" calcext:value-type="float">
            <text:p>-0,681638760023334</text:p>
          </table:table-cell>
          <table:table-cell table:style-name="ce6" table:formula="of:=SIN([.B39])" office:value-type="float" office:value="-0.634607080015269" calcext:value-type="float">
            <text:p>-0,634607080015269</text:p>
          </table:table-cell>
          <table:table-cell table:style-name="ce6" table:formula="of:=([.D39]-[.C39])/[.$D$2]" office:value-type="float" office:value="0.752506880129037" calcext:value-type="float">
            <text:p>0,752506880129037</text:p>
          </table:table-cell>
          <table:table-cell table:number-columns-repeated="1019"/>
        </table:table-row>
        <table:table-row table:style-name="ro3">
          <table:table-cell table:style-name="ce4" table:formula="of:=[.A39]+0.125" office:value-type="float" office:value="-0.625" calcext:value-type="float">
            <text:p>-0,625</text:p>
          </table:table-cell>
          <table:table-cell table:style-name="ce6" table:formula="of:=[.A40]+[.$D$2]" office:value-type="float" office:value="-0.5625" calcext:value-type="float">
            <text:p>-0,5625</text:p>
          </table:table-cell>
          <table:table-cell table:style-name="ce6" table:formula="of:=SIN([.A40])" office:value-type="float" office:value="-0.585097272940462" calcext:value-type="float">
            <text:p>-0,585097272940462</text:p>
          </table:table-cell>
          <table:table-cell table:style-name="ce6" table:formula="of:=SIN([.B40])" office:value-type="float" office:value="-0.53330267353602" calcext:value-type="float">
            <text:p>-0,53330267353602</text:p>
          </table:table-cell>
          <table:table-cell table:style-name="ce6" table:formula="of:=([.D40]-[.C40])/[.$D$2]" office:value-type="float" office:value="0.828713590471073" calcext:value-type="float">
            <text:p>0,828713590471073</text:p>
          </table:table-cell>
          <table:table-cell table:number-columns-repeated="1019"/>
        </table:table-row>
        <table:table-row table:style-name="ro3">
          <table:table-cell table:style-name="ce4" table:formula="of:=[.A40]+0.125" office:value-type="float" office:value="-0.5" calcext:value-type="float">
            <text:p>-0,5</text:p>
          </table:table-cell>
          <table:table-cell table:style-name="ce6" table:formula="of:=[.A41]+[.$D$2]" office:value-type="float" office:value="-0.4375" calcext:value-type="float">
            <text:p>-0,4375</text:p>
          </table:table-cell>
          <table:table-cell table:style-name="ce6" table:formula="of:=SIN([.A41])" office:value-type="float" office:value="-0.479425538604203" calcext:value-type="float">
            <text:p>-0,479425538604203</text:p>
          </table:table-cell>
          <table:table-cell table:style-name="ce6" table:formula="of:=SIN([.B41])" office:value-type="float" office:value="-0.423676257203938" calcext:value-type="float">
            <text:p>-0,423676257203938</text:p>
          </table:table-cell>
          <table:table-cell table:style-name="ce6" table:formula="of:=([.D41]-[.C41])/[.$D$2]" office:value-type="float" office:value="0.89198850240424" calcext:value-type="float">
            <text:p>0,89198850240424</text:p>
          </table:table-cell>
          <table:table-cell table:number-columns-repeated="1019"/>
        </table:table-row>
        <table:table-row table:style-name="ro3">
          <table:table-cell table:style-name="ce4" table:formula="of:=[.A41]+0.125" office:value-type="float" office:value="-0.375" calcext:value-type="float">
            <text:p>-0,375</text:p>
          </table:table-cell>
          <table:table-cell table:style-name="ce6" table:formula="of:=[.A42]+[.$D$2]" office:value-type="float" office:value="-0.3125" calcext:value-type="float">
            <text:p>-0,3125</text:p>
          </table:table-cell>
          <table:table-cell table:style-name="ce6" table:formula="of:=SIN([.A42])" office:value-type="float" office:value="-0.366272529086048" calcext:value-type="float">
            <text:p>-0,366272529086048</text:p>
          </table:table-cell>
          <table:table-cell table:style-name="ce6" table:formula="of:=SIN([.B42])" office:value-type="float" office:value="-0.307438514580381" calcext:value-type="float">
            <text:p>-0,307438514580381</text:p>
          </table:table-cell>
          <table:table-cell table:style-name="ce6" table:formula="of:=([.D42]-[.C42])/[.$D$2]" office:value-type="float" office:value="0.941344232090668" calcext:value-type="float">
            <text:p>0,941344232090668</text:p>
          </table:table-cell>
          <table:table-cell table:number-columns-repeated="1019"/>
        </table:table-row>
        <table:table-row table:style-name="ro3">
          <table:table-cell table:style-name="ce4" table:formula="of:=[.A42]+0.125" office:value-type="float" office:value="-0.25" calcext:value-type="float">
            <text:p>-0,25</text:p>
          </table:table-cell>
          <table:table-cell table:style-name="ce6" table:formula="of:=[.A43]+[.$D$2]" office:value-type="float" office:value="-0.1875" calcext:value-type="float">
            <text:p>-0,1875</text:p>
          </table:table-cell>
          <table:table-cell table:style-name="ce6" table:formula="of:=SIN([.A43])" office:value-type="float" office:value="-0.247403959254523" calcext:value-type="float">
            <text:p>-0,247403959254523</text:p>
          </table:table-cell>
          <table:table-cell table:style-name="ce6" table:formula="of:=SIN([.B43])" office:value-type="float" office:value="-0.18640329676227" calcext:value-type="float">
            <text:p>-0,18640329676227</text:p>
          </table:table-cell>
          <table:table-cell table:style-name="ce6" table:formula="of:=([.D43]-[.C43])/[.$D$2]" office:value-type="float" office:value="0.976010599876049" calcext:value-type="float">
            <text:p>0,976010599876049</text:p>
          </table:table-cell>
          <table:table-cell table:number-columns-repeated="1019"/>
        </table:table-row>
        <table:table-row table:style-name="ro3">
          <table:table-cell table:style-name="ce4" table:formula="of:=[.A43]+0.125" office:value-type="float" office:value="-0.125" calcext:value-type="float">
            <text:p>-0,125</text:p>
          </table:table-cell>
          <table:table-cell table:style-name="ce6" table:formula="of:=[.A44]+[.$D$2]" office:value-type="float" office:value="-0.0625" calcext:value-type="float">
            <text:p>-0,0625</text:p>
          </table:table-cell>
          <table:table-cell table:style-name="ce6" table:formula="of:=SIN([.A44])" office:value-type="float" office:value="-0.124674733385228" calcext:value-type="float">
            <text:p>-0,124674733385228</text:p>
          </table:table-cell>
          <table:table-cell table:style-name="ce6" table:formula="of:=SIN([.B44])" office:value-type="float" office:value="-0.0624593178423802" calcext:value-type="float">
            <text:p>-0,06245931784238</text:p>
          </table:table-cell>
          <table:table-cell table:style-name="ce6" table:formula="of:=([.D44]-[.C44])/[.$D$2]" office:value-type="float" office:value="0.99544664868556" calcext:value-type="float">
            <text:p>0,99544664868556</text:p>
          </table:table-cell>
          <table:table-cell table:number-columns-repeated="1019"/>
        </table:table-row>
        <table:table-row table:style-name="ro3">
          <table:table-cell table:style-name="ce4" table:formula="of:=[.A44]+0.125" office:value-type="float" office:value="0" calcext:value-type="float">
            <text:p>0</text:p>
          </table:table-cell>
          <table:table-cell table:style-name="ce6" table:formula="of:=[.A45]+[.$D$2]" office:value-type="float" office:value="0.0625" calcext:value-type="float">
            <text:p>0,0625</text:p>
          </table:table-cell>
          <table:table-cell table:style-name="ce6" table:formula="of:=SIN([.A45])" office:value-type="float" office:value="0" calcext:value-type="float">
            <text:p>0</text:p>
          </table:table-cell>
          <table:table-cell table:style-name="ce6" table:formula="of:=SIN([.B45])" office:value-type="float" office:value="0.0624593178423802" calcext:value-type="float">
            <text:p>0,06245931784238</text:p>
          </table:table-cell>
          <table:table-cell table:style-name="ce6" table:formula="of:=([.D45]-[.C45])/[.$D$2]" office:value-type="float" office:value="0.999349085478083" calcext:value-type="float">
            <text:p>0,999349085478083</text:p>
          </table:table-cell>
          <table:table-cell table:number-columns-repeated="1019"/>
        </table:table-row>
        <table:table-row table:style-name="ro3">
          <table:table-cell table:style-name="ce4" table:formula="of:=[.A45]+0.125" office:value-type="float" office:value="0.125" calcext:value-type="float">
            <text:p>0,125</text:p>
          </table:table-cell>
          <table:table-cell table:style-name="ce6" table:formula="of:=[.A46]+[.$D$2]" office:value-type="float" office:value="0.1875" calcext:value-type="float">
            <text:p>0,1875</text:p>
          </table:table-cell>
          <table:table-cell table:style-name="ce6" table:formula="of:=SIN([.A46])" office:value-type="float" office:value="0.124674733385228" calcext:value-type="float">
            <text:p>0,124674733385228</text:p>
          </table:table-cell>
          <table:table-cell table:style-name="ce6" table:formula="of:=SIN([.B46])" office:value-type="float" office:value="0.18640329676227" calcext:value-type="float">
            <text:p>0,18640329676227</text:p>
          </table:table-cell>
          <table:table-cell table:style-name="ce6" table:formula="of:=([.D46]-[.C46])/[.$D$2]" office:value-type="float" office:value="0.987657014032675" calcext:value-type="float">
            <text:p>0,987657014032675</text:p>
          </table:table-cell>
          <table:table-cell table:number-columns-repeated="1019"/>
        </table:table-row>
        <table:table-row table:style-name="ro3">
          <table:table-cell table:style-name="ce4" table:formula="of:=[.A46]+0.125" office:value-type="float" office:value="0.25" calcext:value-type="float">
            <text:p>0,25</text:p>
          </table:table-cell>
          <table:table-cell table:style-name="ce6" table:formula="of:=[.A47]+[.$D$2]" office:value-type="float" office:value="0.3125" calcext:value-type="float">
            <text:p>0,3125</text:p>
          </table:table-cell>
          <table:table-cell table:style-name="ce6" table:formula="of:=SIN([.A47])" office:value-type="float" office:value="0.247403959254523" calcext:value-type="float">
            <text:p>0,247403959254523</text:p>
          </table:table-cell>
          <table:table-cell table:style-name="ce6" table:formula="of:=SIN([.B47])" office:value-type="float" office:value="0.307438514580381" calcext:value-type="float">
            <text:p>0,307438514580381</text:p>
          </table:table-cell>
          <table:table-cell table:style-name="ce6" table:formula="of:=([.D47]-[.C47])/[.$D$2]" office:value-type="float" office:value="0.960552885213727" calcext:value-type="float">
            <text:p>0,960552885213727</text:p>
          </table:table-cell>
          <table:table-cell table:number-columns-repeated="1019"/>
        </table:table-row>
        <table:table-row table:style-name="ro3">
          <table:table-cell table:style-name="ce4" table:formula="of:=[.A47]+0.125" office:value-type="float" office:value="0.375" calcext:value-type="float">
            <text:p>0,375</text:p>
          </table:table-cell>
          <table:table-cell table:style-name="ce6" table:formula="of:=[.A48]+[.$D$2]" office:value-type="float" office:value="0.4375" calcext:value-type="float">
            <text:p>0,4375</text:p>
          </table:table-cell>
          <table:table-cell table:style-name="ce6" table:formula="of:=SIN([.A48])" office:value-type="float" office:value="0.366272529086048" calcext:value-type="float">
            <text:p>0,366272529086048</text:p>
          </table:table-cell>
          <table:table-cell table:style-name="ce6" table:formula="of:=SIN([.B48])" office:value-type="float" office:value="0.423676257203938" calcext:value-type="float">
            <text:p>0,423676257203938</text:p>
          </table:table-cell>
          <table:table-cell table:style-name="ce6" table:formula="of:=([.D48]-[.C48])/[.$D$2]" office:value-type="float" office:value="0.918459649886247" calcext:value-type="float">
            <text:p>0,918459649886247</text:p>
          </table:table-cell>
          <table:table-cell table:number-columns-repeated="1019"/>
        </table:table-row>
        <table:table-row table:style-name="ro3">
          <table:table-cell table:style-name="ce4" table:formula="of:=[.A48]+0.125" office:value-type="float" office:value="0.5" calcext:value-type="float">
            <text:p>0,5</text:p>
          </table:table-cell>
          <table:table-cell table:style-name="ce6" table:formula="of:=[.A49]+[.$D$2]" office:value-type="float" office:value="0.5625" calcext:value-type="float">
            <text:p>0,5625</text:p>
          </table:table-cell>
          <table:table-cell table:style-name="ce6" table:formula="of:=SIN([.A49])" office:value-type="float" office:value="0.479425538604203" calcext:value-type="float">
            <text:p>0,479425538604203</text:p>
          </table:table-cell>
          <table:table-cell table:style-name="ce6" table:formula="of:=SIN([.B49])" office:value-type="float" office:value="0.53330267353602" calcext:value-type="float">
            <text:p>0,53330267353602</text:p>
          </table:table-cell>
          <table:table-cell table:style-name="ce6" table:formula="of:=([.D49]-[.C49])/[.$D$2]" office:value-type="float" office:value="0.862034158909074" calcext:value-type="float">
            <text:p>0,862034158909074</text:p>
          </table:table-cell>
          <table:table-cell table:number-columns-repeated="1019"/>
        </table:table-row>
        <table:table-row table:style-name="ro3">
          <table:table-cell table:style-name="ce4" table:formula="of:=[.A49]+0.125" office:value-type="float" office:value="0.625" calcext:value-type="float">
            <text:p>0,625</text:p>
          </table:table-cell>
          <table:table-cell table:style-name="ce6" table:formula="of:=[.A50]+[.$D$2]" office:value-type="float" office:value="0.6875" calcext:value-type="float">
            <text:p>0,6875</text:p>
          </table:table-cell>
          <table:table-cell table:style-name="ce6" table:formula="of:=SIN([.A50])" office:value-type="float" office:value="0.585097272940462" calcext:value-type="float">
            <text:p>0,585097272940462</text:p>
          </table:table-cell>
          <table:table-cell table:style-name="ce6" table:formula="of:=SIN([.B50])" office:value-type="float" office:value="0.634607080015269" calcext:value-type="float">
            <text:p>0,634607080015269</text:p>
          </table:table-cell>
          <table:table-cell table:style-name="ce6" table:formula="of:=([.D50]-[.C50])/[.$D$2]" office:value-type="float" office:value="0.792156913196914" calcext:value-type="float">
            <text:p>0,792156913196914</text:p>
          </table:table-cell>
          <table:table-cell table:number-columns-repeated="1019"/>
        </table:table-row>
        <table:table-row table:style-name="ro3">
          <table:table-cell table:style-name="ce4" table:formula="of:=[.A50]+0.125" office:value-type="float" office:value="0.75" calcext:value-type="float">
            <text:p>0,75</text:p>
          </table:table-cell>
          <table:table-cell table:style-name="ce6" table:formula="of:=[.A51]+[.$D$2]" office:value-type="float" office:value="0.8125" calcext:value-type="float">
            <text:p>0,8125</text:p>
          </table:table-cell>
          <table:table-cell table:style-name="ce6" table:formula="of:=SIN([.A51])" office:value-type="float" office:value="0.681638760023334" calcext:value-type="float">
            <text:p>0,681638760023334</text:p>
          </table:table-cell>
          <table:table-cell table:style-name="ce6" table:formula="of:=SIN([.B51])" office:value-type="float" office:value="0.726008655260713" calcext:value-type="float">
            <text:p>0,726008655260713</text:p>
          </table:table-cell>
          <table:table-cell table:style-name="ce6" table:formula="of:=([.D51]-[.C51])/[.$D$2]" office:value-type="float" office:value="0.709918323798055" calcext:value-type="float">
            <text:p>0,709918323798055</text:p>
          </table:table-cell>
          <table:table-cell table:number-columns-repeated="1019"/>
        </table:table-row>
        <table:table-row table:style-name="ro3">
          <table:table-cell table:style-name="ce4" table:formula="of:=[.A51]+0.125" office:value-type="float" office:value="0.875" calcext:value-type="float">
            <text:p>0,875</text:p>
          </table:table-cell>
          <table:table-cell table:style-name="ce6" table:formula="of:=[.A52]+[.$D$2]" office:value-type="float" office:value="0.9375" calcext:value-type="float">
            <text:p>0,9375</text:p>
          </table:table-cell>
          <table:table-cell table:style-name="ce6" table:formula="of:=SIN([.A52])" office:value-type="float" office:value="0.767543502236027" calcext:value-type="float">
            <text:p>0,767543502236027</text:p>
          </table:table-cell>
          <table:table-cell table:style-name="ce6" table:formula="of:=SIN([.B52])" office:value-type="float" office:value="0.806081108260693" calcext:value-type="float">
            <text:p>0,806081108260693</text:p>
          </table:table-cell>
          <table:table-cell table:style-name="ce6" table:formula="of:=([.D52]-[.C52])/[.$D$2]" office:value-type="float" office:value="0.616601696394655" calcext:value-type="float">
            <text:p>0,616601696394655</text:p>
          </table:table-cell>
          <table:table-cell table:number-columns-repeated="1019"/>
        </table:table-row>
        <table:table-row table:style-name="ro3">
          <table:table-cell table:style-name="ce4" table:formula="of:=[.A52]+0.125" office:value-type="float" office:value="1" calcext:value-type="float">
            <text:p>1</text:p>
          </table:table-cell>
          <table:table-cell table:style-name="ce6" table:formula="of:=[.A53]+[.$D$2]" office:value-type="float" office:value="1.0625" calcext:value-type="float">
            <text:p>1,0625</text:p>
          </table:table-cell>
          <table:table-cell table:style-name="ce6" table:formula="of:=SIN([.A53])" office:value-type="float" office:value="0.841470984807896" calcext:value-type="float">
            <text:p>0,841470984807896</text:p>
          </table:table-cell>
          <table:table-cell table:style-name="ce6" table:formula="of:=SIN([.B53])" office:value-type="float" office:value="0.873574935167071" calcext:value-type="float">
            <text:p>0,873574935167071</text:p>
          </table:table-cell>
          <table:table-cell table:style-name="ce6" table:formula="of:=([.D53]-[.C53])/[.$D$2]" office:value-type="float" office:value="0.513663205746795" calcext:value-type="float">
            <text:p>0,513663205746795</text:p>
          </table:table-cell>
          <table:table-cell table:number-columns-repeated="1019"/>
        </table:table-row>
        <table:table-row table:style-name="ro3">
          <table:table-cell table:style-name="ce4" table:formula="of:=[.A53]+0.125" office:value-type="float" office:value="1.125" calcext:value-type="float">
            <text:p>1,125</text:p>
          </table:table-cell>
          <table:table-cell table:style-name="ce6" table:formula="of:=[.A54]+[.$D$2]" office:value-type="float" office:value="1.1875" calcext:value-type="float">
            <text:p>1,1875</text:p>
          </table:table-cell>
          <table:table-cell table:style-name="ce6" table:formula="of:=SIN([.A54])" office:value-type="float" office:value="0.902267594099095" calcext:value-type="float">
            <text:p>0,902267594099095</text:p>
          </table:table-cell>
          <table:table-cell table:style-name="ce6" table:formula="of:=SIN([.B54])" office:value-type="float" office:value="0.927436917384868" calcext:value-type="float">
            <text:p>0,927436917384868</text:p>
          </table:table-cell>
          <table:table-cell table:style-name="ce6" table:formula="of:=([.D54]-[.C54])/[.$D$2]" office:value-type="float" office:value="0.40270917257236" calcext:value-type="float">
            <text:p>0,40270917257236</text:p>
          </table:table-cell>
          <table:table-cell table:number-columns-repeated="1019"/>
        </table:table-row>
        <table:table-row table:style-name="ro3">
          <table:table-cell table:style-name="ce4" table:formula="of:=[.A54]+0.125" office:value-type="float" office:value="1.25" calcext:value-type="float">
            <text:p>1,25</text:p>
          </table:table-cell>
          <table:table-cell table:style-name="ce6" table:formula="of:=[.A55]+[.$D$2]" office:value-type="float" office:value="1.3125" calcext:value-type="float">
            <text:p>1,3125</text:p>
          </table:table-cell>
          <table:table-cell table:style-name="ce6" table:formula="of:=SIN([.A55])" office:value-type="float" office:value="0.948984619355586" calcext:value-type="float">
            <text:p>0,948984619355586</text:p>
          </table:table-cell>
          <table:table-cell table:style-name="ce6" table:formula="of:=SIN([.B55])" office:value-type="float" office:value="0.96682655669618" calcext:value-type="float">
            <text:p>0,96682655669618</text:p>
          </table:table-cell>
          <table:table-cell table:style-name="ce6" table:formula="of:=([.D55]-[.C55])/[.$D$2]" office:value-type="float" office:value="0.285470997449504" calcext:value-type="float">
            <text:p>0,285470997449504</text:p>
          </table:table-cell>
          <table:table-cell table:number-columns-repeated="1019"/>
        </table:table-row>
        <table:table-row table:style-name="ro3">
          <table:table-cell table:style-name="ce4" table:formula="of:=[.A55]+0.125" office:value-type="float" office:value="1.375" calcext:value-type="float">
            <text:p>1,375</text:p>
          </table:table-cell>
          <table:table-cell table:style-name="ce6" table:formula="of:=[.A56]+[.$D$2]" office:value-type="float" office:value="1.4375" calcext:value-type="float">
            <text:p>1,4375</text:p>
          </table:table-cell>
          <table:table-cell table:style-name="ce6" table:formula="of:=SIN([.A56])" office:value-type="float" office:value="0.980893057023156" calcext:value-type="float">
            <text:p>0,980893057023156</text:p>
          </table:table-cell>
          <table:table-cell table:style-name="ce6" table:formula="of:=SIN([.B56])" office:value-type="float" office:value="0.991129190953762" calcext:value-type="float">
            <text:p>0,991129190953762</text:p>
          </table:table-cell>
          <table:table-cell table:style-name="ce6" table:formula="of:=([.D56]-[.C56])/[.$D$2]" office:value-type="float" office:value="0.163778142889695" calcext:value-type="float">
            <text:p>0,163778142889695</text:p>
          </table:table-cell>
          <table:table-cell table:number-columns-repeated="1019"/>
        </table:table-row>
        <table:table-row table:style-name="ro3">
          <table:table-cell table:style-name="ce4" table:formula="of:=[.A56]+0.125" office:value-type="float" office:value="1.5" calcext:value-type="float">
            <text:p>1,5</text:p>
          </table:table-cell>
          <table:table-cell table:style-name="ce6" table:formula="of:=[.A57]+[.$D$2]" office:value-type="float" office:value="1.5625" calcext:value-type="float">
            <text:p>1,5625</text:p>
          </table:table-cell>
          <table:table-cell table:style-name="ce6" table:formula="of:=SIN([.A57])" office:value-type="float" office:value="0.997494986604055" calcext:value-type="float">
            <text:p>0,997494986604055</text:p>
          </table:table-cell>
          <table:table-cell table:style-name="ce6" table:formula="of:=SIN([.B57])" office:value-type="float" office:value="0.999965585678249" calcext:value-type="float">
            <text:p>0,999965585678249</text:p>
          </table:table-cell>
          <table:table-cell table:style-name="ce6" table:formula="of:=([.D57]-[.C57])/[.$D$2]" office:value-type="float" office:value="0.0395295851871111" calcext:value-type="float">
            <text:p>0,039529585187111</text:p>
          </table:table-cell>
          <table:table-cell table:number-columns-repeated="1019"/>
        </table:table-row>
        <table:table-row table:style-name="ro3">
          <table:table-cell table:style-name="ce4" table:formula="of:=[.A57]+0.125" office:value-type="float" office:value="1.625" calcext:value-type="float">
            <text:p>1,625</text:p>
          </table:table-cell>
          <table:table-cell table:style-name="ce6" table:formula="of:=[.A58]+[.$D$2]" office:value-type="float" office:value="1.6875" calcext:value-type="float">
            <text:p>1,6875</text:p>
          </table:table-cell>
          <table:table-cell table:style-name="ce6" table:formula="of:=SIN([.A58])" office:value-type="float" office:value="0.998531340539832" calcext:value-type="float">
            <text:p>0,998531340539832</text:p>
          </table:table-cell>
          <table:table-cell table:style-name="ce6" table:formula="of:=SIN([.B58])" office:value-type="float" office:value="0.993197851885375" calcext:value-type="float">
            <text:p>0,993197851885375</text:p>
          </table:table-cell>
          <table:table-cell table:style-name="ce6" table:formula="of:=([.D58]-[.C58])/[.$D$2]" office:value-type="float" office:value="-0.0853358184713073" calcext:value-type="float">
            <text:p>-0,085335818471307</text:p>
          </table:table-cell>
          <table:table-cell table:number-columns-repeated="1019"/>
        </table:table-row>
        <table:table-row table:style-name="ro3">
          <table:table-cell table:style-name="ce4" table:formula="of:=[.A58]+0.125" office:value-type="float" office:value="1.75" calcext:value-type="float">
            <text:p>1,75</text:p>
          </table:table-cell>
          <table:table-cell table:style-name="ce6" table:formula="of:=[.A59]+[.$D$2]" office:value-type="float" office:value="1.8125" calcext:value-type="float">
            <text:p>1,8125</text:p>
          </table:table-cell>
          <table:table-cell table:style-name="ce6" table:formula="of:=SIN([.A59])" office:value-type="float" office:value="0.983985946873937" calcext:value-type="float">
            <text:p>0,983985946873937</text:p>
          </table:table-cell>
          <table:table-cell table:style-name="ce6" table:formula="of:=SIN([.B59])" office:value-type="float" office:value="0.970931597797451" calcext:value-type="float">
            <text:p>0,970931597797451</text:p>
          </table:table-cell>
          <table:table-cell table:style-name="ce6" table:formula="of:=([.D59]-[.C59])/[.$D$2]" office:value-type="float" office:value="-0.208869585223782" calcext:value-type="float">
            <text:p>-0,208869585223782</text:p>
          </table:table-cell>
          <table:table-cell table:number-columns-repeated="1019"/>
        </table:table-row>
        <table:table-row table:style-name="ro3">
          <table:table-cell table:style-name="ce4" table:formula="of:=[.A59]+0.125" office:value-type="float" office:value="1.875" calcext:value-type="float">
            <text:p>1,875</text:p>
          </table:table-cell>
          <table:table-cell table:style-name="ce6" table:formula="of:=[.A60]+[.$D$2]" office:value-type="float" office:value="1.9375" calcext:value-type="float">
            <text:p>1,9375</text:p>
          </table:table-cell>
          <table:table-cell table:style-name="ce6" table:formula="of:=SIN([.A60])" office:value-type="float" office:value="0.954085781609694" calcext:value-type="float">
            <text:p>0,954085781609694</text:p>
          </table:table-cell>
          <table:table-cell table:style-name="ce6" table:formula="of:=SIN([.B60])" office:value-type="float" office:value="0.933514280862376" calcext:value-type="float">
            <text:p>0,933514280862376</text:p>
          </table:table-cell>
          <table:table-cell table:style-name="ce6" table:formula="of:=([.D60]-[.C60])/[.$D$2]" office:value-type="float" office:value="-0.329144011957082" calcext:value-type="float">
            <text:p>-0,329144011957082</text:p>
          </table:table-cell>
          <table:table-cell table:number-columns-repeated="1019"/>
        </table:table-row>
        <table:table-row table:style-name="ro3">
          <table:table-cell table:style-name="ce4" table:formula="of:=[.A60]+0.125" office:value-type="float" office:value="2" calcext:value-type="float">
            <text:p>2</text:p>
          </table:table-cell>
          <table:table-cell table:style-name="ce6" table:formula="of:=[.A61]+[.$D$2]" office:value-type="float" office:value="2.0625" calcext:value-type="float">
            <text:p>2,0625</text:p>
          </table:table-cell>
          <table:table-cell table:style-name="ce6" table:formula="of:=SIN([.A61])" office:value-type="float" office:value="0.909297426825682" calcext:value-type="float">
            <text:p>0,909297426825682</text:p>
          </table:table-cell>
          <table:table-cell table:style-name="ce6" table:formula="of:=SIN([.B61])" office:value-type="float" office:value="0.881529785796378" calcext:value-type="float">
            <text:p>0,881529785796378</text:p>
          </table:table-cell>
          <table:table-cell table:style-name="ce6" table:formula="of:=([.D61]-[.C61])/[.$D$2]" office:value-type="float" office:value="-0.444282256468856" calcext:value-type="float">
            <text:p>-0,444282256468856</text:p>
          </table:table-cell>
          <table:table-cell table:number-columns-repeated="1019"/>
        </table:table-row>
        <table:table-row table:style-name="ro3">
          <table:table-cell table:style-name="ce4" table:formula="of:=[.A61]+0.125" office:value-type="float" office:value="2.125" calcext:value-type="float">
            <text:p>2,125</text:p>
          </table:table-cell>
          <table:table-cell table:style-name="ce6" table:formula="of:=[.A62]+[.$D$2]" office:value-type="float" office:value="2.1875" calcext:value-type="float">
            <text:p>2,1875</text:p>
          </table:table-cell>
          <table:table-cell table:style-name="ce6" table:formula="of:=SIN([.A62])" office:value-type="float" office:value="0.850319789818452" calcext:value-type="float">
            <text:p>0,850319789818452</text:p>
          </table:table-cell>
          <table:table-cell table:style-name="ce6" table:formula="of:=SIN([.B62])" office:value-type="float" office:value="0.815789313258297" calcext:value-type="float">
            <text:p>0,815789313258297</text:p>
          </table:table-cell>
          <table:table-cell table:style-name="ce6" table:formula="of:=([.D62]-[.C62])/[.$D$2]" office:value-type="float" office:value="-0.552487624962481" calcext:value-type="float">
            <text:p>-0,552487624962481</text:p>
          </table:table-cell>
          <table:table-cell table:number-columns-repeated="1019"/>
        </table:table-row>
        <table:table-row table:style-name="ro3">
          <table:table-cell table:style-name="ce4" table:formula="of:=[.A62]+0.125" office:value-type="float" office:value="2.25" calcext:value-type="float">
            <text:p>2,25</text:p>
          </table:table-cell>
          <table:table-cell table:style-name="ce6" table:formula="of:=[.A63]+[.$D$2]" office:value-type="float" office:value="2.3125" calcext:value-type="float">
            <text:p>2,3125</text:p>
          </table:table-cell>
          <table:table-cell table:style-name="ce6" table:formula="of:=SIN([.A63])" office:value-type="float" office:value="0.778073196887921" calcext:value-type="float">
            <text:p>0,778073196887921</text:p>
          </table:table-cell>
          <table:table-cell table:style-name="ce6" table:formula="of:=SIN([.B63])" office:value-type="float" office:value="0.737318721334619" calcext:value-type="float">
            <text:p>0,737318721334619</text:p>
          </table:table-cell>
          <table:table-cell table:style-name="ce6" table:formula="of:=([.D63]-[.C63])/[.$D$2]" office:value-type="float" office:value="-0.652071608852836" calcext:value-type="float">
            <text:p>-0,652071608852836</text:p>
          </table:table-cell>
          <table:table-cell table:number-columns-repeated="1019"/>
        </table:table-row>
        <table:table-row table:style-name="ro3">
          <table:table-cell table:style-name="ce4" table:formula="of:=[.A63]+0.125" office:value-type="float" office:value="2.375" calcext:value-type="float">
            <text:p>2,375</text:p>
          </table:table-cell>
          <table:table-cell table:style-name="ce6" table:formula="of:=[.A64]+[.$D$2]" office:value-type="float" office:value="2.4375" calcext:value-type="float">
            <text:p>2,4375</text:p>
          </table:table-cell>
          <table:table-cell table:style-name="ce6" table:formula="of:=SIN([.A64])" office:value-type="float" office:value="0.693685031953272" calcext:value-type="float">
            <text:p>0,693685031953272</text:p>
          </table:table-cell>
          <table:table-cell table:style-name="ce6" table:formula="of:=SIN([.B64])" office:value-type="float" office:value="0.647342517367144" calcext:value-type="float">
            <text:p>0,647342517367144</text:p>
          </table:table-cell>
          <table:table-cell table:style-name="ce6" table:formula="of:=([.D64]-[.C64])/[.$D$2]" office:value-type="float" office:value="-0.741480233378038" calcext:value-type="float">
            <text:p>-0,741480233378038</text:p>
          </table:table-cell>
          <table:table-cell table:number-columns-repeated="1019"/>
        </table:table-row>
        <table:table-row table:style-name="ro3">
          <table:table-cell table:style-name="ce4" table:formula="of:=[.A64]+0.125" office:value-type="float" office:value="2.5" calcext:value-type="float">
            <text:p>2,5</text:p>
          </table:table-cell>
          <table:table-cell table:style-name="ce6" table:formula="of:=[.A65]+[.$D$2]" office:value-type="float" office:value="2.5625" calcext:value-type="float">
            <text:p>2,5625</text:p>
          </table:table-cell>
          <table:table-cell table:style-name="ce6" table:formula="of:=SIN([.A65])" office:value-type="float" office:value="0.598472144103956" calcext:value-type="float">
            <text:p>0,598472144103956</text:p>
          </table:table-cell>
          <table:table-cell table:style-name="ce6" table:formula="of:=SIN([.B65])" office:value-type="float" office:value="0.547264749925465" calcext:value-type="float">
            <text:p>0,547264749925465</text:p>
          </table:table-cell>
          <table:table-cell table:style-name="ce6" table:formula="of:=([.D65]-[.C65])/[.$D$2]" office:value-type="float" office:value="-0.819318306855859" calcext:value-type="float">
            <text:p>-0,819318306855859</text:p>
          </table:table-cell>
          <table:table-cell table:number-columns-repeated="1019"/>
        </table:table-row>
        <table:table-row table:style-name="ro3">
          <table:table-cell table:style-name="ce4" table:formula="of:=[.A65]+0.125" office:value-type="float" office:value="2.625" calcext:value-type="float">
            <text:p>2,625</text:p>
          </table:table-cell>
          <table:table-cell table:style-name="ce6" table:formula="of:=[.A66]+[.$D$2]" office:value-type="float" office:value="2.6875" calcext:value-type="float">
            <text:p>2,6875</text:p>
          </table:table-cell>
          <table:table-cell table:style-name="ce6" table:formula="of:=SIN([.A66])" office:value-type="float" office:value="0.493920298610089" calcext:value-type="float">
            <text:p>0,493920298610089</text:p>
          </table:table-cell>
          <table:table-cell table:style-name="ce6" table:formula="of:=SIN([.B66])" office:value-type="float" office:value="0.438647099098633" calcext:value-type="float">
            <text:p>0,438647099098633</text:p>
          </table:table-cell>
          <table:table-cell table:style-name="ce6" table:formula="of:=([.D66]-[.C66])/[.$D$2]" office:value-type="float" office:value="-0.884371192183298" calcext:value-type="float">
            <text:p>-0,884371192183298</text:p>
          </table:table-cell>
          <table:table-cell table:number-columns-repeated="1019"/>
        </table:table-row>
        <table:table-row table:style-name="ro3">
          <table:table-cell table:style-name="ce4" table:formula="of:=[.A66]+0.125" office:value-type="float" office:value="2.75" calcext:value-type="float">
            <text:p>2,75</text:p>
          </table:table-cell>
          <table:table-cell table:style-name="ce6" table:formula="of:=[.A67]+[.$D$2]" office:value-type="float" office:value="2.8125" calcext:value-type="float">
            <text:p>2,8125</text:p>
          </table:table-cell>
          <table:table-cell table:style-name="ce6" table:formula="of:=SIN([.A67])" office:value-type="float" office:value="0.381660992052332" calcext:value-type="float">
            <text:p>0,381660992052332</text:p>
          </table:table-cell>
          <table:table-cell table:style-name="ce6" table:formula="of:=SIN([.B67])" office:value-type="float" office:value="0.323184506999687" calcext:value-type="float">
            <text:p>0,323184506999687</text:p>
          </table:table-cell>
          <table:table-cell table:style-name="ce6" table:formula="of:=([.D67]-[.C67])/[.$D$2]" office:value-type="float" office:value="-0.935623760842318" calcext:value-type="float">
            <text:p>-0,935623760842318</text:p>
          </table:table-cell>
          <table:table-cell table:number-columns-repeated="1019"/>
        </table:table-row>
        <table:table-row table:style-name="ro3">
          <table:table-cell table:style-name="ce4" table:formula="of:=[.A67]+0.125" office:value-type="float" office:value="2.875" calcext:value-type="float">
            <text:p>2,875</text:p>
          </table:table-cell>
          <table:table-cell table:style-name="ce6" table:formula="of:=[.A68]+[.$D$2]" office:value-type="float" office:value="2.9375" calcext:value-type="float">
            <text:p>2,9375</text:p>
          </table:table-cell>
          <table:table-cell table:style-name="ce6" table:formula="of:=SIN([.A68])" office:value-type="float" office:value="0.263445993363421" calcext:value-type="float">
            <text:p>0,263445993363421</text:p>
          </table:table-cell>
          <table:table-cell table:style-name="ce6" table:formula="of:=SIN([.B68])" office:value-type="float" office:value="0.202678728760867" calcext:value-type="float">
            <text:p>0,202678728760867</text:p>
          </table:table-cell>
          <table:table-cell table:style-name="ce6" table:formula="of:=([.D68]-[.C68])/[.$D$2]" office:value-type="float" office:value="-0.972276233640859" calcext:value-type="float">
            <text:p>-0,972276233640859</text:p>
          </table:table-cell>
          <table:table-cell table:number-columns-repeated="1019"/>
        </table:table-row>
        <table:table-row table:style-name="ro3">
          <table:table-cell table:style-name="ce4" table:formula="of:=[.A68]+0.125" office:value-type="float" office:value="3" calcext:value-type="float">
            <text:p>3</text:p>
          </table:table-cell>
          <table:table-cell table:style-name="ce6" table:formula="of:=[.A69]+[.$D$2]" office:value-type="float" office:value="3.0625" calcext:value-type="float">
            <text:p>3,0625</text:p>
          </table:table-cell>
          <table:table-cell table:style-name="ce6" table:formula="of:=SIN([.A69])" office:value-type="float" office:value="0.141120008059867" calcext:value-type="float">
            <text:p>0,141120008059867</text:p>
          </table:table-cell>
          <table:table-cell table:style-name="ce6" table:formula="of:=SIN([.B69])" office:value-type="float" office:value="0.0790102167473897" calcext:value-type="float">
            <text:p>0,07901021674739</text:p>
          </table:table-cell>
          <table:table-cell table:style-name="ce6" table:formula="of:=([.D69]-[.C69])/[.$D$2]" office:value-type="float" office:value="-0.99375666099964" calcext:value-type="float">
            <text:p>-0,99375666099964</text:p>
          </table:table-cell>
          <table:table-cell table:number-columns-repeated="1019"/>
        </table:table-row>
        <table:table-row table:style-name="ro3">
          <table:table-cell table:style-name="ce4" table:formula="of:=[.A69]+0.125" office:value-type="float" office:value="3.125" calcext:value-type="float">
            <text:p>3,125</text:p>
          </table:table-cell>
          <table:table-cell table:style-name="ce6" table:formula="of:=[.A70]+[.$D$2]" office:value-type="float" office:value="3.1875" calcext:value-type="float">
            <text:p>3,1875</text:p>
          </table:table-cell>
          <table:table-cell table:style-name="ce6" table:formula="of:=SIN([.A70])" office:value-type="float" office:value="0.0165918922293479" calcext:value-type="float">
            <text:p>0,016591892229348</text:p>
          </table:table-cell>
          <table:table-cell table:style-name="ce6" table:formula="of:=SIN([.B70])" office:value-type="float" office:value="-0.0458912232727797" calcext:value-type="float">
            <text:p>-0,04589122327278</text:p>
          </table:table-cell>
          <table:table-cell table:style-name="ce6" table:formula="of:=([.D70]-[.C70])/[.$D$2]" office:value-type="float" office:value="-0.999729848034042" calcext:value-type="float">
            <text:p>-0,999729848034042</text:p>
          </table:table-cell>
          <table:table-cell table:number-columns-repeated="1019"/>
        </table:table-row>
        <table:table-row table:style-name="ro3">
          <table:table-cell table:style-name="ce4" table:formula="of:=[.A70]+0.125" office:value-type="float" office:value="3.25" calcext:value-type="float">
            <text:p>3,25</text:p>
          </table:table-cell>
          <table:table-cell table:style-name="ce6" table:formula="of:=[.A71]+[.$D$2]" office:value-type="float" office:value="3.3125" calcext:value-type="float">
            <text:p>3,3125</text:p>
          </table:table-cell>
          <table:table-cell table:style-name="ce6" table:formula="of:=SIN([.A71])" office:value-type="float" office:value="-0.108195134530108" calcext:value-type="float">
            <text:p>-0,108195134530108</text:p>
          </table:table-cell>
          <table:table-cell table:style-name="ce6" table:formula="of:=SIN([.B71])" office:value-type="float" office:value="-0.170076546102494" calcext:value-type="float">
            <text:p>-0,170076546102494</text:p>
          </table:table-cell>
          <table:table-cell table:style-name="ce6" table:formula="of:=([.D71]-[.C71])/[.$D$2]" office:value-type="float" office:value="-0.990102585158175" calcext:value-type="float">
            <text:p>-0,990102585158175</text:p>
          </table:table-cell>
          <table:table-cell table:number-columns-repeated="1019"/>
        </table:table-row>
        <table:table-row table:style-name="ro3">
          <table:table-cell table:style-name="ce4" table:formula="of:=[.A71]+0.125" office:value-type="float" office:value="3.375" calcext:value-type="float">
            <text:p>3,375</text:p>
          </table:table-cell>
          <table:table-cell table:style-name="ce6" table:formula="of:=[.A72]+[.$D$2]" office:value-type="float" office:value="3.4375" calcext:value-type="float">
            <text:p>3,4375</text:p>
          </table:table-cell>
          <table:table-cell table:style-name="ce6" table:formula="of:=SIN([.A72])" office:value-type="float" office:value="-0.231293812402022" calcext:value-type="float">
            <text:p>-0,231293812402022</text:p>
          </table:table-cell>
          <table:table-cell table:style-name="ce6" table:formula="of:=SIN([.B72])" office:value-type="float" office:value="-0.291607881313853" calcext:value-type="float">
            <text:p>-0,291607881313853</text:p>
          </table:table-cell>
          <table:table-cell table:style-name="ce6" table:formula="of:=([.D72]-[.C72])/[.$D$2]" office:value-type="float" office:value="-0.965025102589297" calcext:value-type="float">
            <text:p>-0,965025102589297</text:p>
          </table:table-cell>
          <table:table-cell table:number-columns-repeated="1019"/>
        </table:table-row>
        <table:table-row table:style-name="ro3">
          <table:table-cell table:style-name="ce4" table:formula="of:=[.A72]+0.125" office:value-type="float" office:value="3.5" calcext:value-type="float">
            <text:p>3,5</text:p>
          </table:table-cell>
          <table:table-cell table:style-name="ce6" table:formula="of:=[.A73]+[.$D$2]" office:value-type="float" office:value="3.5625" calcext:value-type="float">
            <text:p>3,5625</text:p>
          </table:table-cell>
          <table:table-cell table:style-name="ce6" table:formula="of:=SIN([.A73])" office:value-type="float" office:value="-0.35078322768962" calcext:value-type="float">
            <text:p>-0,35078322768962</text:p>
          </table:table-cell>
          <table:table-cell table:style-name="ce6" table:formula="of:=SIN([.B73])" office:value-type="float" office:value="-0.40858877306809" calcext:value-type="float">
            <text:p>-0,40858877306809</text:p>
          </table:table-cell>
          <table:table-cell table:style-name="ce6" table:formula="of:=([.D73]-[.C73])/[.$D$2]" office:value-type="float" office:value="-0.924888726055515" calcext:value-type="float">
            <text:p>-0,924888726055515</text:p>
          </table:table-cell>
          <table:table-cell table:number-columns-repeated="1019"/>
        </table:table-row>
        <table:table-row table:style-name="ro3">
          <table:table-cell table:style-name="ce4" table:formula="of:=[.A73]+0.125" office:value-type="float" office:value="3.625" calcext:value-type="float">
            <text:p>3,625</text:p>
          </table:table-cell>
          <table:table-cell table:style-name="ce6" table:formula="of:=[.A74]+[.$D$2]" office:value-type="float" office:value="3.6875" calcext:value-type="float">
            <text:p>3,6875</text:p>
          </table:table-cell>
          <table:table-cell table:style-name="ce6" table:formula="of:=SIN([.A74])" office:value-type="float" office:value="-0.464798788031609" calcext:value-type="float">
            <text:p>-0,464798788031609</text:p>
          </table:table-cell>
          <table:table-cell table:style-name="ce6" table:formula="of:=SIN([.B74])" office:value-type="float" office:value="-0.519193773674651" calcext:value-type="float">
            <text:p>-0,519193773674651</text:p>
          </table:table-cell>
          <table:table-cell table:style-name="ce6" table:formula="of:=([.D74]-[.C74])/[.$D$2]" office:value-type="float" office:value="-0.870319770288677" calcext:value-type="float">
            <text:p>-0,870319770288677</text:p>
          </table:table-cell>
          <table:table-cell table:number-columns-repeated="1019"/>
        </table:table-row>
        <table:table-row table:style-name="ro3">
          <table:table-cell table:style-name="ce4" table:formula="of:=[.A74]+0.125" office:value-type="float" office:value="3.75" calcext:value-type="float">
            <text:p>3,75</text:p>
          </table:table-cell>
          <table:table-cell table:style-name="ce6" table:formula="of:=[.A75]+[.$D$2]" office:value-type="float" office:value="3.8125" calcext:value-type="float">
            <text:p>3,8125</text:p>
          </table:table-cell>
          <table:table-cell table:style-name="ce6" table:formula="of:=SIN([.A75])" office:value-type="float" office:value="-0.571561318742344" calcext:value-type="float">
            <text:p>-0,571561318742344</text:p>
          </table:table-cell>
          <table:table-cell table:style-name="ce6" table:formula="of:=SIN([.B75])" office:value-type="float" office:value="-0.621696929091873" calcext:value-type="float">
            <text:p>-0,621696929091873</text:p>
          </table:table-cell>
          <table:table-cell table:style-name="ce6" table:formula="of:=([.D75]-[.C75])/[.$D$2]" office:value-type="float" office:value="-0.802169765592469" calcext:value-type="float">
            <text:p>-0,802169765592469</text:p>
          </table:table-cell>
          <table:table-cell table:number-columns-repeated="1019"/>
        </table:table-row>
        <table:table-row table:style-name="ro3">
          <table:table-cell table:style-name="ce4" table:formula="of:=[.A75]+0.125" office:value-type="float" office:value="3.875" calcext:value-type="float">
            <text:p>3,875</text:p>
          </table:table-cell>
          <table:table-cell table:style-name="ce6" table:formula="of:=[.A76]+[.$D$2]" office:value-type="float" office:value="3.9375" calcext:value-type="float">
            <text:p>3,9375</text:p>
          </table:table-cell>
          <table:table-cell table:style-name="ce6" table:formula="of:=SIN([.A76])" office:value-type="float" office:value="-0.669404826237736" calcext:value-type="float">
            <text:p>-0,669404826237736</text:p>
          </table:table-cell>
          <table:table-cell table:style-name="ce6" table:formula="of:=SIN([.B76])" office:value-type="float" office:value="-0.714498711862537" calcext:value-type="float">
            <text:p>-0,714498711862537</text:p>
          </table:table-cell>
          <table:table-cell table:style-name="ce6" table:formula="of:=([.D76]-[.C76])/[.$D$2]" office:value-type="float" office:value="-0.721502169996811" calcext:value-type="float">
            <text:p>-0,721502169996811</text:p>
          </table:table-cell>
          <table:table-cell table:number-columns-repeated="1019"/>
        </table:table-row>
        <table:table-row table:style-name="ro3">
          <table:table-cell table:style-name="ce4" table:formula="of:=[.A76]+0.125" office:value-type="float" office:value="4" calcext:value-type="float">
            <text:p>4</text:p>
          </table:table-cell>
          <table:table-cell table:style-name="ce6" table:formula="of:=[.A77]+[.$D$2]" office:value-type="float" office:value="4.0625" calcext:value-type="float">
            <text:p>4,0625</text:p>
          </table:table-cell>
          <table:table-cell table:style-name="ce6" table:formula="of:=SIN([.A77])" office:value-type="float" office:value="-0.756802495307928" calcext:value-type="float">
            <text:p>-0,756802495307928</text:p>
          </table:table-cell>
          <table:table-cell table:style-name="ce6" table:formula="of:=SIN([.B77])" office:value-type="float" office:value="-0.796150981204866" calcext:value-type="float">
            <text:p>-0,796150981204866</text:p>
          </table:table-cell>
          <table:table-cell table:style-name="ce6" table:formula="of:=([.D77]-[.C77])/[.$D$2]" office:value-type="float" office:value="-0.629575774351002" calcext:value-type="float">
            <text:p>-0,629575774351002</text:p>
          </table:table-cell>
          <table:table-cell table:number-columns-repeated="1019"/>
        </table:table-row>
        <table:table-row table:style-name="ro3">
          <table:table-cell table:style-name="ce4" table:formula="of:=[.A77]+0.125" office:value-type="float" office:value="4.125" calcext:value-type="float">
            <text:p>4,125</text:p>
          </table:table-cell>
          <table:table-cell table:style-name="ce6" table:formula="of:=[.A78]+[.$D$2]" office:value-type="float" office:value="4.1875" calcext:value-type="float">
            <text:p>4,1875</text:p>
          </table:table-cell>
          <table:table-cell table:style-name="ce6" table:formula="of:=SIN([.A78])" office:value-type="float" office:value="-0.832390514557987" calcext:value-type="float">
            <text:p>-0,832390514557987</text:p>
          </table:table-cell>
          <table:table-cell table:style-name="ce6" table:formula="of:=SIN([.B78])" office:value-type="float" office:value="-0.865379580765082" calcext:value-type="float">
            <text:p>-0,865379580765082</text:p>
          </table:table-cell>
          <table:table-cell table:style-name="ce6" table:formula="of:=([.D78]-[.C78])/[.$D$2]" office:value-type="float" office:value="-0.527825059313514" calcext:value-type="float">
            <text:p>-0,527825059313514</text:p>
          </table:table-cell>
          <table:table-cell table:number-columns-repeated="1019"/>
        </table:table-row>
        <table:table-row table:style-name="ro3">
          <table:table-cell table:style-name="ce4" table:formula="of:=[.A78]+0.125" office:value-type="float" office:value="4.25" calcext:value-type="float">
            <text:p>4,25</text:p>
          </table:table-cell>
          <table:table-cell table:style-name="ce6" table:formula="of:=[.A79]+[.$D$2]" office:value-type="float" office:value="4.3125" calcext:value-type="float">
            <text:p>4,3125</text:p>
          </table:table-cell>
          <table:table-cell table:style-name="ce6" table:formula="of:=SIN([.A79])" office:value-type="float" office:value="-0.894989358228584" calcext:value-type="float">
            <text:p>-0,894989358228584</text:p>
          </table:table-cell>
          <table:table-cell table:style-name="ce6" table:formula="of:=SIN([.B79])" office:value-type="float" office:value="-0.921104221401152" calcext:value-type="float">
            <text:p>-0,921104221401152</text:p>
          </table:table-cell>
          <table:table-cell table:style-name="ce6" table:formula="of:=([.D79]-[.C79])/[.$D$2]" office:value-type="float" office:value="-0.4178378107611" calcext:value-type="float">
            <text:p>-0,4178378107611</text:p>
          </table:table-cell>
          <table:table-cell table:number-columns-repeated="1019"/>
        </table:table-row>
        <table:table-row table:style-name="ro3">
          <table:table-cell table:style-name="ce4" table:formula="of:=[.A79]+0.125" office:value-type="float" office:value="4.375" calcext:value-type="float">
            <text:p>4,375</text:p>
          </table:table-cell>
          <table:table-cell table:style-name="ce6" table:formula="of:=[.A80]+[.$D$2]" office:value-type="float" office:value="4.4375" calcext:value-type="float">
            <text:p>4,4375</text:p>
          </table:table-cell>
          <table:table-cell table:style-name="ce6" table:formula="of:=SIN([.A80])" office:value-type="float" office:value="-0.943622192300962" calcext:value-type="float">
            <text:p>-0,943622192300962</text:p>
          </table:table-cell>
          <table:table-cell table:style-name="ce6" table:formula="of:=SIN([.B80])" office:value-type="float" office:value="-0.962455338733539" calcext:value-type="float">
            <text:p>-0,962455338733539</text:p>
          </table:table-cell>
          <table:table-cell table:style-name="ce6" table:formula="of:=([.D80]-[.C80])/[.$D$2]" office:value-type="float" office:value="-0.301330342921231" calcext:value-type="float">
            <text:p>-0,301330342921231</text:p>
          </table:table-cell>
          <table:table-cell table:number-columns-repeated="1019"/>
        </table:table-row>
        <table:table-row table:style-name="ro3">
          <table:table-cell table:style-name="ce4" table:formula="of:=[.A80]+0.125" office:value-type="float" office:value="4.5" calcext:value-type="float">
            <text:p>4,5</text:p>
          </table:table-cell>
          <table:table-cell table:style-name="ce6" table:formula="of:=[.A81]+[.$D$2]" office:value-type="float" office:value="4.5625" calcext:value-type="float">
            <text:p>4,5625</text:p>
          </table:table-cell>
          <table:table-cell table:style-name="ce6" table:formula="of:=SIN([.A81])" office:value-type="float" office:value="-0.977530117665097" calcext:value-type="float">
            <text:p>-0,977530117665097</text:p>
          </table:table-cell>
          <table:table-cell table:style-name="ce6" table:formula="of:=SIN([.B81])" office:value-type="float" office:value="-0.988787662406511" calcext:value-type="float">
            <text:p>-0,988787662406511</text:p>
          </table:table-cell>
          <table:table-cell table:style-name="ce6" table:formula="of:=([.D81]-[.C81])/[.$D$2]" office:value-type="float" office:value="-0.180120715862621" calcext:value-type="float">
            <text:p>-0,180120715862621</text:p>
          </table:table-cell>
          <table:table-cell table:number-columns-repeated="1019"/>
        </table:table-row>
        <table:table-row table:style-name="ro3">
          <table:table-cell table:style-name="ce4" table:formula="of:=[.A81]+0.125" office:value-type="float" office:value="4.625" calcext:value-type="float">
            <text:p>4,625</text:p>
          </table:table-cell>
          <table:table-cell table:style-name="ce6" table:formula="of:=[.A82]+[.$D$2]" office:value-type="float" office:value="4.6875" calcext:value-type="float">
            <text:p>4,6875</text:p>
          </table:table-cell>
          <table:table-cell table:style-name="ce6" table:formula="of:=SIN([.A82])" office:value-type="float" office:value="-0.996184012486479" calcext:value-type="float">
            <text:p>-0,996184012486479</text:p>
          </table:table-cell>
          <table:table-cell table:style-name="ce6" table:formula="of:=SIN([.B82])" office:value-type="float" office:value="-0.999690285316223" calcext:value-type="float">
            <text:p>-0,999690285316223</text:p>
          </table:table-cell>
          <table:table-cell table:style-name="ce6" table:formula="of:=([.D82]-[.C82])/[.$D$2]" office:value-type="float" office:value="-0.0561003652759062" calcext:value-type="float">
            <text:p>-0,056100365275906</text:p>
          </table:table-cell>
          <table:table-cell table:number-columns-repeated="1019"/>
        </table:table-row>
        <table:table-row table:style-name="ro3">
          <table:table-cell table:style-name="ce4" table:formula="of:=[.A82]+0.125" office:value-type="float" office:value="4.75" calcext:value-type="float">
            <text:p>4,75</text:p>
          </table:table-cell>
          <table:table-cell table:style-name="ce6" table:formula="of:=[.A83]+[.$D$2]" office:value-type="float" office:value="4.8125" calcext:value-type="float">
            <text:p>4,8125</text:p>
          </table:table-cell>
          <table:table-cell table:style-name="ce6" table:formula="of:=SIN([.A83])" office:value-type="float" office:value="-0.999292788975378" calcext:value-type="float">
            <text:p>-0,999292788975378</text:p>
          </table:table-cell>
          <table:table-cell table:style-name="ce6" table:formula="of:=SIN([.B83])" office:value-type="float" office:value="-0.994993075678648" calcext:value-type="float">
            <text:p>-0,994993075678648</text:p>
          </table:table-cell>
          <table:table-cell table:style-name="ce6" table:formula="of:=([.D83]-[.C83])/[.$D$2]" office:value-type="float" office:value="0.0687954127476864" calcext:value-type="float">
            <text:p>0,068795412747687</text:p>
          </table:table-cell>
          <table:table-cell table:number-columns-repeated="1019"/>
        </table:table-row>
        <table:table-row table:style-name="ro3">
          <table:table-cell table:style-name="ce4" table:formula="of:=[.A83]+0.125" office:value-type="float" office:value="4.875" calcext:value-type="float">
            <text:p>4,875</text:p>
          </table:table-cell>
          <table:table-cell table:style-name="ce6" table:formula="of:=[.A84]+[.$D$2]" office:value-type="float" office:value="4.9375" calcext:value-type="float">
            <text:p>4,9375</text:p>
          </table:table-cell>
          <table:table-cell table:style-name="ce6" table:formula="of:=SIN([.A84])" office:value-type="float" office:value="-0.986807935714441" calcext:value-type="float">
            <text:p>-0,986807935714441</text:p>
          </table:table-cell>
          <table:table-cell table:style-name="ce6" table:formula="of:=SIN([.B84])" office:value-type="float" office:value="-0.974769331879155" calcext:value-type="float">
            <text:p>-0,974769331879155</text:p>
          </table:table-cell>
          <table:table-cell table:style-name="ce6" table:formula="of:=([.D84]-[.C84])/[.$D$2]" office:value-type="float" office:value="0.192617661364572" calcext:value-type="float">
            <text:p>0,192617661364572</text:p>
          </table:table-cell>
          <table:table-cell table:number-columns-repeated="1019"/>
        </table:table-row>
        <table:table-row table:style-name="ro3">
          <table:table-cell table:style-name="ce5" table:formula="of:=[.A84]+0.125" office:value-type="float" office:value="5" calcext:value-type="float">
            <text:p>5</text:p>
          </table:table-cell>
          <table:table-cell table:style-name="ce7" table:formula="of:=[.A85]+[.$D$2]" office:value-type="float" office:value="5.0625" calcext:value-type="float">
            <text:p>5,0625</text:p>
          </table:table-cell>
          <table:table-cell table:style-name="ce7" table:formula="of:=SIN([.A85])" office:value-type="float" office:value="-0.958924274663139" calcext:value-type="float">
            <text:p>-0,958924274663139</text:p>
          </table:table-cell>
          <table:table-cell table:style-name="ce7" table:formula="of:=SIN([.B85])" office:value-type="float" office:value="-0.939334638675732" calcext:value-type="float">
            <text:p>-0,939334638675732</text:p>
          </table:table-cell>
          <table:table-cell table:style-name="ce7" table:formula="of:=([.D85]-[.C85])/[.$D$2]" office:value-type="float" office:value="0.313434175798509" calcext:value-type="float">
            <text:p>0,313434175798509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 style:data-style-name="N2" text:time-value="12:48:26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1-25T13:14:58.812000000</dc:date>
    <meta:editing-duration>PT3M37S</meta:editing-duration>
    <meta:editing-cycles>1</meta:editing-cycles>
    <meta:document-statistic meta:table-count="3" meta:cell-count="123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0" chart:maximum="10" chart:origin="0" chart:interval-major="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42cm" svg:height="18.798cm" xlink:href=".." xlink:type="simple" chart:class="chart:scatter" chart:style-name="ch1">
        <chart:plot-area chart:style-name="ch2" table:cell-range-address="Sheet1.A5:Sheet1.A85 Sheet1.C5:Sheet1.C85 Sheet1.E5:Sheet1.E85" svg:x="0.668cm" svg:y="0.375cm" svg:width="32.084cm" svg:height="18.048cm">
          <chartooo:coordinate-region svg:x="0.906cm" svg:y="0.574cm" svg:width="31.659cm" svg:height="17.6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85" chart:class="chart:scatter">
            <chart:domain table:cell-range-address="Sheet1.A5:Sheet1.A85"/>
            <chart:data-point chart:repeated="81"/>
          </chart:series>
          <chart:series chart:style-name="ch7" chart:values-cell-range-address="Sheet1.E5:Sheet1.E85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A5:Sheet1.A85</svg:desc>
                </draw:g>
              </table:table-cell>
              <table:table-cell office:value-type="float" office:value="25">
                <text:p>25</text:p>
                <draw:g>
                  <svg:desc>Sheet1.C5:Sheet1.C85</svg:desc>
                </draw:g>
              </table:table-cell>
              <table:table-cell office:value-type="float" office:value="-9.9375">
                <text:p>-9.9375</text:p>
                <draw:g>
                  <svg:desc>Sheet1.E5:Sheet1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23.765625">
                <text:p>23.765625</text:p>
              </table:table-cell>
              <table:table-cell office:value-type="float" office:value="-9.6875">
                <text:p>-9.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22.5625">
                <text:p>22.5625</text:p>
              </table:table-cell>
              <table:table-cell office:value-type="float" office:value="-9.4375">
                <text:p>-9.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21.390625">
                <text:p>21.390625</text:p>
              </table:table-cell>
              <table:table-cell office:value-type="float" office:value="-9.1875">
                <text:p>-9.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20.25">
                <text:p>20.25</text:p>
              </table:table-cell>
              <table:table-cell office:value-type="float" office:value="-8.9375">
                <text:p>-8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19.140625">
                <text:p>19.140625</text:p>
              </table:table-cell>
              <table:table-cell office:value-type="float" office:value="-8.6875">
                <text:p>-8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18.0625">
                <text:p>18.0625</text:p>
              </table:table-cell>
              <table:table-cell office:value-type="float" office:value="-8.4375">
                <text:p>-8.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17.015625">
                <text:p>17.015625</text:p>
              </table:table-cell>
              <table:table-cell office:value-type="float" office:value="-8.1875">
                <text:p>-8.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  <table:table-cell office:value-type="float" office:value="-7.9375">
                <text:p>-7.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15.015625">
                <text:p>15.015625</text:p>
              </table:table-cell>
              <table:table-cell office:value-type="float" office:value="-7.6875">
                <text:p>-7.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14.0625">
                <text:p>14.0625</text:p>
              </table:table-cell>
              <table:table-cell office:value-type="float" office:value="-7.4375">
                <text:p>-7.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13.140625">
                <text:p>13.140625</text:p>
              </table:table-cell>
              <table:table-cell office:value-type="float" office:value="-7.1875">
                <text:p>-7.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12.25">
                <text:p>12.25</text:p>
              </table:table-cell>
              <table:table-cell office:value-type="float" office:value="-6.9375">
                <text:p>-6.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11.390625">
                <text:p>11.390625</text:p>
              </table:table-cell>
              <table:table-cell office:value-type="float" office:value="-6.6875">
                <text:p>-6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10.5625">
                <text:p>10.5625</text:p>
              </table:table-cell>
              <table:table-cell office:value-type="float" office:value="-6.4375">
                <text:p>-6.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9.765625">
                <text:p>9.765625</text:p>
              </table:table-cell>
              <table:table-cell office:value-type="float" office:value="-6.1875">
                <text:p>-6.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  <table:table-cell office:value-type="float" office:value="-5.9375">
                <text:p>-5.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8.265625">
                <text:p>8.265625</text:p>
              </table:table-cell>
              <table:table-cell office:value-type="float" office:value="-5.6875">
                <text:p>-5.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7.5625">
                <text:p>7.5625</text:p>
              </table:table-cell>
              <table:table-cell office:value-type="float" office:value="-5.4375">
                <text:p>-5.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6.890625">
                <text:p>6.890625</text:p>
              </table:table-cell>
              <table:table-cell office:value-type="float" office:value="-5.1875">
                <text:p>-5.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6.25">
                <text:p>6.25</text:p>
              </table:table-cell>
              <table:table-cell office:value-type="float" office:value="-4.9375">
                <text:p>-4.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5.640625">
                <text:p>5.640625</text:p>
              </table:table-cell>
              <table:table-cell office:value-type="float" office:value="-4.6875">
                <text:p>-4.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5.0625">
                <text:p>5.0625</text:p>
              </table:table-cell>
              <table:table-cell office:value-type="float" office:value="-4.4375">
                <text:p>-4.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4.515625">
                <text:p>4.515625</text:p>
              </table:table-cell>
              <table:table-cell office:value-type="float" office:value="-4.1875">
                <text:p>-4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3.9375">
                <text:p>-3.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3.515625">
                <text:p>3.515625</text:p>
              </table:table-cell>
              <table:table-cell office:value-type="float" office:value="-3.6875">
                <text:p>-3.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3.0625">
                <text:p>3.0625</text:p>
              </table:table-cell>
              <table:table-cell office:value-type="float" office:value="-3.4375">
                <text:p>-3.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2.640625">
                <text:p>2.640625</text:p>
              </table:table-cell>
              <table:table-cell office:value-type="float" office:value="-3.1875">
                <text:p>-3.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2.25">
                <text:p>2.25</text:p>
              </table:table-cell>
              <table:table-cell office:value-type="float" office:value="-2.9375">
                <text:p>-2.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1.890625">
                <text:p>1.890625</text:p>
              </table:table-cell>
              <table:table-cell office:value-type="float" office:value="-2.6875">
                <text:p>-2.6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1.5625">
                <text:p>1.5625</text:p>
              </table:table-cell>
              <table:table-cell office:value-type="float" office:value="-2.4375">
                <text:p>-2.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1.265625">
                <text:p>1.265625</text:p>
              </table:table-cell>
              <table:table-cell office:value-type="float" office:value="-2.1875">
                <text:p>-2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.9375">
                <text:p>-1.9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0.765625">
                <text:p>0.765625</text:p>
              </table:table-cell>
              <table:table-cell office:value-type="float" office:value="-1.6875">
                <text:p>-1.6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0.5625">
                <text:p>0.5625</text:p>
              </table:table-cell>
              <table:table-cell office:value-type="float" office:value="-1.4375">
                <text:p>-1.4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0.390625">
                <text:p>0.390625</text:p>
              </table:table-cell>
              <table:table-cell office:value-type="float" office:value="-1.1875">
                <text:p>-1.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0.140625">
                <text:p>0.140625</text:p>
              </table:table-cell>
              <table:table-cell office:value-type="float" office:value="-0.6875">
                <text:p>-0.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0.0625">
                <text:p>0.0625</text:p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0.015625">
                <text:p>0.015625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0.015625">
                <text:p>0.0156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0.0625">
                <text:p>0.06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0.140625">
                <text:p>0.14062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0.390625">
                <text:p>0.390625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0.5625">
                <text:p>0.56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0.765625">
                <text:p>0.765625</text:p>
              </table:table-cell>
              <table:table-cell office:value-type="float" office:value="1.8125">
                <text:p>1.8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1.265625">
                <text:p>1.265625</text:p>
              </table:table-cell>
              <table:table-cell office:value-type="float" office:value="2.3125">
                <text:p>2.3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1.5625">
                <text:p>1.5625</text:p>
              </table:table-cell>
              <table:table-cell office:value-type="float" office:value="2.5625">
                <text:p>2.5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1.890625">
                <text:p>1.890625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2.25">
                <text:p>2.2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2.640625">
                <text:p>2.640625</text:p>
              </table:table-cell>
              <table:table-cell office:value-type="float" office:value="3.3125">
                <text:p>3.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3.0625">
                <text:p>3.0625</text:p>
              </table:table-cell>
              <table:table-cell office:value-type="float" office:value="3.5625">
                <text:p>3.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3.515625">
                <text:p>3.515625</text:p>
              </table:table-cell>
              <table:table-cell office:value-type="float" office:value="3.8125">
                <text:p>3.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4.515625">
                <text:p>4.515625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5.0625">
                <text:p>5.0625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5.640625">
                <text:p>5.640625</text:p>
              </table:table-cell>
              <table:table-cell office:value-type="float" office:value="4.8125">
                <text:p>4.8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6.25">
                <text:p>6.25</text:p>
              </table:table-cell>
              <table:table-cell office:value-type="float" office:value="5.0625">
                <text:p>5.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6.890625">
                <text:p>6.890625</text:p>
              </table:table-cell>
              <table:table-cell office:value-type="float" office:value="5.3125">
                <text:p>5.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7.5625">
                <text:p>7.5625</text:p>
              </table:table-cell>
              <table:table-cell office:value-type="float" office:value="5.5625">
                <text:p>5.5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8.265625">
                <text:p>8.265625</text:p>
              </table:table-cell>
              <table:table-cell office:value-type="float" office:value="5.8125">
                <text:p>5.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.0625">
                <text:p>6.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9.765625">
                <text:p>9.765625</text:p>
              </table:table-cell>
              <table:table-cell office:value-type="float" office:value="6.3125">
                <text:p>6.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10.5625">
                <text:p>10.5625</text:p>
              </table:table-cell>
              <table:table-cell office:value-type="float" office:value="6.5625">
                <text:p>6.5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11.390625">
                <text:p>11.390625</text:p>
              </table:table-cell>
              <table:table-cell office:value-type="float" office:value="6.8125">
                <text:p>6.8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12.25">
                <text:p>12.25</text:p>
              </table:table-cell>
              <table:table-cell office:value-type="float" office:value="7.0625">
                <text:p>7.0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13.140625">
                <text:p>13.140625</text:p>
              </table:table-cell>
              <table:table-cell office:value-type="float" office:value="7.3125">
                <text:p>7.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14.0625">
                <text:p>14.0625</text:p>
              </table:table-cell>
              <table:table-cell office:value-type="float" office:value="7.5625">
                <text:p>7.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15.015625">
                <text:p>15.015625</text:p>
              </table:table-cell>
              <table:table-cell office:value-type="float" office:value="7.8125">
                <text:p>7.8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.0625">
                <text:p>8.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17.015625">
                <text:p>17.015625</text:p>
              </table:table-cell>
              <table:table-cell office:value-type="float" office:value="8.3125">
                <text:p>8.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18.0625">
                <text:p>18.0625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19.140625">
                <text:p>19.140625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20.25">
                <text:p>20.25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21.390625">
                <text:p>21.390625</text:p>
              </table:table-cell>
              <table:table-cell office:value-type="float" office:value="9.3125">
                <text:p>9.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22.5625">
                <text:p>22.5625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23.765625">
                <text:p>23.765625</text:p>
              </table:table-cell>
              <table:table-cell office:value-type="float" office:value="9.8125">
                <text:p>9.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.0625">
                <text:p>10.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18cm" svg:height="18.853cm" xlink:href=".." xlink:type="simple" chart:class="chart:scatter" chart:style-name="ch1">
        <chart:plot-area chart:style-name="ch2" table:cell-range-address="Foglio2.A5:Foglio2.A85 Foglio2.C5:Foglio2.C85 Foglio2.E5:Foglio2.E85" svg:x="0.67cm" svg:y="0.377cm" svg:width="32.178cm" svg:height="18.099cm">
          <chartooo:coordinate-region svg:x="0.816cm" svg:y="0.576cm" svg:width="31.938cm" svg:height="17.7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oglio2.C5:Foglio2.C85" chart:class="chart:scatter">
            <chart:domain table:cell-range-address="Foglio2.A5:Foglio2.A85"/>
            <chart:data-point chart:repeated="81"/>
          </chart:series>
          <chart:series chart:style-name="ch7" chart:values-cell-range-address="Foglio2.E5:Foglio2.E85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Foglio2.A5:Foglio2.A85</svg:desc>
                </draw:g>
              </table:table-cell>
              <table:table-cell office:value-type="float" office:value="-125">
                <text:p>-125</text:p>
                <draw:g>
                  <svg:desc>Foglio2.C5:Foglio2.C85</svg:desc>
                </draw:g>
              </table:table-cell>
              <table:table-cell office:value-type="float" office:value="74.06640625">
                <text:p>74.06640625</text:p>
                <draw:g>
                  <svg:desc>Foglio2.E5:Foglio2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-115.857421875">
                <text:p>-115.857421875</text:p>
              </table:table-cell>
              <table:table-cell office:value-type="float" office:value="70.38671875">
                <text:p>70.386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-107.171875">
                <text:p>-107.171875</text:p>
              </table:table-cell>
              <table:table-cell office:value-type="float" office:value="66.80078125">
                <text:p>66.800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-98.931640625">
                <text:p>-98.931640625</text:p>
              </table:table-cell>
              <table:table-cell office:value-type="float" office:value="63.30859375">
                <text:p>63.30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-91.125">
                <text:p>-91.125</text:p>
              </table:table-cell>
              <table:table-cell office:value-type="float" office:value="59.91015625">
                <text:p>59.910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-83.740234375">
                <text:p>-83.740234375</text:p>
              </table:table-cell>
              <table:table-cell office:value-type="float" office:value="56.60546875">
                <text:p>56.605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-76.765625">
                <text:p>-76.765625</text:p>
              </table:table-cell>
              <table:table-cell office:value-type="float" office:value="53.39453125">
                <text:p>53.3945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-70.189453125">
                <text:p>-70.189453125</text:p>
              </table:table-cell>
              <table:table-cell office:value-type="float" office:value="50.27734375">
                <text:p>50.277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64">
                <text:p>-64</text:p>
              </table:table-cell>
              <table:table-cell office:value-type="float" office:value="47.25390625">
                <text:p>47.2539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-58.185546875">
                <text:p>-58.185546875</text:p>
              </table:table-cell>
              <table:table-cell office:value-type="float" office:value="44.32421875">
                <text:p>44.324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-52.734375">
                <text:p>-52.734375</text:p>
              </table:table-cell>
              <table:table-cell office:value-type="float" office:value="41.48828125">
                <text:p>41.48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-47.634765625">
                <text:p>-47.634765625</text:p>
              </table:table-cell>
              <table:table-cell office:value-type="float" office:value="38.74609375">
                <text:p>38.746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-42.875">
                <text:p>-42.875</text:p>
              </table:table-cell>
              <table:table-cell office:value-type="float" office:value="36.09765625">
                <text:p>36.0976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-38.443359375">
                <text:p>-38.443359375</text:p>
              </table:table-cell>
              <table:table-cell office:value-type="float" office:value="33.54296875">
                <text:p>33.5429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-34.328125">
                <text:p>-34.328125</text:p>
              </table:table-cell>
              <table:table-cell office:value-type="float" office:value="31.08203125">
                <text:p>31.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-30.517578125">
                <text:p>-30.517578125</text:p>
              </table:table-cell>
              <table:table-cell office:value-type="float" office:value="28.71484375">
                <text:p>28.714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-27">
                <text:p>-27</text:p>
              </table:table-cell>
              <table:table-cell office:value-type="float" office:value="26.44140625">
                <text:p>26.441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-23.763671875">
                <text:p>-23.763671875</text:p>
              </table:table-cell>
              <table:table-cell office:value-type="float" office:value="24.26171875">
                <text:p>24.2617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-20.796875">
                <text:p>-20.796875</text:p>
              </table:table-cell>
              <table:table-cell office:value-type="float" office:value="22.17578125">
                <text:p>22.175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-18.087890625">
                <text:p>-18.087890625</text:p>
              </table:table-cell>
              <table:table-cell office:value-type="float" office:value="20.18359375">
                <text:p>20.1835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15.625">
                <text:p>-15.625</text:p>
              </table:table-cell>
              <table:table-cell office:value-type="float" office:value="18.28515625">
                <text:p>18.2851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-13.396484375">
                <text:p>-13.396484375</text:p>
              </table:table-cell>
              <table:table-cell office:value-type="float" office:value="16.48046875">
                <text:p>16.4804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-11.390625">
                <text:p>-11.390625</text:p>
              </table:table-cell>
              <table:table-cell office:value-type="float" office:value="14.76953125">
                <text:p>14.7695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-9.595703125">
                <text:p>-9.595703125</text:p>
              </table:table-cell>
              <table:table-cell office:value-type="float" office:value="13.15234375">
                <text:p>13.1523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-8">
                <text:p>-8</text:p>
              </table:table-cell>
              <table:table-cell office:value-type="float" office:value="11.62890625">
                <text:p>11.628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-6.591796875">
                <text:p>-6.591796875</text:p>
              </table:table-cell>
              <table:table-cell office:value-type="float" office:value="10.19921875">
                <text:p>10.1992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-5.359375">
                <text:p>-5.359375</text:p>
              </table:table-cell>
              <table:table-cell office:value-type="float" office:value="8.86328125">
                <text:p>8.86328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-4.291015625">
                <text:p>-4.291015625</text:p>
              </table:table-cell>
              <table:table-cell office:value-type="float" office:value="7.62109375">
                <text:p>7.62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-3.375">
                <text:p>-3.375</text:p>
              </table:table-cell>
              <table:table-cell office:value-type="float" office:value="6.47265625">
                <text:p>6.4726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-2.599609375">
                <text:p>-2.599609375</text:p>
              </table:table-cell>
              <table:table-cell office:value-type="float" office:value="5.41796875">
                <text:p>5.41796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-1.953125">
                <text:p>-1.953125</text:p>
              </table:table-cell>
              <table:table-cell office:value-type="float" office:value="4.45703125">
                <text:p>4.457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-1.423828125">
                <text:p>-1.423828125</text:p>
              </table:table-cell>
              <table:table-cell office:value-type="float" office:value="3.58984375">
                <text:p>3.5898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.81640625">
                <text:p>2.81640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-0.669921875">
                <text:p>-0.669921875</text:p>
              </table:table-cell>
              <table:table-cell office:value-type="float" office:value="2.13671875">
                <text:p>2.13671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-0.421875">
                <text:p>-0.421875</text:p>
              </table:table-cell>
              <table:table-cell office:value-type="float" office:value="1.55078125">
                <text:p>1.55078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-0.244140625">
                <text:p>-0.244140625</text:p>
              </table:table-cell>
              <table:table-cell office:value-type="float" office:value="1.05859375">
                <text:p>1.0585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-0.125">
                <text:p>-0.125</text:p>
              </table:table-cell>
              <table:table-cell office:value-type="float" office:value="0.66015625">
                <text:p>0.6601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-0.052734375">
                <text:p>-0.052734375</text:p>
              </table:table-cell>
              <table:table-cell office:value-type="float" office:value="0.35546875">
                <text:p>0.3554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-0.015625">
                <text:p>-0.015625</text:p>
              </table:table-cell>
              <table:table-cell office:value-type="float" office:value="0.14453125">
                <text:p>0.1445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-0.001953125">
                <text:p>-0.001953125</text:p>
              </table:table-cell>
              <table:table-cell office:value-type="float" office:value="0.02734375">
                <text:p>0.0273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7421875">
                <text:p>0.074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0.015625">
                <text:p>0.015625</text:p>
              </table:table-cell>
              <table:table-cell office:value-type="float" office:value="0.23828125">
                <text:p>0.23828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.49609375">
                <text:p>0.49609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84765625">
                <text:p>0.8476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0.244140625">
                <text:p>0.244140625</text:p>
              </table:table-cell>
              <table:table-cell office:value-type="float" office:value="1.29296875">
                <text:p>1.2929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0.421875">
                <text:p>0.421875</text:p>
              </table:table-cell>
              <table:table-cell office:value-type="float" office:value="1.83203125">
                <text:p>1.8320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2.46484375">
                <text:p>2.4648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19140625">
                <text:p>3.1914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1.423828125">
                <text:p>1.423828125</text:p>
              </table:table-cell>
              <table:table-cell office:value-type="float" office:value="4.01171875">
                <text:p>4.01171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1.953125">
                <text:p>1.953125</text:p>
              </table:table-cell>
              <table:table-cell office:value-type="float" office:value="4.92578125">
                <text:p>4.9257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2.599609375">
                <text:p>2.599609375</text:p>
              </table:table-cell>
              <table:table-cell office:value-type="float" office:value="5.93359375">
                <text:p>5.9335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3.375">
                <text:p>3.375</text:p>
              </table:table-cell>
              <table:table-cell office:value-type="float" office:value="7.03515625">
                <text:p>7.0351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4.291015625">
                <text:p>4.291015625</text:p>
              </table:table-cell>
              <table:table-cell office:value-type="float" office:value="8.23046875">
                <text:p>8.2304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5.359375">
                <text:p>5.359375</text:p>
              </table:table-cell>
              <table:table-cell office:value-type="float" office:value="9.51953125">
                <text:p>9.5195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6.591796875">
                <text:p>6.591796875</text:p>
              </table:table-cell>
              <table:table-cell office:value-type="float" office:value="10.90234375">
                <text:p>10.9023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37890625">
                <text:p>12.3789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9.595703125">
                <text:p>9.595703125</text:p>
              </table:table-cell>
              <table:table-cell office:value-type="float" office:value="13.94921875">
                <text:p>13.94921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11.390625">
                <text:p>11.390625</text:p>
              </table:table-cell>
              <table:table-cell office:value-type="float" office:value="15.61328125">
                <text:p>15.613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13.396484375">
                <text:p>13.396484375</text:p>
              </table:table-cell>
              <table:table-cell office:value-type="float" office:value="17.37109375">
                <text:p>17.3710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15.625">
                <text:p>15.625</text:p>
              </table:table-cell>
              <table:table-cell office:value-type="float" office:value="19.22265625">
                <text:p>19.2226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18.087890625">
                <text:p>18.087890625</text:p>
              </table:table-cell>
              <table:table-cell office:value-type="float" office:value="21.16796875">
                <text:p>21.16796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20.796875">
                <text:p>20.796875</text:p>
              </table:table-cell>
              <table:table-cell office:value-type="float" office:value="23.20703125">
                <text:p>23.2070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23.763671875">
                <text:p>23.763671875</text:p>
              </table:table-cell>
              <table:table-cell office:value-type="float" office:value="25.33984375">
                <text:p>25.3398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7.56640625">
                <text:p>27.5664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30.517578125">
                <text:p>30.517578125</text:p>
              </table:table-cell>
              <table:table-cell office:value-type="float" office:value="29.88671875">
                <text:p>29.88671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34.328125">
                <text:p>34.328125</text:p>
              </table:table-cell>
              <table:table-cell office:value-type="float" office:value="32.30078125">
                <text:p>32.3007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38.443359375">
                <text:p>38.443359375</text:p>
              </table:table-cell>
              <table:table-cell office:value-type="float" office:value="34.80859375">
                <text:p>34.8085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42.875">
                <text:p>42.875</text:p>
              </table:table-cell>
              <table:table-cell office:value-type="float" office:value="37.41015625">
                <text:p>37.41015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47.634765625">
                <text:p>47.634765625</text:p>
              </table:table-cell>
              <table:table-cell office:value-type="float" office:value="40.10546875">
                <text:p>40.105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52.734375">
                <text:p>52.734375</text:p>
              </table:table-cell>
              <table:table-cell office:value-type="float" office:value="42.89453125">
                <text:p>42.8945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58.185546875">
                <text:p>58.185546875</text:p>
              </table:table-cell>
              <table:table-cell office:value-type="float" office:value="45.77734375">
                <text:p>45.77734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48.75390625">
                <text:p>48.7539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70.189453125">
                <text:p>70.189453125</text:p>
              </table:table-cell>
              <table:table-cell office:value-type="float" office:value="51.82421875">
                <text:p>51.82421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76.765625">
                <text:p>76.765625</text:p>
              </table:table-cell>
              <table:table-cell office:value-type="float" office:value="54.98828125">
                <text:p>54.98828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83.740234375">
                <text:p>83.740234375</text:p>
              </table:table-cell>
              <table:table-cell office:value-type="float" office:value="58.24609375">
                <text:p>58.2460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91.125">
                <text:p>91.125</text:p>
              </table:table-cell>
              <table:table-cell office:value-type="float" office:value="61.59765625">
                <text:p>61.5976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98.931640625">
                <text:p>98.931640625</text:p>
              </table:table-cell>
              <table:table-cell office:value-type="float" office:value="65.04296875">
                <text:p>65.0429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107.171875">
                <text:p>107.171875</text:p>
              </table:table-cell>
              <table:table-cell office:value-type="float" office:value="68.58203125">
                <text:p>68.5820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115.857421875">
                <text:p>115.857421875</text:p>
              </table:table-cell>
              <table:table-cell office:value-type="float" office:value="72.21484375">
                <text:p>72.21484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75.94140625">
                <text:p>75.9414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303cm" svg:height="19.295cm" xlink:href=".." xlink:type="simple" chart:class="chart:scatter" chart:style-name="ch1">
        <chart:plot-area chart:style-name="ch2" table:cell-range-address="Foglio3.A5:Foglio3.A85 Foglio3.C5:Foglio3.C85 Foglio3.E5:Foglio3.E85" svg:x="0.686cm" svg:y="0.385cm" svg:width="32.931cm" svg:height="18.525cm">
          <chartooo:coordinate-region svg:x="0.832cm" svg:y="0.584cm" svg:width="32.691cm" svg:height="18.1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oglio3.C5:Foglio3.C85" chart:class="chart:scatter">
            <chart:domain table:cell-range-address="Foglio3.A5:Foglio3.A85"/>
            <chart:data-point chart:repeated="81"/>
          </chart:series>
          <chart:series chart:style-name="ch7" chart:values-cell-range-address="Foglio3.E5:Foglio3.E85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Foglio3.A5:Foglio3.A85</svg:desc>
                </draw:g>
              </table:table-cell>
              <table:table-cell office:value-type="float" office:value="0.958924274663139">
                <text:p>0.958924274663139</text:p>
                <draw:g>
                  <svg:desc>Foglio3.C5:Foglio3.C85</svg:desc>
                </draw:g>
              </table:table-cell>
              <table:table-cell office:value-type="float" office:value="0.253520915456271">
                <text:p>0.253520915456271</text:p>
                <draw:g>
                  <svg:desc>Foglio3.E5:Foglio3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0.986807935714441">
                <text:p>0.986807935714441</text:p>
              </table:table-cell>
              <table:table-cell office:value-type="float" office:value="0.130962239427303">
                <text:p>0.130962239427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0.999292788975378">
                <text:p>0.999292788975378</text:p>
              </table:table-cell>
              <table:table-cell office:value-type="float" office:value="0.00635994145352647">
                <text:p>0.00635994145352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0.996184012486479">
                <text:p>0.996184012486479</text:p>
              </table:table-cell>
              <table:table-cell office:value-type="float" office:value="-0.118341601279495">
                <text:p>-0.118341601279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0.977530117665097">
                <text:p>0.977530117665097</text:p>
              </table:table-cell>
              <table:table-cell office:value-type="float" office:value="-0.241196462904922">
                <text:p>-0.241196462904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0.943622192300962">
                <text:p>0.943622192300962</text:p>
              </table:table-cell>
              <table:table-cell office:value-type="float" office:value="-0.360287534396964">
                <text:p>-0.360287534396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0.894989358228584">
                <text:p>0.894989358228584</text:p>
              </table:table-cell>
              <table:table-cell office:value-type="float" office:value="-0.473756439416025">
                <text:p>-0.473756439416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0.832390514557987">
                <text:p>0.832390514557987</text:p>
              </table:table-cell>
              <table:table-cell office:value-type="float" office:value="-0.579832533649944">
                <text:p>-0.579832533649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0.756802495307928">
                <text:p>0.756802495307928</text:p>
              </table:table-cell>
              <table:table-cell office:value-type="float" office:value="-0.676860535126265">
                <text:p>-0.676860535126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0.669404826237736">
                <text:p>0.669404826237736</text:p>
              </table:table-cell>
              <table:table-cell office:value-type="float" office:value="-0.763326354333808">
                <text:p>-0.763326354333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0.571561318742344">
                <text:p>0.571561318742344</text:p>
              </table:table-cell>
              <table:table-cell office:value-type="float" office:value="-0.83788072108308">
                <text:p>-0.83788072108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0.464798788031609">
                <text:p>0.464798788031609</text:p>
              </table:table-cell>
              <table:table-cell office:value-type="float" office:value="-0.899360239416311">
                <text:p>-0.899360239416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0.35078322768962">
                <text:p>0.35078322768962</text:p>
              </table:table-cell>
              <table:table-cell office:value-type="float" office:value="-0.946805542012271">
                <text:p>-0.946805542012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0.231293812402022">
                <text:p>0.231293812402022</text:p>
              </table:table-cell>
              <table:table-cell office:value-type="float" office:value="-0.97947626079244">
                <text:p>-0.97947626079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0.108195134530108">
                <text:p>0.108195134530108</text:p>
              </table:table-cell>
              <table:table-cell office:value-type="float" office:value="-0.996862580117259">
                <text:p>-0.996862580117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-0.0165918922293479">
                <text:p>-0.0165918922293479</text:p>
              </table:table-cell>
              <table:table-cell office:value-type="float" office:value="-0.998693192288668">
                <text:p>-0.998693192288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-0.141120008059867">
                <text:p>-0.141120008059867</text:p>
              </table:table-cell>
              <table:table-cell office:value-type="float" office:value="-0.984939531215998">
                <text:p>-0.984939531215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-0.263445993363421">
                <text:p>-0.263445993363421</text:p>
              </table:table-cell>
              <table:table-cell office:value-type="float" office:value="-0.955816218180257">
                <text:p>-0.955816218180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-0.381660992052332">
                <text:p>-0.381660992052332</text:p>
              </table:table-cell>
              <table:table-cell office:value-type="float" office:value="-0.911777712740822">
                <text:p>-0.911777712740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-0.493920298610089">
                <text:p>-0.493920298610089</text:p>
              </table:table-cell>
              <table:table-cell office:value-type="float" office:value="-0.853511221046017">
                <text:p>-0.853511221046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0.598472144103956">
                <text:p>-0.598472144103956</text:p>
              </table:table-cell>
              <table:table-cell office:value-type="float" office:value="-0.781925972211008">
                <text:p>-0.781925972211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-0.693685031953272">
                <text:p>-0.693685031953272</text:p>
              </table:table-cell>
              <table:table-cell office:value-type="float" office:value="-0.698139030101554">
                <text:p>-0.698139030101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-0.778073196887921">
                <text:p>-0.778073196887921</text:p>
              </table:table-cell>
              <table:table-cell office:value-type="float" office:value="-0.603457861926012">
                <text:p>-0.603457861926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-0.850319789818452">
                <text:p>-0.850319789818452</text:p>
              </table:table-cell>
              <table:table-cell office:value-type="float" office:value="-0.499359935646819">
                <text:p>-0.499359935646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-0.909297426825682">
                <text:p>-0.909297426825682</text:p>
              </table:table-cell>
              <table:table-cell office:value-type="float" office:value="-0.387469664587112">
                <text:p>-0.387469664587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-0.954085781609694">
                <text:p>-0.954085781609694</text:p>
              </table:table-cell>
              <table:table-cell office:value-type="float" office:value="-0.269533059004107">
                <text:p>-0.269533059004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-0.983985946873937">
                <text:p>-0.983985946873937</text:p>
              </table:table-cell>
              <table:table-cell office:value-type="float" office:value="-0.147390480183008">
                <text:p>-0.147390480183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-0.998531340539832">
                <text:p>-0.998531340539832</text:p>
              </table:table-cell>
              <table:table-cell office:value-type="float" office:value="-0.0229479222146765">
                <text:p>-0.0229479222146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-0.997494986604055">
                <text:p>-0.997494986604055</text:p>
              </table:table-cell>
              <table:table-cell office:value-type="float" office:value="0.101852730404685">
                <text:p>0.101852730404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-0.980893057023156">
                <text:p>-0.980893057023156</text:p>
              </table:table-cell>
              <table:table-cell office:value-type="float" office:value="0.225064005231607">
                <text:p>0.225064005231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-0.948984619355586">
                <text:p>-0.948984619355586</text:p>
              </table:table-cell>
              <table:table-cell office:value-type="float" office:value="0.344763231531497">
                <text:p>0.3447632315314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-0.902267594099095">
                <text:p>-0.902267594099095</text:p>
              </table:table-cell>
              <table:table-cell office:value-type="float" office:value="0.459082542912384">
                <text:p>0.459082542912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-0.841470984807896">
                <text:p>-0.841470984807896</text:p>
              </table:table-cell>
              <table:table-cell office:value-type="float" office:value="0.566238024755256">
                <text:p>0.566238024755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-0.767543502236027">
                <text:p>-0.767543502236027</text:p>
              </table:table-cell>
              <table:table-cell office:value-type="float" office:value="0.664557551605032">
                <text:p>0.664557551605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-0.681638760023334">
                <text:p>-0.681638760023334</text:p>
              </table:table-cell>
              <table:table-cell office:value-type="float" office:value="0.752506880129037">
                <text:p>0.752506880129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-0.585097272940462">
                <text:p>-0.585097272940462</text:p>
              </table:table-cell>
              <table:table-cell office:value-type="float" office:value="0.828713590471073">
                <text:p>0.828713590471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-0.479425538604203">
                <text:p>-0.479425538604203</text:p>
              </table:table-cell>
              <table:table-cell office:value-type="float" office:value="0.89198850240424">
                <text:p>0.89198850240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-0.366272529086048">
                <text:p>-0.366272529086048</text:p>
              </table:table-cell>
              <table:table-cell office:value-type="float" office:value="0.941344232090668">
                <text:p>0.941344232090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-0.247403959254523">
                <text:p>-0.247403959254523</text:p>
              </table:table-cell>
              <table:table-cell office:value-type="float" office:value="0.976010599876049">
                <text:p>0.976010599876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-0.124674733385228">
                <text:p>-0.124674733385228</text:p>
              </table:table-cell>
              <table:table-cell office:value-type="float" office:value="0.99544664868556">
                <text:p>0.99544664868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9349085478083">
                <text:p>0.999349085478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0.124674733385228">
                <text:p>0.124674733385228</text:p>
              </table:table-cell>
              <table:table-cell office:value-type="float" office:value="0.987657014032675">
                <text:p>0.987657014032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0.247403959254523">
                <text:p>0.247403959254523</text:p>
              </table:table-cell>
              <table:table-cell office:value-type="float" office:value="0.960552885213727">
                <text:p>0.960552885213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0.366272529086048">
                <text:p>0.366272529086048</text:p>
              </table:table-cell>
              <table:table-cell office:value-type="float" office:value="0.918459649886247">
                <text:p>0.9184596498862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0.479425538604203">
                <text:p>0.479425538604203</text:p>
              </table:table-cell>
              <table:table-cell office:value-type="float" office:value="0.862034158909074">
                <text:p>0.8620341589090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0.585097272940462">
                <text:p>0.585097272940462</text:p>
              </table:table-cell>
              <table:table-cell office:value-type="float" office:value="0.792156913196914">
                <text:p>0.7921569131969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0.681638760023334">
                <text:p>0.681638760023334</text:p>
              </table:table-cell>
              <table:table-cell office:value-type="float" office:value="0.709918323798055">
                <text:p>0.709918323798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0.767543502236027">
                <text:p>0.767543502236027</text:p>
              </table:table-cell>
              <table:table-cell office:value-type="float" office:value="0.616601696394655">
                <text:p>0.616601696394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0.513663205746795">
                <text:p>0.5136632057467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0.902267594099095">
                <text:p>0.902267594099095</text:p>
              </table:table-cell>
              <table:table-cell office:value-type="float" office:value="0.40270917257236">
                <text:p>0.402709172572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0.948984619355586">
                <text:p>0.948984619355586</text:p>
              </table:table-cell>
              <table:table-cell office:value-type="float" office:value="0.285470997449504">
                <text:p>0.285470997449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0.980893057023156">
                <text:p>0.980893057023156</text:p>
              </table:table-cell>
              <table:table-cell office:value-type="float" office:value="0.163778142889695">
                <text:p>0.163778142889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0.997494986604055">
                <text:p>0.997494986604055</text:p>
              </table:table-cell>
              <table:table-cell office:value-type="float" office:value="0.0395295851871111">
                <text:p>0.0395295851871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0.998531340539832">
                <text:p>0.998531340539832</text:p>
              </table:table-cell>
              <table:table-cell office:value-type="float" office:value="-0.0853358184713073">
                <text:p>-0.0853358184713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0.983985946873937">
                <text:p>0.983985946873937</text:p>
              </table:table-cell>
              <table:table-cell office:value-type="float" office:value="-0.208869585223782">
                <text:p>-0.208869585223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0.954085781609694">
                <text:p>0.954085781609694</text:p>
              </table:table-cell>
              <table:table-cell office:value-type="float" office:value="-0.329144011957082">
                <text:p>-0.3291440119570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.909297426825682">
                <text:p>0.909297426825682</text:p>
              </table:table-cell>
              <table:table-cell office:value-type="float" office:value="-0.444282256468856">
                <text:p>-0.4442822564688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0.850319789818452">
                <text:p>0.850319789818452</text:p>
              </table:table-cell>
              <table:table-cell office:value-type="float" office:value="-0.552487624962481">
                <text:p>-0.552487624962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0.778073196887921">
                <text:p>0.778073196887921</text:p>
              </table:table-cell>
              <table:table-cell office:value-type="float" office:value="-0.652071608852836">
                <text:p>-0.652071608852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0.693685031953272">
                <text:p>0.693685031953272</text:p>
              </table:table-cell>
              <table:table-cell office:value-type="float" office:value="-0.741480233378038">
                <text:p>-0.741480233378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0.598472144103956">
                <text:p>0.598472144103956</text:p>
              </table:table-cell>
              <table:table-cell office:value-type="float" office:value="-0.819318306855859">
                <text:p>-0.8193183068558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0.493920298610089">
                <text:p>0.493920298610089</text:p>
              </table:table-cell>
              <table:table-cell office:value-type="float" office:value="-0.884371192183298">
                <text:p>-0.884371192183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0.381660992052332">
                <text:p>0.381660992052332</text:p>
              </table:table-cell>
              <table:table-cell office:value-type="float" office:value="-0.935623760842318">
                <text:p>-0.935623760842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0.263445993363421">
                <text:p>0.263445993363421</text:p>
              </table:table-cell>
              <table:table-cell office:value-type="float" office:value="-0.972276233640859">
                <text:p>-0.9722762336408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0.141120008059867">
                <text:p>0.141120008059867</text:p>
              </table:table-cell>
              <table:table-cell office:value-type="float" office:value="-0.99375666099964">
                <text:p>-0.993756660999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0.0165918922293479">
                <text:p>0.0165918922293479</text:p>
              </table:table-cell>
              <table:table-cell office:value-type="float" office:value="-0.999729848034042">
                <text:p>-0.9997298480340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-0.108195134530108">
                <text:p>-0.108195134530108</text:p>
              </table:table-cell>
              <table:table-cell office:value-type="float" office:value="-0.990102585158175">
                <text:p>-0.9901025851581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-0.231293812402022">
                <text:p>-0.231293812402022</text:p>
              </table:table-cell>
              <table:table-cell office:value-type="float" office:value="-0.965025102589297">
                <text:p>-0.965025102589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-0.35078322768962">
                <text:p>-0.35078322768962</text:p>
              </table:table-cell>
              <table:table-cell office:value-type="float" office:value="-0.924888726055515">
                <text:p>-0.9248887260555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-0.464798788031609">
                <text:p>-0.464798788031609</text:p>
              </table:table-cell>
              <table:table-cell office:value-type="float" office:value="-0.870319770288677">
                <text:p>-0.8703197702886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-0.571561318742344">
                <text:p>-0.571561318742344</text:p>
              </table:table-cell>
              <table:table-cell office:value-type="float" office:value="-0.802169765592469">
                <text:p>-0.802169765592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-0.669404826237736">
                <text:p>-0.669404826237736</text:p>
              </table:table-cell>
              <table:table-cell office:value-type="float" office:value="-0.721502169996811">
                <text:p>-0.721502169996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-0.756802495307928">
                <text:p>-0.756802495307928</text:p>
              </table:table-cell>
              <table:table-cell office:value-type="float" office:value="-0.629575774351002">
                <text:p>-0.629575774351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-0.832390514557987">
                <text:p>-0.832390514557987</text:p>
              </table:table-cell>
              <table:table-cell office:value-type="float" office:value="-0.527825059313514">
                <text:p>-0.527825059313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-0.894989358228584">
                <text:p>-0.894989358228584</text:p>
              </table:table-cell>
              <table:table-cell office:value-type="float" office:value="-0.4178378107611">
                <text:p>-0.41783781076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-0.943622192300962">
                <text:p>-0.943622192300962</text:p>
              </table:table-cell>
              <table:table-cell office:value-type="float" office:value="-0.301330342921231">
                <text:p>-0.301330342921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-0.977530117665097">
                <text:p>-0.977530117665097</text:p>
              </table:table-cell>
              <table:table-cell office:value-type="float" office:value="-0.180120715862621">
                <text:p>-0.1801207158626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-0.996184012486479">
                <text:p>-0.996184012486479</text:p>
              </table:table-cell>
              <table:table-cell office:value-type="float" office:value="-0.0561003652759062">
                <text:p>-0.05610036527590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-0.999292788975378">
                <text:p>-0.999292788975378</text:p>
              </table:table-cell>
              <table:table-cell office:value-type="float" office:value="0.0687954127476864">
                <text:p>0.0687954127476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-0.986807935714441">
                <text:p>-0.986807935714441</text:p>
              </table:table-cell>
              <table:table-cell office:value-type="float" office:value="0.192617661364572">
                <text:p>0.192617661364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-0.958924274663139">
                <text:p>-0.958924274663139</text:p>
              </table:table-cell>
              <table:table-cell office:value-type="float" office:value="0.313434175798509">
                <text:p>0.3134341757985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